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2484in"/>
    </style:style>
    <style:style style:name="co29" style:family="table-column">
      <style:table-column-properties fo:break-before="auto" style:column-width="1.148in"/>
    </style:style>
    <style:style style:name="co30" style:family="table-column">
      <style:table-column-properties fo:break-before="auto" style:column-width="2.2563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7827in"/>
    </style:style>
    <style:style style:name="co33" style:family="table-column">
      <style:table-column-properties fo:break-before="auto" style:column-width="2.5382in"/>
    </style:style>
    <style:style style:name="co34" style:family="table-column">
      <style:table-column-properties fo:break-before="auto" style:column-width="1.5909in"/>
    </style:style>
    <style:style style:name="co35" style:family="table-column">
      <style:table-column-properties fo:break-before="auto" style:column-width="1.9744in"/>
    </style:style>
    <style:style style:name="co36" style:family="table-column">
      <style:table-column-properties fo:break-before="auto" style:column-width="2.1252in"/>
    </style:style>
    <style:style style:name="co37" style:family="table-column">
      <style:table-column-properties fo:break-before="auto" style:column-width="2.0547in"/>
    </style:style>
    <style:style style:name="co38" style:family="table-column">
      <style:table-column-properties fo:break-before="auto" style:column-width="0.8909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4.2181in" fo:break-before="auto" style:use-optimal-row-height="true"/>
    </style:style>
    <style:style style:name="ro18" style:family="table-row">
      <style:table-row-properties style:row-height="0.771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3626in" fo:break-before="auto" style:use-optimal-row-height="fals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4.52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9437in" fo:break-before="auto" style:use-optimal-row-height="false"/>
    </style:style>
    <style:style style:name="ro28" style:family="table-row">
      <style:table-row-properties style:row-height="0.7252in" fo:break-before="auto" style:use-optimal-row-height="false"/>
    </style:style>
    <style:style style:name="ro29" style:family="table-row">
      <style:table-row-properties style:row-height="1.278in" fo:break-before="auto" style:use-optimal-row-height="false"/>
    </style:style>
    <style:style style:name="ro30" style:family="table-row">
      <style:table-row-properties style:row-height="2.3528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0.3102in" fo:break-before="auto" style:use-optimal-row-height="true"/>
    </style:style>
    <style:style style:name="ro33" style:family="table-row">
      <style:table-row-properties style:row-height="1.15in" fo:break-before="auto" style:use-optimal-row-height="false"/>
    </style:style>
    <style:style style:name="ro34" style:family="table-row">
      <style:table-row-properties style:row-height="0.178in" fo:break-before="auto" style:use-optimal-row-height="true"/>
    </style:style>
    <style:style style:name="ro35" style:family="table-row">
      <style:table-row-properties style:row-height="0.328in" fo:break-before="auto" style:use-optimal-row-height="true"/>
    </style:style>
    <style:style style:name="ro36" style:family="table-row">
      <style:table-row-properties style:row-height="0.4862in" fo:break-before="auto" style:use-optimal-row-height="true"/>
    </style:style>
    <style:style style:name="ro37" style:family="table-row">
      <style:table-row-properties style:row-height="0.2484in" fo:break-before="auto" style:use-optimal-row-height="false"/>
    </style:style>
    <style:style style:name="ro38" style:family="table-row">
      <style:table-row-properties style:row-height="0.4972in" fo:break-before="auto" style:use-optimal-row-height="false"/>
    </style:style>
    <style:style style:name="ro39" style:family="table-row">
      <style:table-row-properties style:row-height="0.4555in" fo:break-before="auto" style:use-optimal-row-height="true"/>
    </style:style>
    <style:style style:name="ro40" style:family="table-row">
      <style:table-row-properties style:row-height="0.4346in" fo:break-before="auto" style:use-optimal-row-height="false"/>
    </style:style>
    <style:style style:name="ro41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Default">
      <style:table-cell-properties fo:wrap-option="wrap"/>
      <style:text-properties style:font-name="Arial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/>
      <style:text-properties fo:color="#000000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font-name="Arial" fo:font-size="10pt"/>
    </style:style>
    <style:style style:name="ce9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style:font-name="Arial" fo:font-size="9pt"/>
    </style:style>
    <style:style style:name="ce99" style:family="table-cell" style:parent-style-name="Default">
      <style:text-properties fo:font-size="9pt"/>
    </style:style>
    <style:style style:name="ce10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name-complex="Tahoma2" style:font-size-complex="11pt"/>
    </style:style>
    <style:style style:name="ce14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4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77" style:family="table-cell" style:parent-style-name="Default">
      <style:text-properties fo:color="#ff0000" fo:font-size="9pt"/>
    </style:style>
    <style:style style:name="ce178" style:family="table-cell" style:parent-style-name="Default">
      <style:text-properties style:use-window-font-color="true" fo:font-size="9pt"/>
    </style:style>
    <style:style style:name="ce179" style:family="table-cell" style:parent-style-name="Default">
      <style:table-cell-properties fo:border="0.0008in solid #000000"/>
      <style:text-properties style:use-window-font-color="true" fo:font-size="9pt"/>
    </style:style>
    <style:style style:name="ce180" style:family="table-cell" style:parent-style-name="Default">
      <style:table-cell-properties fo:border="0.0008in solid #000000"/>
      <style:text-properties fo:font-size="9pt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185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" style:font-size-asian="10pt"/>
    </style:style>
    <style:style style:name="ce18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5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1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/>
      <style:text-properties fo:color="#ff0000" fo:font-size="9pt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1" style:family="table-cell" style:parent-style-name="Default">
      <style:text-properties style:font-name="Arial" fo:font-size="10pt"/>
    </style:style>
    <style:style style:name="ce202" style:family="table-cell" style:parent-style-name="Default">
      <style:text-properties fo:color="#000000" style:font-name="Arial" fo:font-size="10pt"/>
    </style:style>
    <style:style style:name="ce203" style:family="table-cell" style:parent-style-name="Default">
      <style:text-properties fo:color="#000000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6" style:family="table-cell" style:parent-style-name="Default">
      <style:text-properties style:font-name="Arial1" fo:font-size="10pt"/>
    </style:style>
    <style:style style:name="ce2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25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26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27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30" style:family="table-cell" style:parent-style-name="Default">
      <style:table-cell-properties fo:wrap-option="wrap" style:vertical-align="top"/>
      <style:text-properties style:font-name="Arial1" fo:font-size="10pt"/>
    </style:style>
    <style:style style:name="ce231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32" style:family="table-cell" style:parent-style-name="Default">
      <style:table-cell-properties fo:wrap-option="wrap"/>
      <style:text-properties style:font-name="Arial1" fo:font-size="10pt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1pt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2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40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2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6" style:family="table-cell" style:parent-style-name="Default">
      <style:table-cell-properties fo:background-color="transparent"/>
      <style:text-properties style:font-name="Arial1" fo:font-size="1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ackground-color="transparent"/>
    </style:style>
    <style:style style:name="ce2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60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6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7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5" style:family="table-cell" style:parent-style-name="Normal_5f_Sheet1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8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0pt"/>
    </style:style>
    <style:style style:name="ce2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1" style:font-size-complex="10pt" style:language-complex="en" style:country-complex="US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color="#000000" style:font-name="Arial" fo:font-size="10pt" style:font-name-asian="Tahoma" style:font-size-asian="10pt" style:font-size-complex="10pt"/>
    </style:style>
    <style:style style:name="ce2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 style:font-name-asian="Tahoma" style:font-size-asian="10pt" style:font-size-complex="10pt"/>
    </style:style>
    <style:style style:name="ce2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style:font-name-asian="Tahoma" style:font-size-asian="10pt" style:font-size-complex="10pt"/>
    </style:style>
    <style:style style:name="ce29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style:font-name-asian="Tahoma" style:font-size-asian="10pt" style:font-size-complex="10pt"/>
    </style:style>
    <style:style style:name="ce2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style:font-size-asian="10pt" style:font-size-complex="10pt"/>
    </style:style>
    <style:style style:name="ce3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3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0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3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315" style:family="table-cell" style:parent-style-name="Default">
      <style:table-cell-properties fo:background-color="#000080"/>
      <style:text-properties fo:color="#ffffff" fo:font-size="12pt" fo:font-weight="bold"/>
    </style:style>
    <style:style style:name="ce31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9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3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1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22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3" style:family="text">
      <style:text-properties style:font-name="Liberation Serif1" style:font-name-asian="DejaVu Sans" style:font-name-complex="Lohit Hindi"/>
    </style:style>
    <style:style style:name="T2" style:family="text">
      <style:text-properties fo:font-weight="bold"/>
    </style:style>
    <style:style style:name="T4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5" style:family="text">
      <style:text-properties style:font-name="F" fo:font-size="12pt"/>
    </style:style>
    <style:style style:name="T6" style:family="text">
      <style:text-properties style:font-name="Arial" fo:language="en" fo:country="US" style:font-name-asian="Tahoma" style:font-name-complex="Tahoma2" style:font-size-complex="11pt"/>
    </style:style>
    <style:style style:name="T7" style:family="text">
      <style:text-properties style:font-name="Arial" style:font-name-asian="ＭＳ Ｐゴシック" style:font-name-complex="Tahoma1"/>
    </style:style>
    <style:style style:name="T8" style:family="text">
      <style:text-properties fo:color="#000000" fo:language="en" fo:country="GB" style:font-name-asian="Tahoma" style:font-name-complex="Tahoma2" style:font-size-complex="10pt"/>
    </style:style>
    <style:style style:name="T9" style:family="text">
      <style:text-properties fo:color="#000000" fo:language="en" fo:country="GB" style:font-size-complex="10pt"/>
    </style:style>
    <style:style style:name="T10" style:family="text">
      <style:text-properties style:font-name-asian="Tahoma" style:font-name-complex="Tahoma2"/>
    </style:style>
    <style:style style:name="T11" style:family="text">
      <style:text-properties style:font-name-asian="ＭＳ Ｐゴシック" style:font-name-complex="Tahoma1"/>
    </style:style>
    <style:style style:name="T12" style:family="text">
      <style:text-properties fo:font-weight="bold" style:font-name-asian="ＭＳ Ｐゴシック" style:font-name-complex="Tahoma1"/>
    </style:style>
    <style:style style:name="T13" style:family="text">
      <style:text-properties fo:language="en" fo:country="US" style:font-name-asian="Tahoma" style:font-name-complex="Tahoma2" style:font-size-complex="11pt"/>
    </style:style>
    <style:style style:name="T14" style:family="text">
      <style:text-properties style:font-name="Liberation Sans" style:font-name-asian="DejaVu Sans" style:font-name-complex="Lohit Hindi"/>
    </style:style>
    <style:style style:name="T15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6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7" style:family="text">
      <style:text-properties fo:language="en" fo:country="GB" style:font-name-asian="Tahoma" style:language-asian="en" style:country-asian="US" style:font-name-complex="Tahoma2" style:language-complex="en" style:country-complex="US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Arial" style:font-name-asian="ＭＳ Ｐゴシック" style:font-name-complex="Tahoma2"/>
    </style:style>
    <style:style style:name="T20" style:family="text">
      <style:text-properties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3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7" table:number-columns-repeated="2"/>
          <table:table-cell table:style-name="ce23"/>
          <table:table-cell table:style-name="ce23" table:number-columns-spanned="3" table:number-rows-spanned="1"/>
          <table:covered-table-cell table:style-name="ce23"/>
          <table:covered-table-cell table:style-name="ce23"/>
          <table:table-cell table:style-name="ce23" table:number-columns-repeated="248"/>
          <table:table-cell/>
        </table:table-row>
        <table:table-row table:style-name="ro1" table:number-rows-repeated="3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8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3">
          <table:table-cell table:style-name="ce24"/>
          <table:table-cell table:style-name="ce28" office:value-type="string">
            <text:p>AIO REGRESSION TEST CASES</text:p>
          </table:table-cell>
          <table:table-cell table:style-name="ce24" table:number-columns-repeated="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Version:</text:p>
          </table:table-cell>
          <table:table-cell table:style-name="ce36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Issue date:</text:p>
          </table:table-cell>
          <table:table-cell table:style-name="ce37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Suite:</text:p>
          </table:table-cell>
          <table:table-cell table:style-name="ce38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Name:</text:p>
          </table:table-cell>
          <table:table-cell table:style-name="ce39" office:value-type="string">
            <text:p>WCM 1.2.x</text:p>
          </table:table-cell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Total Cases:</text:p>
          </table:table-cell>
          <table:table-cell table:style-name="ce40" table:formula="of:='bugs_v1.6.9'.f#ref!#ref!#ref!" office:value-type="string" office:string-value="Err:520">
            <text:p>Err:520</text:p>
          </table:table-cell>
          <table:table-cell table:style-name="ce65"/>
          <table:table-cell table:style-name="ce24" table:number-columns-repeated="2"/>
          <table:table-cell table:style-name="ce23" table:number-columns-repeated="249"/>
          <table:table-cell/>
        </table:table-row>
        <table:table-row table:style-name="ro14">
          <table:table-cell table:style-name="ce25"/>
          <table:table-cell table:style-name="ce30" office:value-type="string">
            <text:p>Test Status:</text:p>
          </table:table-cell>
          <table:table-cell table:style-name="ce19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25" table:number-columns-repeated="248"/>
          <table:table-cell/>
        </table:table-row>
        <table:table-row table:style-name="ro1" table:number-rows-repeated="2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5">
          <table:table-cell table:style-name="ce26"/>
          <table:table-cell table:style-name="ce31" office:value-type="string">
            <text:p>Record of change:</text:p>
          </table:table-cell>
          <table:table-cell table:style-name="ce23" table:number-columns-repeated="5"/>
          <table:table-cell table:style-name="ce26" table:number-columns-repeated="248"/>
          <table:table-cell/>
        </table:table-row>
        <table:table-row table:style-name="ro16">
          <table:table-cell table:style-name="ce26"/>
          <table:table-cell table:style-name="ce32" office:value-type="string">
            <text:p>Effective Date</text:p>
          </table:table-cell>
          <table:table-cell table:style-name="ce41" office:value-type="string">
            <text:p>Version</text:p>
          </table:table-cell>
          <table:table-cell table:style-name="ce41" office:value-type="string">
            <text:p>Change description</text:p>
          </table:table-cell>
          <table:table-cell table:style-name="ce41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1" office:value-type="string">
            <text:p>Reference</text:p>
          </table:table-cell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3" office:value-type="string">
            <text:p>04/Oct/10</text:p>
          </table:table-cell>
          <table:table-cell table:style-name="ce42"/>
          <table:table-cell table:style-name="ce66" office:value-type="string">
            <text:p>AIO split to products</text:p>
          </table:table-cell>
          <table:table-cell table:style-name="ce76" office:value-type="string">
            <text:p>minh.nguyen</text:p>
          </table:table-cell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7">
          <table:table-cell table:style-name="ce26"/>
          <table:table-cell table:style-name="ce33" office:value-type="string">
            <text:p>20/Oct/10</text:p>
          </table:table-cell>
          <table:table-cell table:style-name="ce42"/>
          <table:table-cell table:style-name="ce67" office:value-type="string">
            <text:p>ALL-411</text:p>
            <text:p>CCP-496</text:p>
          </table:table-cell>
          <table:table-cell table:style-name="ce76" office:value-type="string">
            <text:p>minh.nguyen</text:p>
          </table:table-cell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17">
          <table:table-cell table:style-name="ce25"/>
          <table:table-cell table:style-name="ce33"/>
          <table:table-cell table:style-name="ce42"/>
          <table:table-cell table:style-name="ce6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4"><text:a xlink:href="https://jira.exoplatform.org/browse/WCM-2857">WCM-2857</text:a></text:span><text:span text:style-name="T4"> <text:s/>(1.6.8)</text:span></text:p>
            <text:p><text:span text:style-name="T4"><text:a xlink:href="https://jira.exoplatform.org/browse/WCM-2933">WCM-2933</text:a></text:span><text:span text:style-name="T4"> : required to hide the admin bar for </text:span><text:span text:style-name="T4">1 group but infact it was hidden for any group </text:span><text:span text:style-name="T4">except web-contributor because of WCM-2601</text:span></text:p>
            <text:p><text:span text:style-name="T4"><text:a xlink:href="https://jira.exoplatform.org/browse/WCM-2947">WCM-2947</text:a></text:span><text:span text:style-name="T4">: won't fix</text:span></text:p>
            <text:p><text:span text:style-name="T4"><text:a xlink:href="https://jira.exoplatform.org/browse/WCM-2922">WCM-2922</text:a></text:span><text:span text:style-name="T4"> </text:span></text:p>
            <text:p><text:span text:style-name="T4">WCM-2961: bug found in AIO 1.6.1 from </text:span><text:span text:style-name="T4">1.6.6 the position of portlet are changed → can </text:span><text:span text:style-name="T4">not reproduce</text:span></text:p>
            <text:p><text:span text:style-name="T4">WCM-2993: Errors when importing CSS files </text:span><text:span text:style-name="T4">in fckeditor -&gt; releated to technical</text:span></text:p>
          </table:table-cell>
          <table:table-cell table:style-name="ce69"/>
          <table:table-cell table:style-name="ce77"/>
          <table:table-cell table:style-name="ce82"/>
          <table:table-cell table:style-name="ce25" table:number-columns-repeated="248"/>
          <table:table-cell/>
        </table:table-row>
        <table:table-row table:style-name="ro7">
          <table:table-cell table:style-name="ce25"/>
          <table:table-cell table:style-name="ce34" office:value-type="string">
            <text:p>29/Nov/2010</text:p>
          </table:table-cell>
          <table:table-cell table:style-name="ce43"/>
          <table:table-cell table:style-name="ce69" office:value-type="string">
            <text:p>Remove:</text:p>
            <text:p>- CCP-483 (Do not allow to add document with name contain special characters)</text:p>
          </table:table-cell>
          <table:table-cell table:style-name="ce69" office:value-type="string">
            <text:p>an_Nguyen</text:p>
          </table:table-cell>
          <table:table-cell table:style-name="ce77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 office:value-type="string">
            <text:p>5/Apr/2011</text:p>
          </table:table-cell>
          <table:table-cell table:style-name="ce43"/>
          <table:table-cell table:style-name="ce70" office:value-type="string">
            <text:p>Add 2 first tests for AIO 1.6.9</text:p>
          </table:table-cell>
          <table:table-cell table:style-name="ce77" office:value-type="string">
            <text:p>minh.nguyen</text:p>
          </table:table-cell>
          <table:table-cell table:style-name="ce77"/>
          <table:table-cell table:style-name="ce83"/>
          <table:table-cell table:style-name="ce25" table:number-columns-repeated="248"/>
          <table:table-cell/>
        </table:table-row>
        <table:table-row table:style-name="ro18">
          <table:table-cell table:style-name="ce25"/>
          <table:table-cell table:style-name="ce34" office:value-type="string">
            <text:p>27/Apr/2011</text:p>
          </table:table-cell>
          <table:table-cell table:style-name="ce43"/>
          <table:table-cell table:style-name="ce70" office:value-type="string">
            <text:p>Add:</text:p>
            <text:p><text:span text:style-name="T5">- WCM-2959 CCP-711</text:span></text:p>
            <text:p><text:span text:style-name="T5">- WCM-2962 CCP-711</text:span></text:p>
            <text:p><text:span text:style-name="T5">- WCM-2997 </text:span>CCP-884</text:p>
          </table:table-cell>
          <table:table-cell table:style-name="ce77" office:value-type="string">
            <text:p>minh.nguyen</text:p>
          </table:table-cell>
          <table:table-cell table:style-name="ce77"/>
          <table:table-cell table:style-name="ce84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3"/>
          <table:table-cell table:style-name="ce71"/>
          <table:table-cell table:style-name="ce77" table:number-columns-repeated="2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3"/>
          <table:table-cell table:style-name="ce72"/>
          <table:table-cell table:style-name="ce77" table:number-columns-repeated="2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3"/>
          <table:table-cell table:style-name="ce73"/>
          <table:table-cell table:style-name="ce77" table:number-columns-repeated="2"/>
          <table:table-cell table:style-name="ce83"/>
          <table:table-cell table:style-name="ce23"/>
          <table:table-cell table:style-name="ce25" table:number-columns-repeated="247"/>
          <table:table-cell/>
        </table:table-row>
        <table:table-row table:style-name="ro1">
          <table:table-cell table:style-name="ce23"/>
          <table:table-cell table:style-name="ce34"/>
          <table:table-cell table:style-name="ce43"/>
          <table:table-cell table:style-name="ce74"/>
          <table:table-cell table:style-name="ce77" table:number-columns-repeated="2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4"/>
          <table:table-cell table:style-name="ce43"/>
          <table:table-cell table:style-name="ce75"/>
          <table:table-cell table:style-name="ce77"/>
          <table:table-cell table:style-name="ce78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4"/>
          <table:table-cell table:style-name="ce43"/>
          <table:table-cell table:style-name="ce75"/>
          <table:table-cell table:style-name="ce78" table:number-columns-repeated="2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5"/>
          <table:table-cell table:style-name="ce44"/>
          <table:table-cell/>
          <table:table-cell table:style-name="ce79" table:number-columns-repeated="2"/>
          <table:table-cell table:style-name="ce85"/>
          <table:table-cell table:style-name="ce23" table:number-columns-repeated="248"/>
          <table:table-cell/>
        </table:table-row>
        <table:table-row table:style-name="ro1">
          <table:table-cell table:style-name="ce23" table:number-columns-repeated="255"/>
          <table:table-cell/>
        </table:table-row>
        <table:table-row table:style-name="ro1">
          <table:table-cell table:style-name="ce23"/>
          <table:table-cell table:number-columns-repeated="7"/>
          <table:table-cell table:style-name="ce23" table:number-columns-repeated="247"/>
          <table:table-cell/>
        </table:table-row>
        <table:table-row table:style-name="ro1" table:number-rows-repeated="3">
          <table:table-cell table:style-name="ce23" table:number-columns-repeated="255"/>
          <table:table-cell/>
        </table:table-row>
        <table:table-row table:style-name="ro1" table:number-rows-repeated="9">
          <table:table-cell table:style-name="ce23"/>
          <table:table-cell table:number-columns-repeated="6"/>
          <table:table-cell table:style-name="ce23" table:number-columns-repeated="248"/>
          <table:table-cell/>
        </table:table-row>
        <table:table-row table:style-name="ro1" table:number-rows-repeated="11">
          <table:table-cell table:style-name="ce23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52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9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7" office:value-type="string">
            <text:p>WCM-2157, SST-186, CCP-18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7" office:value-type="string">
            <text:p>WCM-2725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0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0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7" office:value-type="string">
            <text:p>WCM-2787, WCM-2781, WCM-2786 </text:p>
          </table:table-cell>
          <table:table-cell table:style-name="ce57" office:value-type="string">
            <text:p>High </text:p>
          </table:table-cell>
          <table:table-cell table:style-name="ce63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7" office:value-type="string">
            <text:p>WCM-26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7" office:value-type="string">
            <text:p>ALL-328, WCM-275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7" office:value-type="string">
            <text:p>ALL-327, WCM-2754 </text:p>
          </table:table-cell>
          <table:table-cell table:style-name="ce57" office:value-type="string">
            <text:p>Low</text:p>
          </table:table-cell>
          <table:table-cell table:style-name="ce64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7" office:value-type="string">
            <text:p>WCM-2755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7" office:value-type="string">
            <text:p>WCM-27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1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7" office:value-type="string">
            <text:p>WCM-2688, WCM-2627, PORTAL-374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WCM-2746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7" office:value-type="string">
            <text:p>WCM-271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WCM-2723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WCM-2788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7" office:value-type="string">
            <text:p>WCM-22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WCM-275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WCM-272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2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WCM-2689, ECM-523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</text:p>
          </table:table-cell>
          <table:table-cell table:style-name="ce57"/>
          <table:table-cell table:style-name="ce62"/>
          <table:table-cell table:style-name="ce61" table:number-columns-repeated="250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7" office:value-type="string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 table:number-rows-repeated="5">
          <table:table-cell table:style-name="ce49" table:number-columns-repeated="3"/>
          <table:table-cell table:style-name="ce61" table:number-columns-repeated="252"/>
          <table:table-cell table:style-name="ce62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44" table:default-cell-style-name="Default"/>
        <table:table-column table:style-name="co8" table:default-cell-style-name="Default"/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100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style-name="ce167"/>
          <table:table-cell/>
          <table:table-cell table:style-name="ce191" office:value-type="string">
            <text:p>Passed</text:p>
          </table:table-cell>
          <table:table-cell table:style-name="ce191" table:formula="of:=COUNTIF([.L$7:.L$942];[.$L1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9">
          <table:table-cell/>
          <table:table-cell table:style-name="ce92"/>
          <table:table-cell table:style-name="ce101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number-columns-repeated="2"/>
          <table:table-cell table:style-name="ce191" office:value-type="string">
            <text:p>Failed</text:p>
          </table:table-cell>
          <table:table-cell table:style-name="ce191" table:formula="of:=COUNTIF([.L$7:.L$942];[.$L2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20">
          <table:table-cell/>
          <table:table-cell table:style-name="ce93" office:value-type="string">
            <text:p>Function List:</text:p>
          </table:table-cell>
          <table:table-cell table:style-name="ce102" office:value-type="string" table:number-columns-spanned="3" table:number-rows-spanned="1">
            <text:p>Bugs on WCM 1.2.x for regression test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1" office:value-type="string">
            <text:p>Blocked</text:p>
          </table:table-cell>
          <table:table-cell table:style-name="ce191" table:formula="of:=COUNTIF([.L$7:.L$942];[.$L3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9">
          <table:table-cell/>
          <table:table-cell table:style-name="ce93" office:value-type="string">
            <text:p>Total Main Cases:</text:p>
          </table:table-cell>
          <table:table-cell table:style-name="ce103" table:formula="of:=MAX([.A7:.A925])" office:value-type="float" office:value="23" table:number-columns-spanned="3" table:number-rows-spanned="1">
            <text:p>23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2" office:value-type="string">
            <text:p>Untested</text:p>
          </table:table-cell>
          <table:table-cell table:style-name="ce191" table:formula="of:=COUNTIF([.L$7:.L$942];[.$L4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9">
          <table:table-cell/>
          <table:table-cell table:style-name="ce94"/>
          <table:table-cell table:style-name="ce99"/>
          <table:table-cell table:style-name="ce109" table:number-columns-repeated="5"/>
          <table:table-cell table:style-name="ce164"/>
          <table:table-cell table:number-columns-repeated="2"/>
          <table:table-cell office:value-type="string">
            <text:p>N/A</text:p>
          </table:table-cell>
          <table:table-cell table:style-name="ce191" table:formula="of:=COUNTIF([.L$7:.L$942];[.$L5])" office:value-type="float" office:value="0">
            <text:p>0</text:p>
          </table:table-cell>
          <table:table-cell table:style-name="ce191" table:number-columns-repeated="2"/>
          <table:table-cell table:style-name="ce99" table:number-columns-repeated="219"/>
          <table:table-cell table:number-columns-repeated="22"/>
        </table:table-row>
        <table:table-row table:style-name="ro1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93" table:number-columns-repeated="7"/>
          <table:table-cell table:style-name="ce198" table:number-columns-repeated="211"/>
          <table:table-cell table:style-name="ce164" table:number-columns-repeated="4"/>
          <table:table-cell table:style-name="ce200" table:number-columns-repeated="21"/>
          <table:table-cell/>
        </table:table-row>
        <table:table-row table:style-name="ro9">
          <table:table-cell table:style-name="ce87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104" office:value-type="float" office:value="1">
            <text:p>001</text:p>
          </table:table-cell>
          <table:table-cell table:style-name="ce110" table:formula="of:=[.B7]" office:value-type="string" office:string-value="REG_AIO165_WCM_001">
            <text:p>REG_AIO165_WCM_001</text:p>
          </table:table-cell>
          <table:table-cell table:style-name="ce114" office:value-type="string">
            <text:p>Can not download an uploaded document in PCV portlet </text:p>
          </table:table-cell>
          <table:table-cell table:style-name="ce58" office:value-type="string">
            <text:p>Step 1: Upload file</text:p>
          </table:table-cell>
          <table:table-cell table:style-name="ce58" office:value-type="string">
            <text:p>- Go to Site Explorer, ACME drive</text:p>
            <text:p>- Upload a file (pdf for example) in a category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 office:value-type="string">
            <text:p>Upload a file (pdf for example) in a category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1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10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0" table:formula="of:=[.B8]" office:value-type="string" office:string-value="REG_AIO165_WCM_001">
            <text:p>REG_AIO165_WCM_001</text:p>
          </table:table-cell>
          <table:table-cell table:style-name="ce58" office:value-type="string">
            <text:p>Can not download an uploaded document in PCV portlet </text:p>
          </table:table-cell>
          <table:table-cell table:style-name="ce58" office:value-type="string">
            <text:p>Step 2: View uploaded file in News page</text:p>
          </table:table-cell>
          <table:table-cell table:style-name="ce58" office:value-type="string">
            <text:p>- Choose News page on ACME site</text:p>
            <text:p><text:span text:style-name="T6">- Select category to view the uploaded file </text:span><text:span text:style-name="T6">before</text:span></text:p>
            <text:p><text:span text:style-name="T6">- Click to open the previously uploaded </text:span><text:span text:style-name="T6">document</text:span></text:p>
            <text:p><text:span text:style-name="T6">- Click Download this file link</text:span></text:p>
          </table:table-cell>
          <table:table-cell table:style-name="ce145" office:value-type="string">
            <text:p>Download file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1">
          <table:table-cell table:style-name="ce8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104" office:value-type="float" office:value="1">
            <text:p>001</text:p>
          </table:table-cell>
          <table:table-cell table:style-name="ce110" table:formula="of:=[.B9]" office:value-type="string" office:string-value="REG_AIO165_WCM_002">
            <text:p>REG_AIO165_WCM_002</text:p>
          </table:table-cell>
          <table:table-cell table:style-name="ce114" office:value-type="string">
            <text:p>Check if the content edition is considered after publication </text:p>
          </table:table-cell>
          <table:table-cell table:style-name="ce58" office:value-type="string">
            <text:p>Step 1: Create a free layout web content</text:p>
          </table:table-cell>
          <table:table-cell table:style-name="ce58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8" office:value-type="string">
            <text:p>New Free layout web content is creat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 office:value-type="string">
            <text:p>After step 6: go to /classic/home ==&gt; old content is shown instead of new one (in edit mode you can see the new content)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1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0" table:formula="of:=[.B10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2: Edit content</text:p>
          </table:table-cell>
          <table:table-cell table:style-name="ce58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8" office:value-type="string">
            <text:p>Changes are sav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0" table:formula="of:=[.B11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3: Edit status to publish</text:p>
          </table:table-cell>
          <table:table-cell table:style-name="ce58" office:value-type="string">
            <text:p>- Click Manage Publication from Action bar</text:p>
            <text:p>- Click Live to change status</text:p>
          </table:table-cell>
          <table:table-cell table:style-name="ce58" office:value-type="string">
            <text:p>Change status successfully (Enrolled is marked)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0" table:formula="of:=[.B12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4: Add node to a page (/classic/home for example)</text:p>
          </table:table-cell>
          <table:table-cell table:style-name="ce58" office:value-type="string">
            <text:p>- Choose Publication Pages tab</text:p>
            <text:p>- Select page from left pane then click → button</text:p>
          </table:table-cell>
          <table:table-cell table:style-name="ce58" office:value-type="string">
            <text:p>Path of selected page is displayed in right pane &amp; the web content is displayed in selected p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0" table:formula="of:=[.B13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5: Edit content again</text:p>
          </table:table-cell>
          <table:table-cell table:style-name="ce58" office:value-type="string">
            <text:p>In Site Explorer: edit content of above web content</text:p>
          </table:table-cell>
          <table:table-cell table:style-name="ce58" office:value-type="string">
            <text:p>Changes is saved (status of current version is draft)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0" table:formula="of:=[.B14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6: Publish the node again</text:p>
          </table:table-cell>
          <table:table-cell table:style-name="ce58" office:value-type="string">
            <text:p>In SIte Explorer:</text:p>
            <text:p>- Click Manage Publication</text:p>
            <text:p>- Click Live to change status</text:p>
          </table:table-cell>
          <table:table-cell table:style-name="ce58" office:value-type="string">
            <text:p>go to /classic/home: the content is updated with the new edited (both view/edit mode)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44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104" office:value-type="float" office:value="1">
            <text:p>001</text:p>
          </table:table-cell>
          <table:table-cell table:style-name="ce110" table:formula="of:=[.B15]" office:value-type="string" office:string-value="REG_AIO165_WCM_004">
            <text:p>REG_AIO165_WCM_004</text:p>
          </table:table-cell>
          <table:table-cell table:style-name="ce114" office:value-type="string">
            <text:p>Check if Newsletter mail's validator allows a multiple domain names in address mail </text:p>
          </table:table-cell>
          <table:table-cell table:style-name="ce58" office:value-type="string">
            <text:p>Step 1: Show Newsletters page</text:p>
          </table:table-cell>
          <table:table-cell table:style-name="ce144" office:value-type="string">
            <text:p>Go to Acme-&gt;newsletters</text:p>
          </table:table-cell>
          <table:table-cell table:style-name="ce157" office:value-type="string">
            <text:p>Newsletters page is shown correctly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4" office:value-type="string">
            <text:p/>
            <text:p/>
            <text:p>A Popup appears with Email address is invalid! message.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22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4</text:p>
          </table:table-cell>
          <table:table-cell table:style-name="ce10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0" table:formula="of:=[.B16]" office:value-type="string" office:string-value="REG_AIO165_WCM_004">
            <text:p>REG_AIO165_WCM_004</text:p>
          </table:table-cell>
          <table:table-cell table:style-name="ce58" office:value-type="string">
            <text:p>Check if Newsletter mail's validator allows a multiple domain names in address mail </text:p>
          </table:table-cell>
          <table:table-cell table:style-name="ce58" office:value-type="string">
            <text:p>Step 2: Subscribe mail</text:p>
          </table:table-cell>
          <table:table-cell table:style-name="ce144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57" office:value-type="string">
            <text:p>Show popup alert subscribe mail successfully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4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23">
          <table:table-cell table:style-name="ce8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104" office:value-type="float" office:value="1">
            <text:p>001</text:p>
          </table:table-cell>
          <table:table-cell table:style-name="ce110" table:formula="of:=[.B17]" office:value-type="string" office:string-value="REG_AIO165_WCM_005">
            <text:p>REG_AIO165_WCM_005</text:p>
          </table:table-cell>
          <table:table-cell table:style-name="ce114" office:value-type="string">
            <text:p>Check when publish content after image resize with Shift button pressed </text:p>
          </table:table-cell>
          <table:table-cell table:style-name="ce58" office:value-type="string">
            <text:p>Step 1: Create new content with image</text:p>
          </table:table-cell>
          <table:table-cell table:style-name="ce145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45" office:value-type="string">
            <text:p>New web content added with im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 office:value-type="string">
            <text:p>IE 7 crash when publishing content after image resize with Shift button pressed 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1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5</text:p>
          </table:table-cell>
          <table:table-cell table:style-name="ce10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10" table:formula="of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8" office:value-type="string">
            <text:p>Step 2: Resize the image</text:p>
          </table:table-cell>
          <table:table-cell table:style-name="ce145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45" office:value-type="string">
            <text:p>The image in the content is resiz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22">
          <table:table-cell table:style-name="ce88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104" office:value-type="float" office:value="1">
            <text:p>001</text:p>
          </table:table-cell>
          <table:table-cell table:style-name="ce110" table:formula="of:=[.B19]" office:value-type="string" office:string-value="REG_AIO165_WCM_006">
            <text:p>REG_AIO165_WCM_006</text:p>
          </table:table-cell>
          <table:table-cell table:style-name="ce114" office:value-type="string">
            <text:p>Label categories are not traduced in clv edition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Go to Language Setting &amp; select 1 language to display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5" office:value-type="string">
            <text:p>Categories' labels are not translated in CLV edition: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6</text:p>
          </table:table-cell>
          <table:table-cell table:style-name="ce10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0" table:formula="of:=[.B20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table:style-name="ce58" office:value-type="string">
            <text:p>Step 2: Show CLV config form</text:p>
          </table:table-cell>
          <table:table-cell table:style-name="ce58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8" office:value-type="string">
            <text:p>CLV config form is shown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5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6</text:p>
          </table:table-cell>
          <table:table-cell table:style-name="ce10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0" table:formula="of:=[.B21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table:style-name="ce58" office:value-type="string">
            <text:p>Step 3: Check displaying label in new selected language</text:p>
          </table:table-cell>
          <table:table-cell table:style-name="ce58" office:value-type="string">
            <text:p>- Choose Manual mode then click + icon to Select folder part</text:p>
          </table:table-cell>
          <table:table-cell table:style-name="ce58" office:value-type="string">
            <text:p>The every label is well translated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5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4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104" office:value-type="float" office:value="1">
            <text:p>001</text:p>
          </table:table-cell>
          <table:table-cell table:style-name="ce110" table:formula="of:=[.B22]" office:value-type="string" office:string-value="REG_AIO165_WCM_007">
            <text:p>REG_AIO165_WCM_007</text:p>
          </table:table-cell>
          <table:table-cell table:style-name="ce114" office:value-type="string">
            <text:p>Check viewing localised content</text:p>
          </table:table-cell>
          <table:table-cell table:style-name="ce58" office:value-type="string">
            <text:p>Step 1: Add view into Site Explorer</text:p>
          </table:table-cell>
          <table:table-cell table:style-name="ce145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45" office:value-type="string">
            <text:p>Edi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5_WCM_007</text:p>
          </table:table-cell>
          <table:table-cell table:style-name="ce10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0" table:formula="of:=[.B23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2: Add content</text:p>
          </table:table-cell>
          <table:table-cell table:style-name="ce145" office:value-type="string">
            <text:p>Go to Site Explorer -&gt; Sites Management under /acme create new content</text:p>
          </table:table-cell>
          <table:table-cell table:style-name="ce145" office:value-type="string">
            <text:p>Add new conten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5">
          <table:table-cell table:style-name="ce8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7</text:p>
          </table:table-cell>
          <table:table-cell table:style-name="ce10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10" table:formula="of:=[.B24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3: Set localize for added content</text:p>
          </table:table-cell>
          <table:table-cell table:style-name="ce145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45" office:value-type="string">
            <text:p>New added language is listed in Language drop down list in View Language tab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5_WCM_007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0" table:formula="of:=[.B25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4: View content in new <text:s/>language</text:p>
          </table:table-cell>
          <table:table-cell table:style-name="ce145" office:value-type="string">
            <text:p>- Choose new added language from list then click View</text:p>
          </table:table-cell>
          <table:table-cell table:style-name="ce145" office:value-type="string">
            <text:p>The content is display well in selected language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 table:number-columns-repeated="2"/>
          <table:table-cell table:style-name="ce185"/>
          <table:table-cell table:style-name="ce197" table:number-columns-repeated="234"/>
          <table:table-cell table:style-name="ce202" table:number-columns-repeated="8"/>
          <table:table-cell table:style-name="ce203"/>
        </table:table-row>
        <table:table-row table:style-name="ro26">
          <table:table-cell table:style-name="ce8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104" office:value-type="float" office:value="1">
            <text:p>001</text:p>
          </table:table-cell>
          <table:table-cell table:style-name="ce110" table:formula="of:=[.B26]" office:value-type="string" office:string-value="REG_AIO165_WCM_008">
            <text:p>REG_AIO165_WCM_008</text:p>
          </table:table-cell>
          <table:table-cell table:style-name="ce114" office:value-type="string">
            <text:p>Check translation of results' number after search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86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5_WCM_008</text:p>
          </table:table-cell>
          <table:table-cell table:style-name="ce10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10" table:formula="of:=[.B27]" office:value-type="string" office:string-value="REG_AIO165_WCM_008">
            <text:p>REG_AIO165_WCM_008</text:p>
          </table:table-cell>
          <table:table-cell table:style-name="ce58" office:value-type="string">
            <text:p>Check translation of results' number after search </text:p>
          </table:table-cell>
          <table:table-cell table:style-name="ce58" office:value-type="string">
            <text:p>Step 2: Search</text:p>
          </table:table-cell>
          <table:table-cell table:style-name="ce144" office:value-type="string">
            <text:p>Make a search which results take many pages by input text into quick search textbox &amp; enter</text:p>
          </table:table-cell>
          <table:table-cell table:style-name="ce58" office:value-type="string">
            <text:p>The message at right top is correctly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6">
          <table:table-cell table:style-name="ce8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104" office:value-type="float" office:value="1">
            <text:p>001</text:p>
          </table:table-cell>
          <table:table-cell table:style-name="ce110" table:formula="of:=[.B28]" office:value-type="string" office:string-value="REG_AIO165_WCM_009">
            <text:p>REG_AIO165_WCM_009</text:p>
          </table:table-cell>
          <table:table-cell table:style-name="ce114" office:value-type="string">
            <text:p>Search result - wrong traduction when there's no result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86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9</text:p>
          </table:table-cell>
          <table:table-cell table:style-name="ce10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0" table:formula="of:=[.B29]" office:value-type="string" office:string-value="REG_AIO165_WCM_009">
            <text:p>REG_AIO165_WCM_009</text:p>
          </table:table-cell>
          <table:table-cell table:style-name="ce58" office:value-type="string">
            <text:p>Search result - wrong traduction when there's no result </text:p>
          </table:table-cell>
          <table:table-cell table:style-name="ce58" office:value-type="string">
            <text:p>Step 2: Search</text:p>
          </table:table-cell>
          <table:table-cell table:style-name="ce58" office:value-type="string">
            <text:p>Make a search that return no result</text:p>
          </table:table-cell>
          <table:table-cell table:style-name="ce58" office:value-type="string">
            <text:p>Message is display correctly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86"/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104" office:value-type="float" office:value="1">
            <text:p>001</text:p>
          </table:table-cell>
          <table:table-cell table:style-name="ce110" table:formula="of:=[.B30]" office:value-type="string" office:string-value="REG_AIO165_WCM_010">
            <text:p>REG_AIO165_WCM_010</text:p>
          </table:table-cell>
          <table:table-cell table:style-name="ce114" office:value-type="string">
            <text:p>Check translation of label in the “Form Generator” portlet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86" office:value-type="string">
            <text:p>The title of the tab should be "Constructeur de formulaire" instead of "Formulaire de constructeur".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10</text:p>
          </table:table-cell>
          <table:table-cell table:style-name="ce10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0" table:formula="of:=[.B31]" office:value-type="string" office:string-value="REG_AIO165_WCM_010">
            <text:p>REG_AIO165_WCM_010</text:p>
          </table:table-cell>
          <table:table-cell table:style-name="ce58" office:value-type="string">
            <text:p>Check translation of label in the “Form Generator” portlet</text:p>
          </table:table-cell>
          <table:table-cell table:style-name="ce58" office:value-type="string">
            <text:p>Step 2: Show “Form Generator” portlet</text:p>
          </table:table-cell>
          <table:table-cell table:style-name="ce58" office:value-type="string">
            <text:p>Go to Groups → Form Generator</text:p>
          </table:table-cell>
          <table:table-cell table:style-name="ce157" office:value-type="string">
            <text:p>The labels are well translated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86"/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27">
          <table:table-cell table:style-name="ce88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104" office:value-type="float" office:value="1">
            <text:p>001</text:p>
          </table:table-cell>
          <table:table-cell table:style-name="ce110" table:formula="of:=[.B32]" office:value-type="string" office:string-value="REG_AIO165_WCM_011">
            <text:p>REG_AIO165_WCM_011</text:p>
          </table:table-cell>
          <table:table-cell table:style-name="ce114" office:value-type="string">
            <text:p>Mistakes in french internationalization</text:p>
          </table:table-cell>
          <table:table-cell table:style-name="ce58" office:value-type="string">
            <text:p>Step 1: Check translation of label in some forms when add new SCV</text:p>
          </table:table-cell>
          <table:table-cell table:style-name="ce145" office:value-type="string">
            <text:p>- Go to Language Setting then select a language to display</text:p>
            <text:p>- Go to Site Editor --&gt; Add content</text:p>
          </table:table-cell>
          <table:table-cell table:style-name="ce145" office:value-type="string">
            <text:p>Add new content form is shown. Do some next steps to complete adding new SCV to check if all labels are well translated in selected langu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87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8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11</text:p>
          </table:table-cell>
          <table:table-cell table:style-name="ce10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0" table:formula="of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8" office:value-type="string">
            <text:p>Step 2: Check translation of label in Add new subscription form (Newsletter)</text:p>
          </table:table-cell>
          <table:table-cell table:style-name="ce145" office:value-type="string">
            <text:p>- Go to Newsletter Manager</text:p>
            <text:p>- Click New subscription</text:p>
          </table:table-cell>
          <table:table-cell table:style-name="ce145" office:value-type="string">
            <text:p>Add new subscription form is shown with all labels are well translated in selected langu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9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5_WCM_011</text:p>
          </table:table-cell>
          <table:table-cell table:style-name="ce10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10" table:formula="of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8" office:value-type="string">
            <text:p>Step 3: Check translation of label in Add new letter form</text:p>
          </table:table-cell>
          <table:table-cell table:style-name="ce145" office:value-type="string">
            <text:p><text:span text:style-name="T7">- Go to Newsletter Manager</text:span></text:p>
            <text:p><text:span text:style-name="T7">- Click Newsletter</text:span></text:p>
          </table:table-cell>
          <table:table-cell table:style-name="ce145" office:value-type="string">
            <text:p>Add new letter form is shown with all label are well translated in selected langu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3">
          <table:table-cell table:style-name="ce88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104" office:value-type="float" office:value="1">
            <text:p>001</text:p>
          </table:table-cell>
          <table:table-cell table:style-name="ce110" table:formula="of:=[.B35]" office:value-type="string" office:string-value="REG_AIO165_WCM_012">
            <text:p>REG_AIO165_WCM_012</text:p>
          </table:table-cell>
          <table:table-cell table:style-name="ce114" office:value-type="string">
            <text:p>Check <text:s/>Sorting Mechanism </text:p>
          </table:table-cell>
          <table:table-cell table:style-name="ce58" office:value-type="string">
            <text:p>Step 1: Create node</text:p>
          </table:table-cell>
          <table:table-cell table:style-name="ce58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57" office:value-type="string">
            <text:p>Creat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8 </text:p>
            <text:p>CCP-347</text:p>
          </table:table-cell>
          <table:table-cell table:style-name="ce186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7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5_WCM_012</text:p>
          </table:table-cell>
          <table:table-cell table:style-name="ce10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5_WCM_012">
            <text:p>REG_AIO165_WCM_012</text:p>
          </table:table-cell>
          <table:table-cell table:style-name="ce58" office:value-type="string">
            <text:p>Check <text:s/>Sorting Mechanism </text:p>
          </table:table-cell>
          <table:table-cell table:style-name="ce58" office:value-type="string">
            <text:p>Step 2: Sort the list</text:p>
          </table:table-cell>
          <table:table-cell table:style-name="ce58" office:value-type="string">
            <text:p>- Sort the list <text:span text:style-name="T2">(</text:span>by title, date, author, status<text:span text:style-name="T2">)</text:span></text:p>
          </table:table-cell>
          <table:table-cell table:style-name="ce158" office:value-type="string">
            <text:p>Sor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8 </text:p>
            <text:p>CCP-34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3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104" office:value-type="float" office:value="1">
            <text:p>001</text:p>
          </table:table-cell>
          <table:table-cell table:style-name="ce110" table:formula="of:=[.B37]" office:value-type="string" office:string-value="REG_AIO165_WCM_014">
            <text:p>REG_AIO165_WCM_014</text:p>
          </table:table-cell>
          <table:table-cell table:style-name="ce114" office:value-type="string">
            <text:p>Check showing webcontent by category (presentation portlet)</text:p>
          </table:table-cell>
          <table:table-cell table:style-name="ce58" office:value-type="string">
            <text:p>Step 1: Add new taxonomy tree</text:p>
          </table:table-cell>
          <table:table-cell table:style-name="ce58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8" office:value-type="string">
            <text:p>New taxonomy tree is added successfully under the acm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 office:value-type="string">
            <text:p>After step 4: The content is not exist in this page and we got an exception 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3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5_WCM_014</text:p>
          </table:table-cell>
          <table:table-cell table:style-name="ce10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10" table:formula="of:=[.B38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8" office:value-type="string">
            <text:p>New content is add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6">
          <table:table-cell table:style-name="ce8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4</text:p>
          </table:table-cell>
          <table:table-cell table:style-name="ce10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10" table:formula="of:=[.B39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5_WCM_014</text:p>
          </table:table-cell>
          <table:table-cell table:style-name="ce10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10" table:formula="of:=[.B40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4: View new added taxonomy at Step 1 in News page</text:p>
          </table:table-cell>
          <table:table-cell table:style-name="ce58" office:value-type="string">
            <text:p>Go to ACME site and select News page and then click on created category</text:p>
          </table:table-cell>
          <table:table-cell table:style-name="ce58" office:value-type="string">
            <text:p>The web content created above is displayed in right pane &amp; there's no error in consol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30">
          <table:table-cell table:style-name="ce8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104" office:value-type="float" office:value="1">
            <text:p>001</text:p>
          </table:table-cell>
          <table:table-cell table:style-name="ce110" table:formula="of:=[.B41]" office:value-type="string" office:string-value="REG_AIO165_WCM_015">
            <text:p>REG_AIO165_WCM_015</text:p>
          </table:table-cell>
          <table:table-cell table:style-name="ce114" office:value-type="string">
            <text:p>Check Manage taxonomy </text:p>
          </table:table-cell>
          <table:table-cell table:style-name="ce58" office:value-type="string">
            <text:p>Step 1: Add new taxonomy tree</text:p>
          </table:table-cell>
          <table:table-cell table:style-name="ce146" office:value-type="string">
            <text:p><text:span text:style-name="T8">- Login as admin (root)</text:span></text:p>
            <text:p><text:span text:style-name="T9">- Go to Sites Administration -&gt;Manage </text:span><text:span text:style-name="T9">Taxonomy Trees</text:span></text:p>
            <text:p><text:span text:style-name="T9">- Click Edit icon at acme line</text:span></text:p>
            <text:p><text:span text:style-name="T9">- Click Add icon in Action column</text:span></text:p>
            <text:p><text:span text:style-name="T9">- Input Name for new taxonomy</text:span></text:p>
            <text:p><text:span text:style-name="T10">Must begin with "acme" for example put as </text:span><text:span text:style-name="T10">name "acmetest".</text:span></text:p>
            <text:p><text:span text:style-name="T10">- Click Save</text:span></text:p>
            <text:p><text:span text:style-name="T8">- Click Close the Edit taxonomy tree form</text:span></text:p>
          </table:table-cell>
          <table:table-cell table:style-name="ce137" office:value-type="string">
            <text:p>New taxonomy tree is added successfully under the acm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8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1">
          <table:table-cell table:style-name="ce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5</text:p>
          </table:table-cell>
          <table:table-cell table:style-name="ce10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10" table:formula="of:=[.B42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table:style-name="ce58"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37" office:value-type="string">
            <text:p>New content is add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31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5_WCM_015</text:p>
          </table:table-cell>
          <table:table-cell table:style-name="ce104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10" table:formula="of:=[.B43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table:style-name="ce58"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2">
          <table:table-cell table:style-name="ce88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104" office:value-type="float" office:value="1">
            <text:p>001</text:p>
          </table:table-cell>
          <table:table-cell table:style-name="ce110" table:formula="of:=[.B44]" office:value-type="string" office:string-value="REG_AIO165_WCM_016">
            <text:p>REG_AIO165_WCM_016</text:p>
          </table:table-cell>
          <table:table-cell table:style-name="ce114" office:value-type="string">
            <text:p>Error while setting a page with PCLV portlet </text:p>
          </table:table-cell>
          <table:table-cell table:style-name="ce137" office:value-type="string">
            <text:p>Step 1: View News page</text:p>
          </table:table-cell>
          <table:table-cell table:style-name="ce146" office:value-type="string">
            <text:p>- Login as admin</text:p>
            <text:p>- Go to ACME site -&gt; Select News page.</text:p>
          </table:table-cell>
          <table:table-cell table:style-name="ce159" office:value-type="string">
            <text:p>News page is display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 office:value-type="string">
            <text:p>Currently at step 6 the Edit mode tab is blank, we cannot setting a new taxonomy tree.</text:p>
            <text:p>And we got an exception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2">
          <table:table-cell table:style-name="ce8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10" table:formula="of:=[.B45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2: Show Edit page wizard</text:p>
          </table:table-cell>
          <table:table-cell table:style-name="ce137" office:value-type="string">
            <text:p>Go to Site Editor -&gt;Edit Page.</text:p>
          </table:table-cell>
          <table:table-cell table:style-name="ce159" office:value-type="string">
            <text:p>Edit page wizard is shown currently at step 3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10" table:formula="of:=[.B46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3: Edit page</text:p>
          </table:table-cell>
          <table:table-cell table:style-name="ce137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59" office:value-type="string">
            <text:p>Edit page successfully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10" table:formula="of:=[.B47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4: Delete acme category</text:p>
          </table:table-cell>
          <table:table-cell table:style-name="ce146" office:value-type="string">
            <text:p>Go to Site Explorer -&gt; Sites Management under /acme/categories delete the acme category</text:p>
          </table:table-cell>
          <table:table-cell table:style-name="ce159" office:value-type="string">
            <text:p>acme category is delet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10" table:formula="of:=[.B48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5: Show Edit page wizard form again</text:p>
          </table:table-cell>
          <table:table-cell table:style-name="ce146" office:value-type="string">
            <text:p>- Select News page in acme site</text:p>
            <text:p>- Select News page -&gt; Site Editor -&gt; Edit Page Wizard.</text:p>
          </table:table-cell>
          <table:table-cell table:style-name="ce159" office:value-type="string">
            <text:p>Edit page wizard is shown currently at step 2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2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10" table:formula="of:=[.B49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6: Add PCLV portlet into page &amp; config</text:p>
          </table:table-cell>
          <table:table-cell table:style-name="ce137" office:value-type="string">
            <text:p>- Drag &amp; drop Category content portlet</text:p>
            <text:p>- Click Edit portlet icon</text:p>
          </table:table-cell>
          <table:table-cell table:style-name="ce159" office:value-type="string">
            <text:p>Parameterized content list viewer configuration form is shown in Edit mode tab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1">
          <table:table-cell table:style-name="ce88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104" office:value-type="float" office:value="1">
            <text:p>001</text:p>
          </table:table-cell>
          <table:table-cell table:style-name="ce110" table:formula="of:=[.B50]" office:value-type="string" office:string-value="REG_AIO165_WCM_017">
            <text:p>REG_AIO165_WCM_017</text:p>
          </table:table-cell>
          <table:table-cell table:style-name="ce114" office:value-type="string">
            <text:p>Check Problem in downloading binary from PCLV </text:p>
          </table:table-cell>
          <table:table-cell table:style-name="ce58" office:value-type="string">
            <text:p>Step 1: Upload a binary</text:p>
          </table:table-cell>
          <table:table-cell table:style-name="ce145" office:value-type="string">
            <text:p>- Go to Site Explorer --&gt; Site Management</text:p>
            <text:p>- Upload 1 binary (.pdf) in to a category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10" table:formula="of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2: Change status to public</text:p>
          </table:table-cell>
          <table:table-cell table:style-name="ce145" office:value-type="string">
            <text:p>- Select uploaded file</text:p>
            <text:p>- Click Manage Publication</text:p>
            <text:p>- Change to Live</text:p>
          </table:table-cell>
          <table:table-cell table:style-name="ce145" office:value-type="string">
            <text:p>Change status successfully (Enrolled is marked)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10" table:formula="of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3: Add referenced category</text:p>
          </table:table-cell>
          <table:table-cell table:style-name="ce147" office:value-type="string">
            <text:p><text:span text:style-name="T11">- Choose Manage category from Action bar </text:span><text:span text:style-name="T11">and add it into a category </text:span><text:span text:style-name="T12">(</text:span><text:span text:style-name="T11">e.g:acme/World</text:span><text:span text:style-name="T12">)</text:span></text:p>
          </table:table-cell>
          <table:table-cell table:style-name="ce145" office:value-type="string">
            <text:p>Add success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10" table:formula="of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4: View the uploaded content in page</text:p>
          </table:table-cell>
          <table:table-cell table:style-name="ce145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45" office:value-type="string">
            <text:p>The file is show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10" table:formula="of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5: Down load file</text:p>
          </table:table-cell>
          <table:table-cell table:style-name="ce145" office:value-type="string">
            <text:p>Click on Download this file link</text:p>
          </table:table-cell>
          <table:table-cell table:style-name="ce145" office:value-type="string">
            <text:p>The file is download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104" office:value-type="float" office:value="1">
            <text:p>001</text:p>
          </table:table-cell>
          <table:table-cell table:style-name="ce110" table:formula="of:=[.B55]" office:value-type="string" office:string-value="REG_AIO165_WCM_018">
            <text:p>REG_AIO165_WCM_018</text:p>
          </table:table-cell>
          <table:table-cell table:style-name="ce114" office:value-type="string">
            <text:p>Check Problem with "Add a site page link " on FCKEDITOR </text:p>
          </table:table-cell>
          <table:table-cell table:style-name="ce58" office:value-type="string">
            <text:p>Step 1: Show form to edit SCV portlet</text:p>
          </table:table-cell>
          <table:table-cell table:style-name="ce145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45" office:value-type="string">
            <text:p>Edit form is shown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17 </text:p>
            <text:p>CCP-332</text:p>
          </table:table-cell>
          <table:table-cell table:style-name="ce189" office:value-type="string">
            <text:p>With Firefox every thing works well but with Internet Explorer 8 the href area is very short and it's difficult to find where to click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8</text:p>
          </table:table-cell>
          <table:table-cell table:style-name="ce10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10" table:formula="of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8" office:value-type="string">
            <text:p>Step 2: Show form to Insert link to site page</text:p>
          </table:table-cell>
          <table:table-cell table:style-name="ce145" office:value-type="string">
            <text:p>In the FCKEDITOR: click the icon Insert link to site page</text:p>
          </table:table-cell>
          <table:table-cell table:style-name="ce145" office:value-type="string">
            <text:p>The form is well displayed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17 </text:p>
            <text:p>CCP-33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104" office:value-type="float" office:value="1">
            <text:p>001</text:p>
          </table:table-cell>
          <table:table-cell table:style-name="ce110" table:formula="of:=[.B57]" office:value-type="string" office:string-value="REG_AIO165_WCM_019">
            <text:p>REG_AIO165_WCM_019</text:p>
          </table:table-cell>
          <table:table-cell table:style-name="ce114" office:value-type="string">
            <text:p>Check play a media file that was published into a page</text:p>
          </table:table-cell>
          <table:table-cell table:style-name="ce58" office:value-type="string">
            <text:p>Step 1: Upload file</text:p>
          </table:table-cell>
          <table:table-cell table:style-name="ce145" office:value-type="string">
            <text:p>- Go to Site Explorer --&gt; Site Management</text:p>
            <text:p>- Upload 1 media file into a category (/classic/medias/videos/)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23 </text:p>
            <text:p>CCP-344</text:p>
          </table:table-cell>
          <table:table-cell table:style-name="ce189" office:value-type="string">
            <text:p>The file can not be opened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9</text:p>
          </table:table-cell>
          <table:table-cell table:style-name="ce10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10" table:formula="of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8" office:value-type="string">
            <text:p>Step 2: Public file</text:p>
          </table:table-cell>
          <table:table-cell table:style-name="ce145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45" office:value-type="string">
            <text:p>Public file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23 </text:p>
            <text:p>CCP-344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9</text:p>
          </table:table-cell>
          <table:table-cell table:style-name="ce104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10" table:formula="of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8" office:value-type="string">
            <text:p>Step 3: Check using published file in page</text:p>
          </table:table-cell>
          <table:table-cell table:style-name="ce145" office:value-type="string">
            <text:p>- Open selected page at step 2</text:p>
            <text:p>- Try to play the media file</text:p>
          </table:table-cell>
          <table:table-cell table:style-name="ce145" office:value-type="string">
            <text:p>The file is done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23 </text:p>
            <text:p>CCP-344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104" office:value-type="float" office:value="1">
            <text:p>001</text:p>
          </table:table-cell>
          <table:table-cell table:style-name="ce110" table:formula="of:=[.B60]" office:value-type="string" office:string-value="REG_AIO165_WCM_020">
            <text:p>REG_AIO165_WCM_020</text:p>
          </table:table-cell>
          <table:table-cell table:style-name="ce114" office:value-type="string">
            <text:p>Check listing content to be displayed in SCV when switch the filter condition</text:p>
          </table:table-cell>
          <table:table-cell table:style-name="ce58" office:value-type="string">
            <text:p>Step 1: Create folder</text:p>
          </table:table-cell>
          <table:table-cell table:style-name="ce145" office:value-type="string">
            <text:p>- Go in the file explore and create a folder</text:p>
          </table:table-cell>
          <table:table-cell table:style-name="ce145" office:value-type="string">
            <text:p>Folder is created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office:value-type="string">
            <text:p>The content in the right pane is not updated, user have to click on the folder again to see it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10" table:formula="of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2: Create web content</text:p>
          </table:table-cell>
          <table:table-cell table:style-name="ce145" office:value-type="string">
            <text:p>- Select added folder &amp; add 1 content (document) into it</text:p>
          </table:table-cell>
          <table:table-cell table:style-name="ce145" office:value-type="string">
            <text:p>Content is added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10" table:formula="of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3: Upload file</text:p>
          </table:table-cell>
          <table:table-cell table:style-name="ce145" office:value-type="string">
            <text:p>- Upload 1 file into above folder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10" table:formula="of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4: Add SCV page</text:p>
          </table:table-cell>
          <table:table-cell table:style-name="ce145" office:value-type="string">
            <text:p>- Go to Site Editor --&gt; Add page wizard</text:p>
            <text:p>- At step 3: drag &amp; drop Single Content Viewer portlet into page</text:p>
          </table:table-cell>
          <table:table-cell table:style-name="ce145" office:value-type="string">
            <text:p>Drag &amp; drop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10" table:formula="of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5: Edit SCV portlet</text:p>
          </table:table-cell>
          <table:table-cell table:style-name="ce145" office:value-type="string">
            <text:p>- Click Edit icon to edit SCV portlet</text:p>
          </table:table-cell>
          <table:table-cell table:style-name="ce145" office:value-type="string">
            <text:p>Edit form is shown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10" table:formula="of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6: Config SCV by selecting exiting content</text:p>
          </table:table-cell>
          <table:table-cell table:style-name="ce145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45" office:value-type="string">
            <text:p>The content created at step 2 is listed in right pane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10" table:formula="of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7: Switch the filter</text:p>
          </table:table-cell>
          <table:table-cell table:style-name="ce145" office:value-type="string">
            <text:p>Switch the filter by selecting Media for Filter by</text:p>
          </table:table-cell>
          <table:table-cell table:style-name="ce145" office:value-type="string">
            <text:p>The content listed in right pane is replaced by the uploaded file at step 3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104" office:value-type="float" office:value="1">
            <text:p>001</text:p>
          </table:table-cell>
          <table:table-cell table:style-name="ce110" table:formula="of:=[.B67]" office:value-type="string" office:string-value="REG_AIO165_WCM_021">
            <text:p>REG_AIO165_WCM_021</text:p>
          </table:table-cell>
          <table:table-cell table:style-name="ce114" office:value-type="string">
            <text:p>Check display a link in a content</text:p>
          </table:table-cell>
          <table:table-cell table:style-name="ce58" office:value-type="string">
            <text:p>Step 1: Create content</text:p>
          </table:table-cell>
          <table:table-cell table:style-name="ce145" office:value-type="string">
            <text:p>- Go to Site Explorer --&gt; Site management</text:p>
            <text:p>- Select a category &amp; create 1 document with link in content</text:p>
          </table:table-cell>
          <table:table-cell table:style-name="ce145" office:value-type="string">
            <text:p>Create new conten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227 </text:p>
            <text:p>CCP-328</text:p>
          </table:table-cell>
          <table:table-cell table:style-name="ce189" office:value-type="string">
            <text:p>The link is display without underline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7">
          <table:table-cell table:style-name="ce8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21</text:p>
          </table:table-cell>
          <table:table-cell table:style-name="ce104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10" table:formula="of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8" office:value-type="string">
            <text:p>Step 2: View added content</text:p>
          </table:table-cell>
          <table:table-cell table:style-name="ce145" office:value-type="string">
            <text:p>Select added content to view</text:p>
          </table:table-cell>
          <table:table-cell table:style-name="ce145" office:value-type="string">
            <text:p>The link in the content is display with the underline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227 </text:p>
            <text:p>CCP-328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104" office:value-type="float" office:value="1">
            <text:p>001</text:p>
          </table:table-cell>
          <table:table-cell table:style-name="ce110" table:formula="of:=[.B69]" office:value-type="string" office:string-value="REG_AIO165_WCM_022">
            <text:p>REG_AIO165_WCM_022</text:p>
          </table:table-cell>
          <table:table-cell table:style-name="ce114" office:value-type="string">
            <text:p>Check when select content from search result to view in CLV</text:p>
          </table:table-cell>
          <table:table-cell table:style-name="ce58" office:value-type="string">
            <text:p>Step 1: Show form to edit CLV portlet</text:p>
          </table:table-cell>
          <table:table-cell table:style-name="ce145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45" office:value-type="string">
            <text:p>Edit form is show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office:value-type="string">
            <text:p>error in UI after step 4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104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10" table:formula="of:=[.B70]" office:value-type="string" office:string-value="REG_AIO165_WCM_022">
            <text:p>REG_AIO165_WCM_022</text:p>
          </table:table-cell>
          <table:table-cell table:style-name="ce114" office:value-type="string">
            <text:p>Check when select content from search result to view in CLV</text:p>
          </table:table-cell>
          <table:table-cell table:style-name="ce58" office:value-type="string">
            <text:p>Step 2: Show form to select path</text:p>
          </table:table-cell>
          <table:table-cell table:style-name="ce148" office:value-type="string">
            <text:p>- Choose the By content</text:p>
            <text:p>- Click on the select folder path icon</text:p>
          </table:table-cell>
          <table:table-cell table:style-name="ce145" office:value-type="string">
            <text:p>Multiple Content Select panel <text:s/>is show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2</text:p>
          </table:table-cell>
          <table:table-cell table:style-name="ce104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10" table:formula="of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8" office:value-type="string">
            <text:p>Step 3: Select content</text:p>
          </table:table-cell>
          <table:table-cell table:style-name="ce148" office:value-type="string">
            <text:p><text:span text:style-name="T13">- Select a content from the content browser</text:span></text:p>
            <text:p><text:span text:style-name="T13">- Save</text:span></text:p>
          </table:table-cell>
          <table:table-cell table:style-name="ce145" office:value-type="string">
            <text:p>Selected content is list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2</text:p>
          </table:table-cell>
          <table:table-cell table:style-name="ce104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10" table:formula="of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8" office:value-type="string">
            <text:p>Step 4: Search content</text:p>
          </table:table-cell>
          <table:table-cell table:style-name="ce148" office:value-type="string">
            <text:p><text:span text:style-name="T13">- Click on the select folder path icon again</text:span></text:p>
            <text:p><text:span text:style-name="T13">- Use content search form tab to search on </text:span><text:span text:style-name="T13">content</text:span></text:p>
            <text:p><text:span text:style-name="T13">-Choose the search result to introduce it in </text:span><text:span text:style-name="T13">the content list</text:span></text:p>
          </table:table-cell>
          <table:table-cell table:style-name="ce145" office:value-type="string">
            <text:p>Chosen content from search result is list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24">
          <table:table-cell table:style-name="ce88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104" office:value-type="float" office:value="1">
            <text:p>001</text:p>
          </table:table-cell>
          <table:table-cell table:style-name="ce110" table:formula="of:=[.B73]" office:value-type="string" office:string-value="REG_AIO165_WCM_023">
            <text:p>REG_AIO165_WCM_023</text:p>
          </table:table-cell>
          <table:table-cell table:style-name="ce114" office:value-type="string">
            <text:p>Inversion of content's list in CLV at every validation </text:p>
          </table:table-cell>
          <table:table-cell table:style-name="ce58" office:value-type="string">
            <text:p>Step 1: Create document</text:p>
          </table:table-cell>
          <table:table-cell table:style-name="ce145" office:value-type="string">
            <text:p>- Go to site Explorer → Site Management</text:p>
            <text:p>- Create some documents (doc1, doc2, doc3)</text:p>
          </table:table-cell>
          <table:table-cell table:style-name="ce145" office:value-type="string">
            <text:p>Create documen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3</text:p>
          </table:table-cell>
          <table:table-cell table:style-name="ce104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10" table:formula="of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2: Create page</text:p>
          </table:table-cell>
          <table:table-cell table:style-name="ce145" office:value-type="string">
            <text:p>Create a page includes a Portlet CLV in it.</text:p>
          </table:table-cell>
          <table:table-cell table:style-name="ce145" office:value-type="string">
            <text:p>Create new pag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23">
          <table:table-cell table:style-name="ce88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3</text:p>
          </table:table-cell>
          <table:table-cell table:style-name="ce104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10" table:formula="of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3: List added document into created page</text:p>
          </table:table-cell>
          <table:table-cell table:style-name="ce145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45" office:value-type="string">
            <text:p>Selected documents are listed (by order: doc1, doc2, doc3)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3</text:p>
          </table:table-cell>
          <table:table-cell table:style-name="ce104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10" table:formula="of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4: Change the order be documents that will be displayed</text:p>
          </table:table-cell>
          <table:table-cell table:style-name="ce145" office:value-type="string">
            <text:p>- Click Edit icon again</text:p>
            <text:p>- Do not make any change</text:p>
            <text:p>- Click Save</text:p>
          </table:table-cell>
          <table:table-cell table:style-name="ce145" office:value-type="string">
            <text:p>The order of document has no change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31">
          <table:table-cell table:style-name="ce88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104" office:value-type="float" office:value="1">
            <text:p>001</text:p>
          </table:table-cell>
          <table:table-cell table:style-name="ce110" table:formula="of:=[.B77]" office:value-type="string" office:string-value="REG_AIO165_WCM_024">
            <text:p>REG_AIO165_WCM_024</text:p>
          </table:table-cell>
          <table:table-cell table:style-name="ce114" office:value-type="string">
            <text:p>Changes in FCC action's parameters are not taken in consideration </text:p>
          </table:table-cell>
          <table:table-cell table:style-name="ce58" office:value-type="string">
            <text:p>Step 1: Add FCC page</text:p>
          </table:table-cell>
          <table:table-cell table:style-name="ce145" office:value-type="string">
            <text:p>- Go to Site Editor --&gt; Add New Page</text:p>
            <text:p>- At step 3: Drag &amp; drop FCC portlet into page</text:p>
          </table:table-cell>
          <table:table-cell table:style-name="ce145" office:value-type="string">
            <text:p>FCC portlet is displayed in right pane at step 3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26">
          <table:table-cell table:style-name="ce88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10" table:formula="of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2: Config FCC</text:p>
          </table:table-cell>
          <table:table-cell table:style-name="ce145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45" office:value-type="string">
            <text:p>Add action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110" table:formula="of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3: Add document using FCC</text:p>
          </table:table-cell>
          <table:table-cell table:style-name="ce145" office:value-type="string">
            <text:p>In new added FCC page: Input valid values &amp; click Save to add new document</text:p>
          </table:table-cell>
          <table:table-cell table:style-name="ce145" office:value-type="string">
            <text:p>An email is sent to registered email (mail 1) when add actio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0" table:formula="of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4: Change registered email</text:p>
          </table:table-cell>
          <table:table-cell table:style-name="ce145" office:value-type="string">
            <text:p>- Edit FCC portlet again --&gt; Edit added action with new email address <text:span text:style-name="T2">(</text:span>mail2<text:span text:style-name="T2">)</text:span></text:p>
          </table:table-cell>
          <table:table-cell table:style-name="ce145" office:value-type="string">
            <text:p>Change is sav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0" table:formula="of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5: Check sending mail after editing FCC</text:p>
          </table:table-cell>
          <table:table-cell table:style-name="ce145" office:value-type="string">
            <text:p>Use FCC page to create another document</text:p>
          </table:table-cell>
          <table:table-cell table:style-name="ce145" office:value-type="string">
            <text:p>An email is sent to new-registered email (mail 2)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104" office:value-type="float" office:value="1">
            <text:p>001</text:p>
          </table:table-cell>
          <table:table-cell table:style-name="ce110" table:formula="of:=[.B82]" office:value-type="string" office:string-value="REG_AIO165_WCM_025">
            <text:p>REG_AIO165_WCM_025</text:p>
          </table:table-cell>
          <table:table-cell table:style-name="ce114" office:value-type="string">
            <text:p>Check if Searched texts in search results are highlighted</text:p>
          </table:table-cell>
          <table:table-cell table:style-name="ce58" office:value-type="string">
            <text:p>Step 1: Search</text:p>
          </table:table-cell>
          <table:table-cell table:style-name="ce145" office:value-type="string">
            <text:p>- Login</text:p>
            <text:p>- Input text in search text box in the top right screen</text:p>
            <text:p>- Hit the enter</text:p>
          </table:table-cell>
          <table:table-cell table:style-name="ce145" office:value-type="string">
            <text:p>- The result is returned</text:p>
            <text:p>- The search keyword is highlighted in the <text:s/>result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822</text:p>
            <text:p>CCP-426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">
          <table:table-cell table:style-name="ce89" table:number-columns-repeated="2"/>
          <table:table-cell table:style-name="ce104"/>
          <table:table-cell table:style-name="ce89" table:number-columns-repeated="5"/>
          <table:table-cell table:style-name="ce145"/>
          <table:table-cell table:style-name="ce89" table:number-columns-repeated="247"/>
        </table:table-row>
        <table:table-row table:style-name="ro1" table:number-rows-repeated="36">
          <table:table-cell table:style-name="ce89" table:number-columns-repeated="8"/>
          <table:table-cell table:style-name="ce145"/>
          <table:table-cell table:style-name="ce89" table:number-columns-repeated="247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5"/>
          <table:table-cell table:style-name="ce138"/>
          <table:table-cell table:style-name="ce139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16"/>
          <table:table-cell table:style-name="ce138"/>
          <table:table-cell table:style-name="ce149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5"/>
          <table:table-cell table:style-name="ce138"/>
          <table:table-cell table:style-name="ce139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6"/>
          <table:table-cell table:style-name="ce138"/>
          <table:table-cell table:style-name="ce134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6"/>
          <table:table-cell table:style-name="ce138"/>
          <table:table-cell table:style-name="ce149"/>
          <table:table-cell table:style-name="ce142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7"/>
          <table:table-cell table:style-name="ce139" table:number-columns-repeated="2"/>
          <table:table-cell table:style-name="ce142"/>
          <table:table-cell table:style-name="ce14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18"/>
          <table:table-cell table:style-name="ce139"/>
          <table:table-cell table:style-name="ce134"/>
          <table:table-cell table:style-name="ce142"/>
          <table:table-cell table:style-name="ce14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9"/>
          <table:table-cell table:style-name="ce139"/>
          <table:table-cell table:style-name="ce134"/>
          <table:table-cell table:style-name="ce142"/>
          <table:table-cell table:style-name="ce14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0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9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0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3">
          <table:table-cell table:style-name="ce90"/>
          <table:table-cell table:style-name="ce96"/>
          <table:table-cell table:style-name="ce106"/>
          <table:table-cell table:style-name="ce111"/>
          <table:table-cell table:style-name="ce122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3"/>
          <table:table-cell table:style-name="ce140"/>
          <table:table-cell table:style-name="ce150"/>
          <table:table-cell table:style-name="ce129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4"/>
          <table:table-cell table:style-name="ce140"/>
          <table:table-cell table:style-name="ce151"/>
          <table:table-cell table:style-name="ce129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4"/>
          <table:table-cell table:style-name="ce140"/>
          <table:table-cell table:style-name="ce152"/>
          <table:table-cell table:style-name="ce129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90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9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2"/>
          <table:table-cell table:style-name="ce170" table:number-columns-repeated="220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0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2"/>
          <table:table-cell table:style-name="ce170" table:number-columns-repeated="220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1" table:number-columns-repeated="222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1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3"/>
          <table:table-cell table:style-name="ce124"/>
          <table:table-cell table:style-name="ce153"/>
          <table:table-cell table:style-name="ce129"/>
          <table:table-cell table:style-name="ce165"/>
          <table:table-cell table:style-name="ce172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4" table:number-columns-repeated="2"/>
          <table:table-cell table:style-name="ce153"/>
          <table:table-cell table:style-name="ce129"/>
          <table:table-cell table:style-name="ce165"/>
          <table:table-cell table:style-name="ce172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3"/>
          <table:table-cell table:style-name="ce124"/>
          <table:table-cell table:style-name="ce154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4" table:number-columns-repeated="2"/>
          <table:table-cell table:style-name="ce153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4" table:number-columns-repeated="3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26"/>
          <table:table-cell table:style-name="ce127"/>
          <table:table-cell table:style-name="ce154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7" table:number-columns-repeated="2"/>
          <table:table-cell table:style-name="ce155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90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2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2"/>
          <table:table-cell table:style-name="ce128"/>
          <table:table-cell table:style-name="ce139"/>
          <table:table-cell table:style-name="ce134"/>
          <table:table-cell table:style-name="ce142"/>
          <table:table-cell table:style-name="ce165"/>
          <table:table-cell table:style-name="ce174" table:number-columns-repeated="3"/>
          <table:table-cell table:style-name="ce175" table:number-columns-repeated="219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2"/>
          <table:table-cell table:style-name="ce129" table:number-columns-repeated="3"/>
          <table:table-cell table:style-name="ce131"/>
          <table:table-cell table:style-name="ce165"/>
          <table:table-cell table:style-name="ce174" table:number-columns-repeated="3"/>
          <table:table-cell table:style-name="ce175" table:number-columns-repeated="219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30"/>
          <table:table-cell table:style-name="ce141"/>
          <table:table-cell table:style-name="ce122"/>
          <table:table-cell table:style-name="ce161"/>
          <table:table-cell table:style-name="ce165"/>
          <table:table-cell table:style-name="ce175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31" table:number-columns-repeated="3"/>
          <table:table-cell table:style-name="ce129"/>
          <table:table-cell table:style-name="ce165"/>
          <table:table-cell table:style-name="ce176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8"/>
          <table:table-cell table:style-name="ce129"/>
          <table:table-cell table:style-name="ce122"/>
          <table:table-cell table:style-name="ce142"/>
          <table:table-cell table:style-name="ce165"/>
          <table:table-cell table:style-name="ce176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6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8"/>
          <table:table-cell table:style-name="ce129"/>
          <table:table-cell table:style-name="ce122"/>
          <table:table-cell table:style-name="ce142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8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8"/>
          <table:table-cell table:style-name="ce129"/>
          <table:table-cell table:style-name="ce122"/>
          <table:table-cell table:style-name="ce142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8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90"/>
          <table:table-cell table:style-name="ce111"/>
          <table:table-cell table:style-name="ce132"/>
          <table:table-cell table:style-name="ce139"/>
          <table:table-cell table:style-name="ce122"/>
          <table:table-cell table:style-name="ce142"/>
          <table:table-cell table:style-name="ce165"/>
          <table:table-cell table:style-name="ce179"/>
          <table:table-cell table:style-name="ce178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2"/>
          <table:table-cell table:style-name="ce139"/>
          <table:table-cell table:style-name="ce122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33"/>
          <table:table-cell table:style-name="ce139"/>
          <table:table-cell table:style-name="ce134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34"/>
          <table:table-cell table:style-name="ce139"/>
          <table:table-cell table:style-name="ce134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7"/>
          <table:table-cell table:style-name="ce106"/>
          <table:table-cell table:style-name="ce111"/>
          <table:table-cell table:style-name="ce135"/>
          <table:table-cell table:style-name="ce142"/>
          <table:table-cell table:style-name="ce136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7"/>
          <table:table-cell table:style-name="ce106"/>
          <table:table-cell table:style-name="ce111"/>
          <table:table-cell table:style-name="ce136"/>
          <table:table-cell table:style-name="ce142"/>
          <table:table-cell table:style-name="ce136"/>
          <table:table-cell table:style-name="ce142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7"/>
          <table:table-cell table:style-name="ce106"/>
          <table:table-cell table:style-name="ce111"/>
          <table:table-cell table:style-name="ce136"/>
          <table:table-cell table:style-name="ce142"/>
          <table:table-cell table:style-name="ce134"/>
          <table:table-cell table:style-name="ce136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3"/>
          <table:table-cell table:style-name="ce139"/>
          <table:table-cell table:style-name="ce134"/>
          <table:table-cell table:style-name="ce142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34"/>
          <table:table-cell table:style-name="ce139"/>
          <table:table-cell table:style-name="ce122"/>
          <table:table-cell table:style-name="ce142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33"/>
          <table:table-cell table:style-name="ce139"/>
          <table:table-cell table:style-name="ce122"/>
          <table:table-cell table:style-name="ce142"/>
          <table:table-cell table:style-name="ce165"/>
          <table:table-cell table:style-name="ce182"/>
          <table:table-cell table:style-name="ce190" table:number-columns-repeated="221"/>
          <table:table-cell table:style-name="ce1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34"/>
          <table:table-cell table:style-name="ce139"/>
          <table:table-cell table:style-name="ce134"/>
          <table:table-cell table:style-name="ce142"/>
          <table:table-cell table:style-name="ce165"/>
          <table:table-cell table:style-name="ce182"/>
          <table:table-cell table:style-name="ce190" table:number-columns-repeated="221"/>
          <table:table-cell table:style-name="ce1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3"/>
          <table:table-cell table:style-name="ce139"/>
          <table:table-cell table:style-name="ce134"/>
          <table:table-cell table:style-name="ce142"/>
          <table:table-cell table:style-name="ce165"/>
          <table:table-cell table:style-name="ce183"/>
          <table:table-cell table:style-name="ce169" table:number-columns-repeated="2"/>
          <table:table-cell table:style-name="ce170" table:number-columns-repeated="219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4" table:number-columns-repeated="3"/>
          <table:table-cell table:style-name="ce142"/>
          <table:table-cell table:style-name="ce165"/>
          <table:table-cell table:style-name="ce183"/>
          <table:table-cell table:style-name="ce169" table:number-columns-repeated="2"/>
          <table:table-cell table:style-name="ce170" table:number-columns-repeated="219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3"/>
          <table:table-cell table:style-name="ce139"/>
          <table:table-cell table:style-name="ce122"/>
          <table:table-cell table:style-name="ce142"/>
          <table:table-cell table:style-name="ce165"/>
          <table:table-cell table:style-name="ce183"/>
          <table:table-cell table:style-name="ce169" table:number-columns-repeated="2"/>
          <table:table-cell table:style-name="ce170" table:number-columns-repeated="219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34"/>
          <table:table-cell table:style-name="ce139" table:number-columns-repeated="3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/>
          <table:table-cell table:style-name="ce98" table:number-columns-repeated="2"/>
          <table:table-cell table:style-name="ce113" table:number-columns-repeated="5"/>
          <table:table-cell table:style-name="ce166"/>
          <table:table-cell table:style-name="ce177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8" table:number-columns-repeated="2"/>
          <table:table-cell table:style-name="ce113" table:number-columns-repeated="5"/>
          <table:table-cell table:style-name="ce166"/>
          <table:table-cell table:style-name="ce99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99" table:number-columns-repeated="2"/>
          <table:table-cell table:style-name="ce109" table:number-columns-repeated="5"/>
          <table:table-cell table:style-name="ce164"/>
          <table:table-cell table:style-name="ce99" table:number-columns-repeated="225"/>
          <table:table-cell table:number-columns-repeated="22"/>
        </table:table-row>
        <table:table-row table:style-name="ro1" table:number-rows-repeated="10483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244" table:default-cell-style-name="Default"/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100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style-name="ce167"/>
          <table:table-cell/>
          <table:table-cell table:style-name="ce191" office:value-type="string">
            <text:p>Passed</text:p>
          </table:table-cell>
          <table:table-cell table:style-name="ce191" table:formula="of:=COUNTIF([.L$7:.L$998];[.$L1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19">
          <table:table-cell/>
          <table:table-cell table:style-name="ce92"/>
          <table:table-cell table:style-name="ce101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number-columns-repeated="2"/>
          <table:table-cell table:style-name="ce191" office:value-type="string">
            <text:p>Failed</text:p>
          </table:table-cell>
          <table:table-cell table:style-name="ce191" table:formula="of:=COUNTIF([.L$7:.L$998];[.$L2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20">
          <table:table-cell/>
          <table:table-cell table:style-name="ce93" office:value-type="string">
            <text:p>Function List:</text:p>
          </table:table-cell>
          <table:table-cell table:style-name="ce102" office:value-type="string" table:number-columns-spanned="3" table:number-rows-spanned="1">
            <text:p>Bugs on WCM 1.2.x for regression test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1" office:value-type="string">
            <text:p>Blocked</text:p>
          </table:table-cell>
          <table:table-cell table:style-name="ce191" table:formula="of:=COUNTIF([.L$7:.L$998];[.$L3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32">
          <table:table-cell/>
          <table:table-cell table:style-name="ce93" office:value-type="string">
            <text:p>Total Main Cases:</text:p>
          </table:table-cell>
          <table:table-cell table:style-name="ce103" table:formula="of:=MAX([.A7:.A981])" office:value-type="float" office:value="18" table:number-columns-spanned="3" table:number-rows-spanned="1">
            <text:p>18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2" office:value-type="string">
            <text:p>Untested</text:p>
          </table:table-cell>
          <table:table-cell table:style-name="ce191" table:formula="of:=COUNTIF([.L$7:.L$998];[.$L4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19">
          <table:table-cell/>
          <table:table-cell table:style-name="ce94"/>
          <table:table-cell table:style-name="ce99"/>
          <table:table-cell table:style-name="ce109" table:number-columns-repeated="2"/>
          <table:table-cell table:style-name="ce109" office:value-type="string">
            <text:p><text:s/></text:p>
          </table:table-cell>
          <table:table-cell table:style-name="ce109" table:number-columns-repeated="2"/>
          <table:table-cell table:style-name="ce164"/>
          <table:table-cell table:number-columns-repeated="2"/>
          <table:table-cell office:value-type="string">
            <text:p>N/A</text:p>
          </table:table-cell>
          <table:table-cell table:style-name="ce191" table:formula="of:=COUNTIF([.L$7:.L$998];[.$L5])" office:value-type="float" office:value="0">
            <text:p>0</text:p>
          </table:table-cell>
          <table:table-cell table:style-name="ce191" table:number-columns-repeated="2"/>
          <table:table-cell table:style-name="ce99" table:number-columns-repeated="219"/>
          <table:table-cell table:number-columns-repeated="21"/>
        </table:table-row>
        <table:table-row table:style-name="ro32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93" table:number-columns-repeated="7"/>
          <table:table-cell table:style-name="ce198" table:number-columns-repeated="211"/>
          <table:table-cell table:style-name="ce164" table:number-columns-repeated="4"/>
          <table:table-cell table:style-name="ce200" table:number-columns-repeated="21"/>
        </table:table-row>
        <table:table-row table:style-name="ro11">
          <table:table-cell table:style-name="ce88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104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204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10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10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8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10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204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10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10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8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104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204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10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10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10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8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104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204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6">
          <table:table-cell table:style-name="ce8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2">
          <table:table-cell table:style-name="ce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104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204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10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8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104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204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10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10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88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104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204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10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2">(</text:span>Next &amp; Previous<text:span text:style-name="T2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2">
          <table:table-cell table:style-name="ce88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104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204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20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2">
          <table:table-cell table:style-name="ce88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104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204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10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10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104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204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10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88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10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204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10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88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104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204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10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104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30">
          <table:table-cell table:style-name="ce8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10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23">
          <table:table-cell table:style-name="ce88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10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204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3">
          <table:table-cell table:style-name="ce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10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88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104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204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104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10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88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104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204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10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10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88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104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204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10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104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31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10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1">
          <table:table-cell table:style-name="ce88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104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204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10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0">
          <table:table-cell table:style-name="ce88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104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204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88"/>
          <table:table-cell table:style-name="ce47"/>
          <table:table-cell table:style-name="ce104"/>
          <table:table-cell table:style-name="ce52"/>
          <table:table-cell table:style-name="ce204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88"/>
          <table:table-cell table:style-name="ce47"/>
          <table:table-cell table:style-name="ce104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88"/>
          <table:table-cell/>
          <table:table-cell table:style-name="ce104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04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table:table-column table:style-name="co8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206"/>
          <table:table-cell table:style-name="ce210" office:value-type="string">
            <text:p>TEST CASES</text:p>
          </table:table-cell>
          <table:table-cell table:style-name="ce215"/>
          <table:table-cell table:style-name="ce222" table:number-columns-repeated="2"/>
          <table:table-cell table:style-name="ce206"/>
          <table:table-cell table:style-name="ce222" table:number-columns-repeated="2"/>
          <table:table-cell table:style-name="ce237"/>
          <table:table-cell table:style-name="ce241"/>
          <table:table-cell table:style-name="ce206"/>
          <table:table-cell table:style-name="ce244" office:value-type="string">
            <text:p>Passed</text:p>
          </table:table-cell>
          <table:table-cell table:style-name="ce244" table:formula="of:=COUNTIF([.L$7:.L$1024];[.$L1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1">
          <table:table-cell table:style-name="ce206"/>
          <table:table-cell table:style-name="ce211"/>
          <table:table-cell table:style-name="ce216"/>
          <table:table-cell table:style-name="ce222" table:number-columns-repeated="2"/>
          <table:table-cell table:style-name="ce206"/>
          <table:table-cell table:style-name="ce222" table:number-columns-repeated="2"/>
          <table:table-cell table:style-name="ce237"/>
          <table:table-cell table:style-name="ce206" table:number-columns-repeated="2"/>
          <table:table-cell table:style-name="ce244" office:value-type="string">
            <text:p>Failed</text:p>
          </table:table-cell>
          <table:table-cell table:style-name="ce244" table:formula="of:=COUNTIF([.L$7:.L$1024];[.$L2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20">
          <table:table-cell table:style-name="ce206"/>
          <table:table-cell table:style-name="ce212" office:value-type="string">
            <text:p>Function List:</text:p>
          </table:table-cell>
          <table:table-cell table:style-name="ce217" office:value-type="string" table:number-columns-spanned="3" table:number-rows-spanned="1">
            <text:p>Bugs on WCM 1.2.x for regression test</text:p>
          </table:table-cell>
          <table:covered-table-cell table:style-name="ce223"/>
          <table:covered-table-cell table:style-name="ce218"/>
          <table:table-cell table:style-name="ce206"/>
          <table:table-cell table:style-name="ce233"/>
          <table:table-cell table:style-name="ce235"/>
          <table:table-cell table:style-name="ce238"/>
          <table:table-cell table:style-name="ce206" table:number-columns-repeated="2"/>
          <table:table-cell table:style-name="ce244" office:value-type="string">
            <text:p>Blocked</text:p>
          </table:table-cell>
          <table:table-cell table:style-name="ce244" table:formula="of:=COUNTIF([.L$7:.L$1024];[.$L3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7">
          <table:table-cell table:style-name="ce206"/>
          <table:table-cell table:style-name="ce212" office:value-type="string">
            <text:p>Total Main Cases:</text:p>
          </table:table-cell>
          <table:table-cell table:style-name="ce218" table:formula="of:=MAX([.A7:.A1007])" office:value-type="float" office:value="22" table:number-columns-spanned="3" table:number-rows-spanned="1">
            <text:p>22</text:p>
          </table:table-cell>
          <table:covered-table-cell table:style-name="ce223"/>
          <table:covered-table-cell table:style-name="ce218"/>
          <table:table-cell table:style-name="ce206"/>
          <table:table-cell table:style-name="ce233"/>
          <table:table-cell table:style-name="ce235"/>
          <table:table-cell table:style-name="ce238"/>
          <table:table-cell table:style-name="ce206" table:number-columns-repeated="2"/>
          <table:table-cell table:style-name="ce245" office:value-type="string">
            <text:p>Untested</text:p>
          </table:table-cell>
          <table:table-cell table:style-name="ce244" table:formula="of:=COUNTIF([.L$7:.L$1024];[.$L4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1">
          <table:table-cell table:style-name="ce206"/>
          <table:table-cell table:style-name="ce213"/>
          <table:table-cell table:style-name="ce206"/>
          <table:table-cell table:style-name="ce224" table:number-columns-repeated="2"/>
          <table:table-cell table:style-name="ce224" office:value-type="string">
            <text:p><text:s/></text:p>
          </table:table-cell>
          <table:table-cell table:style-name="ce224" table:number-columns-repeated="2"/>
          <table:table-cell table:style-name="ce239"/>
          <table:table-cell table:style-name="ce206" table:number-columns-repeated="2"/>
          <table:table-cell table:style-name="ce206" office:value-type="string">
            <text:p>N/A</text:p>
          </table:table-cell>
          <table:table-cell table:style-name="ce244" table:formula="of:=COUNTIF([.L$7:.L$1024];[.$L5])" office:value-type="float" office:value="0">
            <text:p>0</text:p>
          </table:table-cell>
          <table:table-cell table:style-name="ce244" table:number-columns-repeated="2"/>
          <table:table-cell table:style-name="ce206" table:number-columns-repeated="241"/>
          <table:table-cell table:number-columns-repeated="768"/>
        </table:table-row>
        <table:table-row table:style-name="ro7">
          <table:table-cell table:style-name="ce207" office:value-type="string">
            <text:p>Case No</text:p>
          </table:table-cell>
          <table:table-cell table:style-name="ce207" office:value-type="string">
            <text:p>Related function</text:p>
          </table:table-cell>
          <table:table-cell table:style-name="ce207" office:value-type="string">
            <text:p>Case ID</text:p>
          </table:table-cell>
          <table:table-cell table:style-name="ce207" office:value-type="string">
            <text:p>Path</text:p>
          </table:table-cell>
          <table:table-cell table:style-name="ce207" office:value-type="string">
            <text:p>Case Description</text:p>
          </table:table-cell>
          <table:table-cell table:style-name="ce207" office:value-type="string">
            <text:p>Step Description</text:p>
          </table:table-cell>
          <table:table-cell table:style-name="ce207" office:value-type="string">
            <text:p>Steps to produce</text:p>
          </table:table-cell>
          <table:table-cell table:style-name="ce207" office:value-type="string">
            <text:p>Expected Output</text:p>
          </table:table-cell>
          <table:table-cell table:style-name="ce207" office:value-type="string">
            <text:p>Priority</text:p>
          </table:table-cell>
          <table:table-cell table:style-name="ce207" office:value-type="string">
            <text:p>Link</text:p>
          </table:table-cell>
          <table:table-cell table:style-name="ce207" office:value-type="string">
            <text:p>Bug description</text:p>
          </table:table-cell>
          <table:table-cell table:style-name="ce207"/>
          <table:table-cell table:style-name="ce193" table:number-columns-repeated="7"/>
          <table:table-cell table:style-name="ce247" table:number-columns-repeated="211"/>
          <table:table-cell table:style-name="ce239" table:number-columns-repeated="25"/>
          <table:table-cell table:style-name="ce206"/>
          <table:table-cell table:number-columns-repeated="768"/>
        </table:table-row>
        <table:table-row table:style-name="ro10">
          <table:table-cell table:style-name="ce208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219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25" office:value-type="string">
            <text:p>Check Download And Allow Edition from right-click menu in right pane on uploaded file with name containing a character like '</text:p>
          </table:table-cell>
          <table:table-cell table:style-name="ce230" office:value-type="string">
            <text:p>Step 1: Upload file</text:p>
          </table:table-cell>
          <table:table-cell table:style-name="ce230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30" office:value-type="string">
            <text:p>File is upload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25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8_WCM_001</text:p>
          </table:table-cell>
          <table:table-cell table:style-name="ce2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26" office:value-type="string">
            <text:p>Check Download And Allow Edition from right-click menu in right pane on uploaded file with name containing a character like '</text:p>
          </table:table-cell>
          <table:table-cell table:style-name="ce230" office:value-type="string">
            <text:p>Step 2: Show Add category form</text:p>
          </table:table-cell>
          <table:table-cell table:style-name="ce230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30" office:value-type="string">
            <text:p>acme taxonomy tree is selected as default, all its taxonomies are listed below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 office:value-type="string">
            <text:p>acme taxonomy tree is selected but there's no sub taxonomy is listed</text:p>
          </table:table-cell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220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25" office:value-type="string">
            <text:p>Check showing News page after deleted acme category</text:p>
          </table:table-cell>
          <table:table-cell table:style-name="ce230" office:value-type="string">
            <text:p>Step 1: Show acme category</text:p>
          </table:table-cell>
          <table:table-cell table:style-name="ce230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30" office:value-type="string">
            <text:p>acme category is list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12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8_WCM_002</text:p>
          </table:table-cell>
          <table:table-cell table:style-name="ce2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26" office:value-type="string">
            <text:p>Check showing News page after deleted acme category</text:p>
          </table:table-cell>
          <table:table-cell table:style-name="ce230" office:value-type="string">
            <text:p>Step 2: Delete acme category</text:p>
          </table:table-cell>
          <table:table-cell table:style-name="ce230" office:value-type="string">
            <text:p>- Right click on acme &amp; select Delete</text:p>
            <text:p>- Click OK to confirm</text:p>
          </table:table-cell>
          <table:table-cell table:style-name="ce230" office:value-type="string">
            <text:p>acme is delet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7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8_WCM_002</text:p>
          </table:table-cell>
          <table:table-cell table:style-name="ce2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26" office:value-type="string">
            <text:p>Check showing News page after deleted acme category</text:p>
          </table:table-cell>
          <table:table-cell table:style-name="ce230" office:value-type="string">
            <text:p>Step 3: View News page</text:p>
          </table:table-cell>
          <table:table-cell table:style-name="ce230" office:value-type="string">
            <text:p>- Go to News page on acme site</text:p>
          </table:table-cell>
          <table:table-cell table:style-name="ce230" office:value-type="string">
            <text:p>News page is displayed &amp; there's no error in console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 office:value-type="string">
            <text:p>Error in console</text:p>
          </table:table-cell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220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25" office:value-type="string">
            <text:p>Check while setting a page with PCLV portlet</text:p>
          </table:table-cell>
          <table:table-cell table:style-name="ce230" office:value-type="string">
            <text:p>Step 1: Show edit page wizard</text:p>
          </table:table-cell>
          <table:table-cell table:style-name="ce230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30" office:value-type="string">
            <text:p>Edit page at step 3 is shown in portlet mode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8_WCM_003</text:p>
          </table:table-cell>
          <table:table-cell table:style-name="ce22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26" office:value-type="string">
            <text:p>Check while setting a page with PCLV portlet</text:p>
          </table:table-cell>
          <table:table-cell table:style-name="ce230" office:value-type="string">
            <text:p>Step 2: Delete PCLV</text:p>
          </table:table-cell>
          <table:table-cell table:style-name="ce230" office:value-type="string">
            <text:p>- Click x icon to delete PCLV portlet (on the right, Category content)</text:p>
            <text:p>- Click OK to confirm</text:p>
          </table:table-cell>
          <table:table-cell table:style-name="ce230" office:value-type="string">
            <text:p>Portlet is removed from page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8_WCM_003</text:p>
          </table:table-cell>
          <table:table-cell table:style-name="ce22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26" office:value-type="string">
            <text:p>Check while setting a page with PCLV portlet</text:p>
          </table:table-cell>
          <table:table-cell table:style-name="ce230" office:value-type="string">
            <text:p>Step 3: Delete acme category</text:p>
          </table:table-cell>
          <table:table-cell table:style-name="ce230" office:value-type="string">
            <text:p>Go to Sites Explorer/Sites Management under /acme/categories delete the acme category.</text:p>
          </table:table-cell>
          <table:table-cell table:style-name="ce230" office:value-type="string">
            <text:p>acme category is delet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25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8_WCM_003</text:p>
          </table:table-cell>
          <table:table-cell table:style-name="ce22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26" office:value-type="string">
            <text:p>Check while setting a page with PCLV portlet</text:p>
          </table:table-cell>
          <table:table-cell table:style-name="ce230" office:value-type="string">
            <text:p>Step 4: Re-configure News page</text:p>
          </table:table-cell>
          <table:table-cell table:style-name="ce230" office:value-type="string">
            <text:p>- Select News page</text:p>
            <text:p>- Go to Site Editor -&gt;Edit Page Wizard.</text:p>
            <text:p><text:span text:style-name="T14">- Go to step 3</text:span></text:p>
            <text:p><text:span text:style-name="T14">- Drag drop Category Content into page</text:span></text:p>
            <text:p><text:span text:style-name="T14">- Click Edit icon to edit Category Content </text:span><text:span text:style-name="T14">portlet</text:span></text:p>
          </table:table-cell>
          <table:table-cell table:style-name="ce230" office:value-type="string">
            <text:p>Edit portlet form is shown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 office:value-type="string">
            <text:p>Edit form is blank &amp; exception in console</text:p>
          </table:table-cell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220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25" office:value-type="string">
            <text:p>Check if Link still be referenced after being inserted</text:p>
          </table:table-cell>
          <table:table-cell table:style-name="ce230" office:value-type="string">
            <text:p>Step 1: Show form to add free layout web content</text:p>
          </table:table-cell>
          <table:table-cell table:style-name="ce230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30" office:value-type="string">
            <text:p>Add Free layout web content form is shown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AIO168_WCM_004</text:p>
          </table:table-cell>
          <table:table-cell table:style-name="ce22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26" office:value-type="string">
            <text:p>Check if Link still be referenced after being inserted</text:p>
          </table:table-cell>
          <table:table-cell table:style-name="ce230" office:value-type="string">
            <text:p>Step 2: Add content</text:p>
          </table:table-cell>
          <table:table-cell table:style-name="ce230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30" office:value-type="string">
            <text:p>A link to selected page is added in the content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/>
          <table:table-cell table:style-name="ce206" table:number-columns-repeated="245"/>
          <table:table-cell table:number-columns-repeated="768"/>
        </table:table-row>
        <table:table-row table:style-name="ro21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8_WCM_004</text:p>
          </table:table-cell>
          <table:table-cell table:style-name="ce22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26" office:value-type="string">
            <text:p>Check if Link still be referenced after being inserted</text:p>
          </table:table-cell>
          <table:table-cell table:style-name="ce230" office:value-type="string">
            <text:p>Step 3: Add more link</text:p>
          </table:table-cell>
          <table:table-cell table:style-name="ce230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30" office:value-type="string">
            <text:p>New link is added. There're 2 different links in the content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 office:value-type="string">
            <text:p>There's only link added at step 3 with text of the link but the URL is the first added link. The first link was removed.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25" office:value-type="string">
            <text:p>Validate page acme/Overview by using <text:a xlink:href="http://validator.w3.org/">W3C Validator</text:a></text:p>
          </table:table-cell>
          <table:table-cell table:style-name="ce230" office:value-type="string">
            <text:p>Step 1: Validate page acme/Overview</text:p>
          </table:table-cell>
          <table:table-cell table:style-name="ce230" office:value-type="string">
            <text:p>View source of acme/Overview &amp; put in <text:s/>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36</text:p>
            <text:p>CCP-668</text:p>
          </table:table-cell>
          <table:table-cell table:style-name="ce60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2">
            <text:p>002</text:p>
          </table:table-cell>
          <table:table-cell table:style-name="ce52" table:formula="of:=[.B20]" office:value-type="string" office:string-value="REG_AIO168_WCM_005">
            <text:p>REG_AIO168_WCM_005</text:p>
          </table:table-cell>
          <table:table-cell table:style-name="ce225" office:value-type="string">
            <text:p>Validate new page with 2 category Navigation by using <text:a xlink:href="http://validator.w3.org/">W3C Validtor</text:a></text:p>
          </table:table-cell>
          <table:table-cell table:style-name="ce230" office:value-type="string">
            <text:p>Step 1: Validate new page with 2 category Navigation</text:p>
          </table:table-cell>
          <table:table-cell table:style-name="ce230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 office:value-type="string">
            <text:p>High</text:p>
          </table:table-cell>
          <table:table-cell table:style-name="ce60" table:number-columns-repeated="2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3">
            <text:p>003</text:p>
          </table:table-cell>
          <table:table-cell table:style-name="ce52" table:formula="of:=[.B21]" office:value-type="string" office:string-value="REG_AIO168_WCM_005">
            <text:p>REG_AIO168_WCM_005</text:p>
          </table:table-cell>
          <table:table-cell table:style-name="ce225" office:value-type="string">
            <text:p>Validate new page with 2 category Content by using <text:a xlink:href="http://validator.w3.org/">W3C Validtor</text:a></text:p>
          </table:table-cell>
          <table:table-cell table:style-name="ce230" office:value-type="string">
            <text:p>Step 1: Validate new page with 2 category Content</text:p>
          </table:table-cell>
          <table:table-cell table:style-name="ce230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/>
          <table:table-cell table:style-name="ce60" table:number-columns-repeated="2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4">
            <text:p>004</text:p>
          </table:table-cell>
          <table:table-cell table:style-name="ce52" table:formula="of:=[.B22]" office:value-type="string" office:string-value="REG_AIO168_WCM_005">
            <text:p>REG_AIO168_WCM_005</text:p>
          </table:table-cell>
          <table:table-cell table:style-name="ce225" office:value-type="string">
            <text:p>Validate new page with 2 Content by URL by using <text:a xlink:href="http://validator.w3.org/">W3C Validtor</text:a></text:p>
          </table:table-cell>
          <table:table-cell table:style-name="ce230" office:value-type="string">
            <text:p>Step 1: Validate new page with 2 Content by URL</text:p>
          </table:table-cell>
          <table:table-cell table:style-name="ce230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/>
          <table:table-cell table:style-name="ce60" table:number-columns-repeated="2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47" office:value-type="string">
            <text:p>REG_AIO168_WCM_006</text:p>
          </table:table-cell>
          <table:table-cell table:style-name="ce220" office:value-type="float" office:value="1">
            <text:p>001</text:p>
          </table:table-cell>
          <table:table-cell table:style-name="ce52" table:formula="of:=[.B23]" office:value-type="string" office:string-value="REG_AIO168_WCM_006">
            <text:p>REG_AIO168_WCM_006</text:p>
          </table:table-cell>
          <table:table-cell table:style-name="ce225" office:value-type="string">
            <text:p>Check translation of Subscribe in French</text:p>
          </table:table-cell>
          <table:table-cell table:style-name="ce230" office:value-type="string">
            <text:p>Step 1: Check translation</text:p>
          </table:table-cell>
          <table:table-cell table:style-name="ce230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30" office:value-type="string">
            <text:p>Button: "ChangeSubscriptions" should be "Modifier mon Abonnement"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2</text:p>
            <text:p>CCP-707</text:p>
          </table:table-cell>
          <table:table-cell table:style-name="ce60" office:value-type="string">
            <text:p>The label of button has no change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47" office:value-type="string">
            <text:p>REG_AIO168_WCM_007</text:p>
          </table:table-cell>
          <table:table-cell table:style-name="ce220" office:value-type="float" office:value="1">
            <text:p>001</text:p>
          </table:table-cell>
          <table:table-cell table:style-name="ce52" table:formula="of:=[.B24]" office:value-type="string" office:string-value="REG_AIO168_WCM_007">
            <text:p>REG_AIO168_WCM_007</text:p>
          </table:table-cell>
          <table:table-cell table:style-name="ce225" office:value-type="string">
            <text:p>Check if attribute "target" is in "ACME Overview" when checking with W3C </text:p>
          </table:table-cell>
          <table:table-cell table:style-name="ce230" office:value-type="string">
            <text:p>Step 1: Check Overview page</text:p>
          </table:table-cell>
          <table:table-cell table:style-name="ce230" office:value-type="string">
            <text:p>- Go to ACME Overview</text:p>
            <text:p>- Validate this page by using W3C validator</text:p>
          </table:table-cell>
          <table:table-cell table:style-name="ce230" office:value-type="string">
            <text:p>Do not throw “there is no attribute "target" “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39</text:p>
            <text:p>CCP-668</text:p>
          </table:table-cell>
          <table:table-cell table:style-name="ce60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011</text:p>
          </table:table-cell>
          <table:table-cell table:style-name="ce47" office:value-type="string">
            <text:p>REG_AIO168_WCM_008</text:p>
          </table:table-cell>
          <table:table-cell table:style-name="ce220" office:value-type="float" office:value="1">
            <text:p>001</text:p>
          </table:table-cell>
          <table:table-cell table:style-name="ce52" table:formula="of:=[.B25]" office:value-type="string" office:string-value="REG_AIO168_WCM_008">
            <text:p>REG_AIO168_WCM_008</text:p>
          </table:table-cell>
          <table:table-cell table:style-name="ce225" office:value-type="string">
            <text:p>Check Content selector form in IE7</text:p>
          </table:table-cell>
          <table:table-cell table:style-name="ce230" office:value-type="string">
            <text:p>Step 1: Show form to add content</text:p>
          </table:table-cell>
          <table:table-cell table:style-name="ce230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30" office:value-type="string">
            <text:p>Web content form is shown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8_WCM_008</text:p>
          </table:table-cell>
          <table:table-cell table:style-name="ce22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8_WCM_008">
            <text:p>REG_AIO168_WCM_008</text:p>
          </table:table-cell>
          <table:table-cell table:style-name="ce226" office:value-type="string">
            <text:p>Check Content selector form in IE7</text:p>
          </table:table-cell>
          <table:table-cell table:style-name="ce230" office:value-type="string">
            <text:p>Step 2: Show form to add content from FCK</text:p>
          </table:table-cell>
          <table:table-cell table:style-name="ce230" office:value-type="string">
            <text:p>In the FCK editor, click Insert Contents icon</text:p>
          </table:table-cell>
          <table:table-cell table:style-name="ce230" office:value-type="string">
            <text:p>Content selector form is shown, the left pane is displayed correctly with all nodes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 office:value-type="string">
            <text:p>this window doesn't contain the left part which shows the tree of acessibles drives/directories: the block is empty 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012</text:p>
          </table:table-cell>
          <table:table-cell table:style-name="ce47" office:value-type="string">
            <text:p>REG_AIO168_WCM_009</text:p>
          </table:table-cell>
          <table:table-cell table:style-name="ce220" office:value-type="float" office:value="1">
            <text:p>001</text:p>
          </table:table-cell>
          <table:table-cell table:style-name="ce52" table:formula="of:=[.B27]" office:value-type="string" office:string-value="REG_AIO168_WCM_009">
            <text:p>REG_AIO168_WCM_009</text:p>
          </table:table-cell>
          <table:table-cell table:style-name="ce225" office:value-type="string">
            <text:p>Check when creat page link after adding new page for the user navigation</text:p>
          </table:table-cell>
          <table:table-cell table:style-name="ce230" office:value-type="string">
            <text:p>Step 1: Add new page</text:p>
          </table:table-cell>
          <table:table-cell table:style-name="ce230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30" office:value-type="string">
            <text:p>New page is created successfully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09</text:p>
          </table:table-cell>
          <table:table-cell table:style-name="ce22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09">
            <text:p>REG_AIO168_WCM_009</text:p>
          </table:table-cell>
          <table:table-cell table:style-name="ce226" office:value-type="string">
            <text:p>Check when creat page link after adding new page for the user navigation</text:p>
          </table:table-cell>
          <table:table-cell table:style-name="ce230" office:value-type="string">
            <text:p>Step 2: Add new document</text:p>
          </table:table-cell>
          <table:table-cell table:style-name="ce230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30" office:value-type="string">
            <text:p>Link is inserted into document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 office:value-type="string">
            <text:p>Throw exception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47" office:value-type="string">
            <text:p>REG_AIO168_WCM_010</text:p>
          </table:table-cell>
          <table:table-cell table:style-name="ce220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30" office:value-type="string">
            <text:p>Step 1: Check page layout list</text:p>
          </table:table-cell>
          <table:table-cell table:style-name="ce230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30" office:value-type="string">
            <text:p>The list is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2: Check translation</text:p>
          </table:table-cell>
          <table:table-cell table:style-name="ce230" office:value-type="string">
            <text:p>- At step 2: select WCM page configs</text:p>
          </table:table-cell>
          <table:table-cell table:style-name="ce230" office:value-type="string">
            <text:p>The list under WCM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3: Check translation</text:p>
          </table:table-cell>
          <table:table-cell table:style-name="ce230" office:value-type="string">
            <text:p>- At step 2: select Column page configs</text:p>
          </table:table-cell>
          <table:table-cell table:style-name="ce230" office:value-type="string">
            <text:p>The list under Column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4: Check translation</text:p>
          </table:table-cell>
          <table:table-cell table:style-name="ce230" office:value-type="string">
            <text:p>- At step 2: select Row page configs</text:p>
          </table:table-cell>
          <table:table-cell table:style-name="ce230" office:value-type="string">
            <text:p>The list under Row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5: Check translation</text:p>
          </table:table-cell>
          <table:table-cell table:style-name="ce230" office:value-type="string">
            <text:p>- At step 2: select Tab page configs</text:p>
          </table:table-cell>
          <table:table-cell table:style-name="ce230" office:value-type="string">
            <text:p>The list under Tab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2" table:formula="of:=[.B34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6: Check translation</text:p>
          </table:table-cell>
          <table:table-cell table:style-name="ce230" office:value-type="string">
            <text:p>- At step 2: select Mix page configs</text:p>
          </table:table-cell>
          <table:table-cell table:style-name="ce230" office:value-type="string">
            <text:p>The list under Mix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47" office:value-type="string">
            <text:p>REG_AIO168_WCM_011</text:p>
          </table:table-cell>
          <table:table-cell table:style-name="ce220" office:value-type="float" office:value="1">
            <text:p>001</text:p>
          </table:table-cell>
          <table:table-cell table:style-name="ce52" table:formula="of:=[.B35]" office:value-type="string" office:string-value="REG_AIO168_WCM_011">
            <text:p>REG_AIO168_WCM_011</text:p>
          </table:table-cell>
          <table:table-cell table:style-name="ce225" office:value-type="string">
            <text:p>Check the displaying of exo:link when create CLV by Automatic mode</text:p>
          </table:table-cell>
          <table:table-cell table:style-name="ce230" office:value-type="string">
            <text:p>Step 1: Create a content</text:p>
          </table:table-cell>
          <table:table-cell table:style-name="ce230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30" office:value-type="string">
            <text:p>Web content is created successfully.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2</text:p>
            <text:p>CCP-639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8_WCM_011</text:p>
          </table:table-cell>
          <table:table-cell table:style-name="ce22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8_WCM_011">
            <text:p>REG_AIO168_WCM_011</text:p>
          </table:table-cell>
          <table:table-cell table:style-name="ce226" office:value-type="string">
            <text:p>Check the displaying of exo:link when create CLV by Automatic mode</text:p>
          </table:table-cell>
          <table:table-cell table:style-name="ce230" office:value-type="string">
            <text:p>Step 2: Check the displaying of exo:link when create CLV by Automatic mode</text:p>
          </table:table-cell>
          <table:table-cell table:style-name="ce230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30" office:value-type="string">
            <text:p>Webcontent is not appear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2</text:p>
            <text:p>CCP-639</text:p>
          </table:table-cell>
          <table:table-cell table:style-name="ce60" office:value-type="string">
            <text:p>Web content appears as a folder.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47" office:value-type="string">
            <text:p>REG_AIO168_WCM_012</text:p>
          </table:table-cell>
          <table:table-cell table:style-name="ce220" office:value-type="float" office:value="1">
            <text:p>001</text:p>
          </table:table-cell>
          <table:table-cell table:style-name="ce52" table:formula="of:=[.B37]" office:value-type="string" office:string-value="REG_AIO168_WCM_012">
            <text:p>REG_AIO168_WCM_012</text:p>
          </table:table-cell>
          <table:table-cell table:style-name="ce225" office:value-type="string">
            <text:p>Check displaying of invisible page when creating a portal page link into a text</text:p>
          </table:table-cell>
          <table:table-cell table:style-name="ce230" office:value-type="string">
            <text:p>Step 1: Create invisible page</text:p>
          </table:table-cell>
          <table:table-cell table:style-name="ce230" office:value-type="string">
            <text:p>- <text:s/>Go to SIte Editor --&gt; Add page wizard </text:p>
            <text:p>- At step 1: do not check in “Visible” check-box</text:p>
          </table:table-cell>
          <table:table-cell table:style-name="ce230" office:value-type="string">
            <text:p>Page is created successfully and it is not displayed in navigation 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8_WCM_012</text:p>
          </table:table-cell>
          <table:table-cell table:style-name="ce22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8_WCM_012">
            <text:p>REG_AIO168_WCM_012</text:p>
          </table:table-cell>
          <table:table-cell table:style-name="ce226" office:value-type="string">
            <text:p>Check displaying of invisible page when creating a portal page link into a text</text:p>
          </table:table-cell>
          <table:table-cell table:style-name="ce230" office:value-type="string">
            <text:p>Step 2: Check displaying of invisible page when creating a portal page link into a text</text:p>
          </table:table-cell>
          <table:table-cell table:style-name="ce230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30" office:value-type="string">
            <text:p>A window is opened. This page selection window allows to select pages with visible and invisible attribute <text:s/>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 office:value-type="string">
            <text:p>This page selection window allows to select pages with visible attribute but not invisible ones</text:p>
          </table:table-cell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47" office:value-type="string">
            <text:p>REG_AIO168_WCM_013</text:p>
          </table:table-cell>
          <table:table-cell table:style-name="ce220" office:value-type="float" office:value="1">
            <text:p>001</text:p>
          </table:table-cell>
          <table:table-cell table:style-name="ce52" table:formula="of:=[.B39]" office:value-type="string" office:string-value="REG_AIO168_WCM_013">
            <text:p>REG_AIO168_WCM_013</text:p>
          </table:table-cell>
          <table:table-cell table:style-name="ce225" office:value-type="string">
            <text:p>Check displaying .rtf file</text:p>
          </table:table-cell>
          <table:table-cell table:style-name="ce230" office:value-type="string">
            <text:p>Step 1: Open form to upload file</text:p>
          </table:table-cell>
          <table:table-cell table:style-name="ce230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30" office:value-type="string">
            <text:p>“Upload a file” form appears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8_WCM_013</text:p>
          </table:table-cell>
          <table:table-cell table:style-name="ce22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3">
            <text:p>REG_AIO168_WCM_013</text:p>
          </table:table-cell>
          <table:table-cell table:style-name="ce226" office:value-type="string">
            <text:p>Check displaying .rtf file</text:p>
          </table:table-cell>
          <table:table-cell table:style-name="ce230" office:value-type="string">
            <text:p>Step 2: Upload .rtf file</text:p>
          </table:table-cell>
          <table:table-cell table:style-name="ce230" office:value-type="string">
            <text:p>- Browse 1 .rft file </text:p>
            <text:p>- Click on Upload icon</text:p>
            <text:p>- Click on Save button</text:p>
          </table:table-cell>
          <table:table-cell table:style-name="ce230" office:value-type="string">
            <text:p>.rft file is uploaded successful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3">
          <table:table-cell table:style-name="ce20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14" office:value-type="string">
            <text:p>REG_AIO168_WCM_013</text:p>
          </table:table-cell>
          <table:table-cell table:style-name="ce22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05" table:formula="of:=[.B41]" office:value-type="string" office:string-value="REG_AIO168_WCM_013">
            <text:p>REG_AIO168_WCM_013</text:p>
          </table:table-cell>
          <table:table-cell table:style-name="ce227" office:value-type="string">
            <text:p>Check displaying .rtf file</text:p>
          </table:table-cell>
          <table:table-cell table:style-name="ce231" office:value-type="string">
            <text:p>Step 3: View content of .rft file</text:p>
          </table:table-cell>
          <table:table-cell table:style-name="ce231" office:value-type="string">
            <text:p>- Select .rft file above</text:p>
          </table:table-cell>
          <table:table-cell table:style-name="ce231" office:value-type="string">
            <text:p>Content of .rft file is not displayed in the right pane. You can download to view its content.</text:p>
          </table:table-cell>
          <table:table-cell table:style-name="ce240" office:value-type="string">
            <text:p>High</text:p>
          </table:table-cell>
          <table:table-cell table:style-name="ce242" office:value-type="string">
            <text:p>WCM-2943</text:p>
            <text:p>CCP-677</text:p>
          </table:table-cell>
          <table:table-cell table:style-name="ce242" office:value-type="string">
            <text:p>Error in displaying content.</text:p>
          </table:table-cell>
          <table:table-cell table:style-name="ce246" table:number-columns-repeated="245"/>
          <table:table-cell table:style-name="ce248" table:number-columns-repeated="768"/>
        </table:table-row>
        <table:table-row table:style-name="ro21">
          <table:table-cell table:style-name="ce88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017</text:p>
          </table:table-cell>
          <table:table-cell table:style-name="ce47" office:value-type="string">
            <text:p>REG_AIO168_WCM_014</text:p>
          </table:table-cell>
          <table:table-cell table:style-name="ce220" office:value-type="float" office:value="1">
            <text:p>001</text:p>
          </table:table-cell>
          <table:table-cell table:style-name="ce52" table:formula="of:=[.B42]" office:value-type="string" office:string-value="REG_AIO168_WCM_014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228" office:value-type="string">
            <text:p>Step 1: Add page</text:p>
          </table:table-cell>
          <table:table-cell table:style-name="ce228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28" office:value-type="string">
            <text:p>New page is add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06" table:number-columns-repeated="246"/>
          <table:table-cell table:number-columns-repeated="768"/>
        </table:table-row>
        <table:table-row table:style-name="ro12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8_WCM_014</text:p>
          </table:table-cell>
          <table:table-cell table:style-name="ce22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8_WCM_014">
            <text:p>REG_AIO168_WCM_014</text:p>
          </table:table-cell>
          <table:table-cell table:style-name="ce228" office:value-type="string">
            <text:p>Check showing quick edit icon on portlet in porlet mode</text:p>
          </table:table-cell>
          <table:table-cell table:style-name="ce228" office:value-type="string">
            <text:p>Step 2: Check Edit icon when resize window</text:p>
          </table:table-cell>
          <table:table-cell table:style-name="ce228" office:value-type="string">
            <text:p>- Go to page AAA and switch to edit mode.</text:p>
            <text:p>- Resize window</text:p>
          </table:table-cell>
          <table:table-cell table:style-name="ce228" office:value-type="string">
            <text:p>The Edit icon on each portlet is well display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28" office:value-type="string">
            <text:p>Resize windows =&gt; quick edit icon of the portlets in column container disappears.</text:p>
          </table:table-cell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8_WCM_014</text:p>
          </table:table-cell>
          <table:table-cell table:style-name="ce22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8_WCM_014">
            <text:p>REG_AIO168_WCM_014</text:p>
          </table:table-cell>
          <table:table-cell table:style-name="ce228" office:value-type="string">
            <text:p>Check showing quick edit icon on portlet in porlet mode</text:p>
          </table:table-cell>
          <table:table-cell table:style-name="ce228" office:value-type="string">
            <text:p>Step 3: Check Quick edit icon when move mouse over</text:p>
          </table:table-cell>
          <table:table-cell table:style-name="ce228" office:value-type="string">
            <text:p>Pass mouse over 3 buttons Portlet Mode, Minimize, Maximize (in top-right corner) of the portlets in column container</text:p>
          </table:table-cell>
          <table:table-cell table:style-name="ce228" office:value-type="string">
            <text:p>The Edit icon on each portlet is well display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28" office:value-type="string">
            <text:p>the quick edit icon of these portlets appears again.</text:p>
          </table:table-cell>
          <table:table-cell table:style-name="ce206" table:number-columns-repeated="245"/>
          <table:table-cell table:number-columns-repeated="768"/>
        </table:table-row>
        <table:table-row table:style-name="ro12">
          <table:table-cell table:style-name="ce8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8_WCM_014</text:p>
          </table:table-cell>
          <table:table-cell table:style-name="ce220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2" table:formula="of:=[.B45]" office:value-type="string" office:string-value="REG_AIO168_WCM_014">
            <text:p>REG_AIO168_WCM_014</text:p>
          </table:table-cell>
          <table:table-cell table:style-name="ce228" office:value-type="string">
            <text:p>Check showing quick edit icon on portlet in porlet mode</text:p>
          </table:table-cell>
          <table:table-cell table:style-name="ce228" office:value-type="string">
            <text:p>Step 4: Check Quick edit icon when move mouse over</text:p>
          </table:table-cell>
          <table:table-cell table:style-name="ce228" office:value-type="string">
            <text:p>Pass mouse over 3 buttons Portlet Mode, Minimize, Maximize of the portlets outside column container</text:p>
          </table:table-cell>
          <table:table-cell table:style-name="ce228" office:value-type="string">
            <text:p>The Edit icon on each portlet is well display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28" office:value-type="string">
            <text:p>the quick edit icon of portlets inside column container disappears.</text:p>
          </table:table-cell>
          <table:table-cell table:style-name="ce206" table:number-columns-repeated="245"/>
          <table:table-cell table:number-columns-repeated="768"/>
        </table:table-row>
        <table:table-row table:style-name="ro7">
          <table:table-cell table:style-name="ce88" table:formula="of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7" office:value-type="string">
            <text:p>REG_AIO168_WCM_015</text:p>
          </table:table-cell>
          <table:table-cell table:style-name="ce220" office:value-type="float" office:value="1">
            <text:p>001</text:p>
          </table:table-cell>
          <table:table-cell table:style-name="ce52" table:formula="of:=[.B46]" office:value-type="string" office:string-value="REG_AIO168_WCM_015">
            <text:p>REG_AIO168_WCM_015</text:p>
          </table:table-cell>
          <table:table-cell table:style-name="ce229" office:value-type="string">
            <text:p>Check if Link can't be distinguished in fck editor edit mode</text:p>
          </table:table-cell>
          <table:table-cell table:style-name="ce228" office:value-type="string">
            <text:p>Step 1: Add SCV</text:p>
          </table:table-cell>
          <table:table-cell table:style-name="ce228" office:value-type="string">
            <text:p>- Edit a page -&gt; insert on it a new scv</text:p>
          </table:table-cell>
          <table:table-cell table:style-name="ce206" office:value-type="string">
            <text:p>SCV is added into page</text:p>
          </table:table-cell>
          <table:table-cell table:style-name="ce206" office:value-type="string">
            <text:p>Low</text:p>
          </table:table-cell>
          <table:table-cell table:style-name="ce206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1">
          <table:table-cell table:style-name="ce8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8_WCM_015</text:p>
          </table:table-cell>
          <table:table-cell table:style-name="ce220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52" table:formula="of:=[.B47]" office:value-type="string" office:string-value="REG_AIO168_WCM_015">
            <text:p>REG_AIO168_WCM_015</text:p>
          </table:table-cell>
          <table:table-cell table:style-name="ce228" office:value-type="string">
            <text:p>Check if Link can't be distinguished in fck editor edit mode</text:p>
          </table:table-cell>
          <table:table-cell table:style-name="ce228" office:value-type="string">
            <text:p>Step 2: Add content</text:p>
          </table:table-cell>
          <table:table-cell table:style-name="ce228" office:value-type="string">
            <text:p><text:span text:style-name="T15">- Edit the scv and insert on it a new content, a </text:span><text:span text:style-name="T15">Free layout WebContent for example.</text:span></text:p>
            <text:p><text:span text:style-name="T15">- In the fck editor of this content, add a link </text:span><text:span text:style-name="T15">using the insert/edit link icon</text:span></text:p>
          </table:table-cell>
          <table:table-cell table:style-name="ce228" office:value-type="string">
            <text:p>The link is displayed as a real link</text:p>
          </table:table-cell>
          <table:table-cell table:style-name="ce206" office:value-type="string">
            <text:p>Low</text:p>
          </table:table-cell>
          <table:table-cell table:style-name="ce206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28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206" table:number-columns-repeated="245"/>
          <table:table-cell table:number-columns-repeated="768"/>
        </table:table-row>
        <table:table-row table:style-name="ro21">
          <table:table-cell table:style-name="ce88" table:formula="of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7" office:value-type="string">
            <text:p>REG_AIO168_WCM_016</text:p>
          </table:table-cell>
          <table:table-cell table:style-name="ce104" office:value-type="float" office:value="1">
            <text:p>001</text:p>
          </table:table-cell>
          <table:table-cell table:style-name="ce110" table:formula="of:=[.B48]" office:value-type="string" office:string-value="REG_AIO168_WCM_016">
            <text:p>REG_AIO168_WCM_016</text:p>
          </table:table-cell>
          <table:table-cell table:style-name="ce114" office:value-type="string">
            <text:p>Check encoding when display Taxonomy in the CLV categories</text:p>
          </table:table-cell>
          <table:table-cell table:style-name="ce58" office:value-type="string">
            <text:p>Step 1: Add new taxonomy tree</text:p>
          </table:table-cell>
          <table:table-cell table:style-name="ce234" office:value-type="string">
            <text:p><text:span text:style-name="T13">- Go to Site administration.</text:span></text:p>
            <text:p><text:span text:style-name="T13">- Go to Ontologies then Manage Taxonomy </text:span><text:span text:style-name="T13">Trees.</text:span></text:p>
            <text:p><text:span text:style-name="T13">- Click Edit icon at the line of “acme” </text:span></text:p>
            <text:p><text:span text:style-name="T13">- Click Add to add new taxonomy under the </text:span><text:span text:style-name="T13">acme with name contains accented </text:span><text:span text:style-name="T13">character like "prévention".</text:span></text:p>
          </table:table-cell>
          <table:table-cell table:style-name="ce58" office:value-type="string">
            <text:p>Create new taxonomy tre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8, WCM-2627, PORTAL-3744 </text:p>
            <text:p>CCP-302</text:p>
          </table:table-cell>
          <table:table-cell table:style-name="ce186" office:value-type="string">
            <text:p>Currently display error of the header at step 4</text:p>
          </table:table-cell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8_WCM_016</text:p>
          </table:table-cell>
          <table:table-cell table:style-name="ce10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8_WCM_016">
            <text:p>REG_AIO168_WCM_016</text:p>
          </table:table-cell>
          <table:table-cell table:style-name="ce58" office:value-type="string">
            <text:p>Check encoding when display Taxonomy in the CLV categories</text:p>
          </table:table-cell>
          <table:table-cell table:style-name="ce58" office:value-type="string">
            <text:p>Step 2: Check the displaying the name of new added taxonomy</text:p>
          </table:table-cell>
          <table:table-cell table:style-name="ce58" office:value-type="string">
            <text:p>- Go to the News page in the acme site and click on the category just created</text:p>
          </table:table-cell>
          <table:table-cell table:style-name="ce58" office:value-type="string">
            <text:p>The name of the category is displayed OK in the header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8, WCM-2627, PORTAL-3744 </text:p>
            <text:p>CCP-302</text:p>
          </table:table-cell>
          <table:table-cell table:style-name="ce186"/>
          <table:table-cell table:style-name="ce206" table:number-columns-repeated="245"/>
          <table:table-cell table:number-columns-repeated="768"/>
        </table:table-row>
        <table:table-row table:style-name="ro31">
          <table:table-cell table:style-name="ce88" table:formula="of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REG_AIO168_WCM_017</text:p>
          </table:table-cell>
          <table:table-cell table:style-name="ce104" office:value-type="float" office:value="1">
            <text:p>001</text:p>
          </table:table-cell>
          <table:table-cell table:style-name="ce52" table:formula="of:=[.B50]" office:value-type="string" office:string-value="REG_AIO168_WCM_017">
            <text:p>REG_AIO168_WCM_017</text:p>
          </table:table-cell>
          <table:table-cell table:style-name="ce114" office:value-type="string">
            <text:p>Check searching with special character while configuring CLV</text:p>
          </table:table-cell>
          <table:table-cell table:style-name="ce228" office:value-type="string">
            <text:p>Step 1: Search with special characters</text:p>
          </table:table-cell>
          <table:table-cell table:style-name="ce58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28" office:value-type="string">
            <text:p>Show message alerts There are some invalid characters when search with * and return search result when search with -</text:p>
          </table:table-cell>
          <table:table-cell table:style-name="ce206" office:value-type="string">
            <text:p>Low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3">CCP-713</text:span></text:p>
          </table:table-cell>
          <table:table-cell table:style-name="ce243" office:value-type="string">
            <text:p><text:span text:style-name="T17">- Click on the search button.</text:span></text:p>
            <text:p><text:span text:style-name="T17"><text:s text:c="6"/></text:span><text:span text:style-name="T17">==&gt; An error message appears " </text:span><text:span text:style-name="T17">Unknown error </text:span></text:p>
          </table:table-cell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47" office:value-type="string">
            <text:p>REG_AIO168_WCM_018</text:p>
          </table:table-cell>
          <table:table-cell table:style-name="ce104" office:value-type="float" office:value="1">
            <text:p>001</text:p>
          </table:table-cell>
          <table:table-cell table:style-name="ce110" table:formula="of:=[.B51]" office:value-type="string" office:string-value="REG_AIO168_WCM_018">
            <text:p>REG_AIO168_WCM_018</text:p>
          </table:table-cell>
          <table:table-cell table:style-name="ce114" office:value-type="string">
            <text:p>Cache &amp; Categories with publication errors </text:p>
          </table:table-cell>
          <table:table-cell table:style-name="ce58" office:value-type="string">
            <text:p>Step 1: Create web 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8" office:value-type="string">
            <text:p>Create new web content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 office:value-type="string">
            <text:p>Currently at step 8 the change in the web content is not updated (display the old content)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7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2: Edit content</text:p>
          </table:table-cell>
          <table:table-cell table:style-name="ce58" office:value-type="string">
            <text:p>- Select then change content of new added web content</text:p>
          </table:table-cell>
          <table:table-cell table:style-name="ce58" office:value-type="string">
            <text:p>Edit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9">
          <table:table-cell table:style-name="ce8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2" table:formula="of:=[.B53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3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11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4: Add reference</text:p>
          </table:table-cell>
          <table:table-cell table:style-name="ce58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8" office:value-type="string">
            <text:p>Selected taxonomies are listed in Referenced categories tab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9">
          <table:table-cell table:style-name="ce8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5: View added content</text:p>
          </table:table-cell>
          <table:table-cell table:style-name="ce58" office:value-type="string">
            <text:p>- Choose News page in acme site</text:p>
            <text:p>- Click World </text:p>
            <text:p>(do not open other categories)</text:p>
          </table:table-cell>
          <table:table-cell table:style-name="ce236" office:value-type="string">
            <text:p>the node test exist: open it : content 0000 is shown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12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6: Edit content of web content</text:p>
          </table:table-cell>
          <table:table-cell table:style-name="ce58" office:value-type="string">
            <text:p>- Go to Public drive</text:p>
            <text:p>- Edit added web content above (change the content) </text:p>
          </table:table-cell>
          <table:table-cell table:style-name="ce58" office:value-type="string">
            <text:p>Change is saved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7">
          <table:table-cell table:style-name="ce8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2" table:formula="of:=[.B57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7: Publish edited content</text:p>
          </table:table-cell>
          <table:table-cell table:style-name="ce58" office:value-type="string">
            <text:p>- Click Manage Publication &amp; Click State</text:p>
          </table:table-cell>
          <table:table-cell table:style-name="ce58" office:value-type="string">
            <text:p>Change is saved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9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8_WCM_018</text:p>
          </table:table-cell>
          <table:table-cell table:style-name="ce10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8: Check displaying change of the web content</text:p>
          </table:table-cell>
          <table:table-cell table:style-name="ce58" office:value-type="string">
            <text:p>- Go to News page in acme site &amp; choose World category</text:p>
            <text:p>- Open the web content from right pane</text:p>
          </table:table-cell>
          <table:table-cell table:style-name="ce58" office:value-type="string">
            <text:p>The web content details is shown with new changes in content (new content is updated in other category)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 table:number-columns-repeated="2"/>
          <table:table-cell table:style-name="ce197" table:number-columns-repeated="235"/>
          <table:table-cell table:style-name="ce202" table:number-columns-repeated="8"/>
          <table:table-cell table:style-name="ce203"/>
          <table:table-cell table:number-columns-repeated="768"/>
        </table:table-row>
        <table:table-row table:style-name="ro22">
          <table:table-cell table:style-name="ce88" table:formula="of:=IF(VALUE(MID([.F59];6;FIND(&quot;:&quot;;[.F59];1)-FIND(&quot; &quot;;[.F59];1)-1))&gt;VALUE(MID([.F58];6;FIND(&quot;:&quot;;[.F58];1)-FIND(&quot; &quot;;[.F58];1)-1));&quot;&quot;;MAX([.A$7:.A58])+1)" office:value-type="float" office:value="22">
            <text:p>022</text:p>
          </table:table-cell>
          <table:table-cell table:style-name="ce48" office:value-type="string">
            <text:p>REG_AIO168_WCM_019</text:p>
          </table:table-cell>
          <table:table-cell table:style-name="ce104" office:value-type="float" office:value="1">
            <text:p>001</text:p>
          </table:table-cell>
          <table:table-cell table:style-name="ce47" office:value-type="string">
            <text:p>REG_AIO168_WCM_019</text:p>
          </table:table-cell>
          <table:table-cell table:style-name="ce114" office:value-type="string">
            <text:p>Check show HTML link in a printed document</text:p>
          </table:table-cell>
          <table:table-cell table:style-name="ce58" office:value-type="string">
            <text:p>Step 1: Create Free layout web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58" office:value-type="string">
            <text:p>Create new web content successfully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8_WCM_019</text:p>
          </table:table-cell>
          <table:table-cell table:style-name="ce104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58" office:value-type="string">
            <text:p>Step 2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2">
          <table:table-cell table:style-name="ce8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8_WCM_019</text:p>
          </table:table-cell>
          <table:table-cell table:style-name="ce10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32" office:value-type="string">
            <text:p>Step 3: Add document newly created</text:p>
          </table:table-cell>
          <table:table-cell table:style-name="ce232" office:value-type="string">
            <text:p>- Go to Site Editor/Add content</text:p>
            <text:p>- Choose the document newly created</text:p>
          </table:table-cell>
          <table:table-cell table:style-name="ce232" office:value-type="string">
            <text:p>The document is selected successfully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2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8_WCM_019</text:p>
          </table:table-cell>
          <table:table-cell table:style-name="ce10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32" office:value-type="string">
            <text:p>Step 4: show HTML link when printing</text:p>
          </table:table-cell>
          <table:table-cell table:style-name="ce232" office:value-type="string">
            <text:p>- Click Print icon to print this document</text:p>
            <text:p>Choose to print to a file. </text:p>
          </table:table-cell>
          <table:table-cell table:style-name="ce232" office:value-type="string">
            <text:p>The HTML link is shown in the document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" table:number-rows-repeated="2">
          <table:table-cell table:style-name="ce206" table:number-columns-repeated="5"/>
          <table:table-cell table:style-name="ce232" table:number-columns-repeated="3"/>
          <table:table-cell table:style-name="ce206" table:number-columns-repeated="2"/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" table:number-rows-repeated="46">
          <table:table-cell table:style-name="ce206" table:number-columns-repeated="10"/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" table:number-rows-repeated="65426">
          <table:table-cell table:style-name="ce20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2" table:default-cell-style-name="ce249"/>
        <table:table-column table:style-name="co8" table:default-cell-style-name="ce265"/>
        <table:table-column table:style-name="co8" table:default-cell-style-name="ce249"/>
        <table:table-column table:style-name="co33" table:default-cell-style-name="ce249"/>
        <table:table-column table:style-name="co34" table:default-cell-style-name="ce249"/>
        <table:table-column table:style-name="co35" table:default-cell-style-name="ce249"/>
        <table:table-column table:style-name="co36" table:default-cell-style-name="ce249"/>
        <table:table-column table:style-name="co8" table:number-columns-repeated="2" table:default-cell-style-name="ce249"/>
        <table:table-column table:style-name="co37" table:default-cell-style-name="ce249"/>
        <table:table-column table:style-name="co8" table:number-columns-repeated="1013" table:default-cell-style-name="ce249"/>
        <table:table-row table:style-name="ro7">
          <table:table-cell/>
          <table:table-cell table:style-name="ce254" office:value-type="string">
            <text:p>TEST CASES</text:p>
          </table:table-cell>
          <table:table-cell table:style-name="ce261"/>
          <table:table-cell table:style-name="ce255" table:number-columns-repeated="2"/>
          <table:table-cell/>
          <table:table-cell table:style-name="ce255" table:number-columns-repeated="3"/>
          <table:table-cell table:style-name="ce291"/>
          <table:table-cell/>
          <table:table-cell table:style-name="ce294" office:value-type="string">
            <text:p>Passed</text:p>
          </table:table-cell>
          <table:table-cell table:style-name="ce294" table:formula="of:=COUNTIF([.L$7:.L$1022];[.$L1])" office:value-type="float" office:value="0">
            <text:p>0</text:p>
          </table:table-cell>
          <table:table-cell table:style-name="ce294" table:number-columns-repeated="2"/>
          <table:table-cell table:style-name="ce291" table:number-columns-repeated="215"/>
          <table:table-cell table:number-columns-repeated="794"/>
        </table:table-row>
        <table:table-row table:style-name="ro34">
          <table:table-cell/>
          <table:table-cell table:style-name="ce255"/>
          <table:table-cell table:style-name="ce262"/>
          <table:table-cell table:style-name="ce255" table:number-columns-repeated="2"/>
          <table:table-cell/>
          <table:table-cell table:style-name="ce255" table:number-columns-repeated="3"/>
          <table:table-cell table:number-columns-repeated="2"/>
          <table:table-cell table:style-name="ce294" office:value-type="string">
            <text:p>Failed</text:p>
          </table:table-cell>
          <table:table-cell table:style-name="ce294" table:formula="of:=COUNTIF([.L$7:.L$1022];[.$L2])" office:value-type="float" office:value="0">
            <text:p>0</text:p>
          </table:table-cell>
          <table:table-cell table:style-name="ce294" table:number-columns-repeated="2"/>
          <table:table-cell table:style-name="ce291" table:number-columns-repeated="215"/>
          <table:table-cell table:number-columns-repeated="794"/>
        </table:table-row>
        <table:table-row table:style-name="ro20">
          <table:table-cell/>
          <table:table-cell table:style-name="ce256" office:value-type="string">
            <text:p>Function List:</text:p>
          </table:table-cell>
          <table:table-cell table:style-name="ce263" office:value-type="string" table:number-columns-spanned="3" table:number-rows-spanned="1">
            <text:p>Bugs fixed WCM 1.2.9 for regression test</text:p>
          </table:table-cell>
          <table:covered-table-cell table:style-name="ce271"/>
          <table:covered-table-cell table:style-name="ce277"/>
          <table:table-cell/>
          <table:table-cell table:style-name="ce287"/>
          <table:table-cell table:style-name="ce289" table:number-columns-repeated="2"/>
          <table:table-cell table:number-columns-repeated="2"/>
          <table:table-cell table:style-name="ce294" office:value-type="string">
            <text:p>Blocked</text:p>
          </table:table-cell>
          <table:table-cell table:style-name="ce294" table:formula="of:=COUNTIF([.L$7:.L$1022];[.$L3])" office:value-type="float" office:value="0">
            <text:p>0</text:p>
          </table:table-cell>
          <table:table-cell table:style-name="ce294" table:number-columns-repeated="2"/>
          <table:table-cell table:style-name="ce291" table:number-columns-repeated="215"/>
          <table:table-cell table:number-columns-repeated="794"/>
        </table:table-row>
        <table:table-row table:style-name="ro7">
          <table:table-cell/>
          <table:table-cell table:style-name="ce256" office:value-type="string">
            <text:p>Total Main Cases:</text:p>
          </table:table-cell>
          <table:table-cell table:style-name="ce264" table:formula="of:=MAX([.A7:.A1005])" office:value-type="float" office:value="6" table:number-columns-spanned="3" table:number-rows-spanned="1">
            <text:p>6</text:p>
          </table:table-cell>
          <table:covered-table-cell table:style-name="ce271"/>
          <table:covered-table-cell table:style-name="ce277"/>
          <table:table-cell/>
          <table:table-cell table:style-name="ce287"/>
          <table:table-cell table:style-name="ce289" table:number-columns-repeated="2"/>
          <table:table-cell table:number-columns-repeated="2"/>
          <table:table-cell table:style-name="ce291" office:value-type="string">
            <text:p>Untested</text:p>
          </table:table-cell>
          <table:table-cell table:style-name="ce294" table:formula="of:=COUNTIF([.L$7:.L$1022];[.$L4])" office:value-type="float" office:value="0">
            <text:p>0</text:p>
          </table:table-cell>
          <table:table-cell table:style-name="ce294" table:number-columns-repeated="2"/>
          <table:table-cell table:style-name="ce291" table:number-columns-repeated="215"/>
          <table:table-cell table:number-columns-repeated="794"/>
        </table:table-row>
        <table:table-row table:style-name="ro34">
          <table:table-cell/>
          <table:table-cell table:style-name="ce257"/>
          <table:table-cell/>
          <table:table-cell table:style-name="ce272" table:number-columns-repeated="2"/>
          <table:table-cell table:style-name="ce272" office:value-type="string">
            <text:p><text:s/></text:p>
          </table:table-cell>
          <table:table-cell table:style-name="ce272" table:number-columns-repeated="3"/>
          <table:table-cell table:number-columns-repeated="2"/>
          <table:table-cell office:value-type="string">
            <text:p>N/A</text:p>
          </table:table-cell>
          <table:table-cell table:style-name="ce294" table:formula="of:=COUNTIF([.L$7:.L$1022];[.$L5])" office:value-type="float" office:value="0">
            <text:p>0</text:p>
          </table:table-cell>
          <table:table-cell table:style-name="ce294" table:number-columns-repeated="2"/>
          <table:table-cell table:number-columns-repeated="1009"/>
        </table:table-row>
        <table:table-row table:style-name="ro7">
          <table:table-cell table:style-name="ce250" office:value-type="string">
            <text:p>Case No</text:p>
          </table:table-cell>
          <table:table-cell table:style-name="ce250" office:value-type="string">
            <text:p>Related function</text:p>
          </table:table-cell>
          <table:table-cell table:style-name="ce266" office:value-type="string">
            <text:p>Case ID</text:p>
          </table:table-cell>
          <table:table-cell table:style-name="ce250" office:value-type="string">
            <text:p>Path</text:p>
          </table:table-cell>
          <table:table-cell table:style-name="ce250" office:value-type="string">
            <text:p>Case Description</text:p>
          </table:table-cell>
          <table:table-cell table:style-name="ce250" office:value-type="string">
            <text:p>Step Description</text:p>
          </table:table-cell>
          <table:table-cell table:style-name="ce250" office:value-type="string">
            <text:p>Steps to produce</text:p>
          </table:table-cell>
          <table:table-cell table:style-name="ce250" office:value-type="string">
            <text:p>Expected Output</text:p>
          </table:table-cell>
          <table:table-cell table:style-name="ce250" office:value-type="string">
            <text:p>Priority</text:p>
          </table:table-cell>
          <table:table-cell table:style-name="ce250" office:value-type="string">
            <text:p>Link</text:p>
          </table:table-cell>
          <table:table-cell table:style-name="ce250" office:value-type="string">
            <text:p>Bug description</text:p>
          </table:table-cell>
          <table:table-cell table:style-name="ce250"/>
          <table:table-cell table:style-name="ce296" table:number-columns-repeated="7"/>
          <table:table-cell table:style-name="ce287" table:number-columns-repeated="211"/>
          <table:table-cell table:style-name="ce272" table:number-columns-repeated="25"/>
          <table:table-cell table:number-columns-repeated="769"/>
        </table:table-row>
        <table:table-row table:style-name="ro11">
          <table:table-cell table:style-name="ce251" office:value-type="float" office:value="1">
            <text:p>001</text:p>
          </table:table-cell>
          <table:table-cell table:style-name="ce258" office:value-type="string">
            <text:p>REG_AIO169_WCM_001</text:p>
          </table:table-cell>
          <table:table-cell table:style-name="ce267" office:value-type="float" office:value="1">
            <text:p>001</text:p>
          </table:table-cell>
          <table:table-cell table:style-name="ce273" table:formula="of:=[.B7]" office:value-type="string" office:string-value="REG_AIO169_WCM_001">
            <text:p>REG_AIO169_WCM_001</text:p>
          </table:table-cell>
          <table:table-cell table:style-name="ce278" office:value-type="string">
            <text:p>Links are displayed not underlined when visited </text:p>
          </table:table-cell>
          <table:table-cell office:value-type="string">
            <text:p>Step 1: inserting web links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73" office:value-type="string">
            <text:p>WCM-2992</text:p>
            <text:p>CCP-810</text:p>
          </table:table-cell>
          <table:table-cell table:style-name="ce273"/>
          <table:table-cell table:number-columns-repeated="1013"/>
        </table:table-row>
        <table:table-row table:style-name="ro10">
          <table:table-cell table:style-name="ce25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59" office:value-type="string">
            <text:p>REG_AIO169_WCM_001</text:p>
          </table:table-cell>
          <table:table-cell table:style-name="ce26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73" table:formula="of:=[.B8]" office:value-type="string" office:string-value="REG_AIO169_WCM_001">
            <text:p>REG_AIO169_WCM_001</text:p>
          </table:table-cell>
          <table:table-cell table:style-name="ce279" office:value-type="string">
            <text:p>Links are displayed not underlined when visited </text:p>
          </table:table-cell>
          <table:table-cell office:value-type="string">
            <text:p>Step 2: Show insert/edit link form</text:p>
          </table:table-cell>
          <table:table-cell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279" office:value-type="string">
            <text:p><text:span text:style-name="T18">- The link appear underlined</text:span></text:p>
            <text:p><text:span text:style-name="T18">- The link is changed color</text:span></text:p>
          </table:table-cell>
          <table:table-cell office:value-type="string">
            <text:p>High</text:p>
          </table:table-cell>
          <table:table-cell table:style-name="ce273" office:value-type="string">
            <text:p>WCM-2992</text:p>
            <text:p>CCP-810</text:p>
          </table:table-cell>
          <table:table-cell table:style-name="ce292"/>
          <table:table-cell table:number-columns-repeated="1013"/>
        </table:table-row>
        <table:table-row table:style-name="ro11">
          <table:table-cell table:style-name="ce25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59" office:value-type="string">
            <text:p>REG_AIO169_WCM_001</text:p>
          </table:table-cell>
          <table:table-cell table:style-name="ce26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73" table:formula="of:=[.B9]" office:value-type="string" office:string-value="REG_AIO169_WCM_001">
            <text:p>REG_AIO169_WCM_001</text:p>
          </table:table-cell>
          <table:table-cell table:style-name="ce279" office:value-type="string">
            <text:p>Links are displayed not underlined when visited </text:p>
          </table:table-cell>
          <table:table-cell office:value-type="string">
            <text:p>Step 3: inserting portal links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73" office:value-type="string">
            <text:p>WCM-2992</text:p>
            <text:p>CCP-810</text:p>
          </table:table-cell>
          <table:table-cell table:style-name="ce273"/>
          <table:table-cell table:number-columns-repeated="1013"/>
        </table:table-row>
        <table:table-row table:style-name="ro11">
          <table:table-cell table:style-name="ce25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59" office:value-type="string">
            <text:p>REG_AIO169_WCM_001</text:p>
          </table:table-cell>
          <table:table-cell table:style-name="ce26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73" table:formula="of:=[.B10]" office:value-type="string" office:string-value="REG_AIO169_WCM_001">
            <text:p>REG_AIO169_WCM_001</text:p>
          </table:table-cell>
          <table:table-cell table:style-name="ce279" office:value-type="string">
            <text:p>Links are displayed not underlined when visited </text:p>
          </table:table-cell>
          <table:table-cell office:value-type="string">
            <text:p>Step 4: Show insert link to a site page form</text:p>
          </table:table-cell>
          <table:table-cell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279" office:value-type="string">
            <text:p><text:span text:style-name="T18">- The link appear underlined</text:span></text:p>
            <text:p><text:span text:style-name="T18">- The link is changed color</text:span></text:p>
          </table:table-cell>
          <table:table-cell office:value-type="string">
            <text:p>High</text:p>
          </table:table-cell>
          <table:table-cell table:style-name="ce273" office:value-type="string">
            <text:p>WCM-2992</text:p>
            <text:p>CCP-810</text:p>
          </table:table-cell>
          <table:table-cell table:style-name="ce273"/>
          <table:table-cell table:number-columns-repeated="1013"/>
        </table:table-row>
        <table:table-row table:style-name="ro11">
          <table:table-cell table:style-name="ce25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59" office:value-type="string">
            <text:p>REG_AIO169_WCM_001</text:p>
          </table:table-cell>
          <table:table-cell table:style-name="ce26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73" table:formula="of:=[.B11]" office:value-type="string" office:string-value="REG_AIO169_WCM_001">
            <text:p>REG_AIO169_WCM_001</text:p>
          </table:table-cell>
          <table:table-cell table:style-name="ce279" office:value-type="string">
            <text:p>Links are displayed not underlined when visited </text:p>
          </table:table-cell>
          <table:table-cell office:value-type="string">
            <text:p>Step 5: inserting content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73" office:value-type="string">
            <text:p>WCM-2992</text:p>
            <text:p>CCP-810</text:p>
          </table:table-cell>
          <table:table-cell table:style-name="ce273"/>
          <table:table-cell table:number-columns-repeated="1013"/>
        </table:table-row>
        <table:table-row table:style-name="ro10">
          <table:table-cell table:style-name="ce25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59" office:value-type="string">
            <text:p>REG_AIO169_WCM_001</text:p>
          </table:table-cell>
          <table:table-cell table:style-name="ce26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73" table:formula="of:=[.B12]" office:value-type="string" office:string-value="REG_AIO169_WCM_001">
            <text:p>REG_AIO169_WCM_001</text:p>
          </table:table-cell>
          <table:table-cell table:style-name="ce279" office:value-type="string">
            <text:p>Links are displayed not underlined when visited </text:p>
          </table:table-cell>
          <table:table-cell office:value-type="string">
            <text:p>Step 6: Show insert contents form</text:p>
          </table:table-cell>
          <table:table-cell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279" office:value-type="string">
            <text:p><text:span text:style-name="T18">- The link appear underlined</text:span></text:p>
            <text:p><text:span text:style-name="T18">- The link is changed color</text:span></text:p>
          </table:table-cell>
          <table:table-cell office:value-type="string">
            <text:p>High</text:p>
          </table:table-cell>
          <table:table-cell table:style-name="ce273" office:value-type="string">
            <text:p>WCM-2992</text:p>
            <text:p>CCP-810</text:p>
          </table:table-cell>
          <table:table-cell table:style-name="ce273"/>
          <table:table-cell table:number-columns-repeated="1013"/>
        </table:table-row>
        <table:table-row table:style-name="ro12">
          <table:table-cell table:style-name="ce25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258" office:value-type="string">
            <text:p>REG_AIO169_WCM_002</text:p>
          </table:table-cell>
          <table:table-cell table:style-name="ce268" office:value-type="float" office:value="1">
            <text:p>001</text:p>
          </table:table-cell>
          <table:table-cell table:style-name="ce273" table:formula="of:=[.B13]" office:value-type="string" office:string-value="REG_AIO169_WCM_002">
            <text:p>REG_AIO169_WCM_002</text:p>
          </table:table-cell>
          <table:table-cell table:style-name="ce280" office:value-type="string">
            <text:p>Check if User workspace is closed after edited page using edit page wizard</text:p>
          </table:table-cell>
          <table:table-cell office:value-type="string">
            <text:p>Step 1: Show edit page wizard</text:p>
          </table:table-cell>
          <table:table-cell office:value-type="string">
            <text:p>- Login</text:p>
            <text:p>- Go to Sites Editor/Edit page wizard</text:p>
          </table:table-cell>
          <table:table-cell office:value-type="string">
            <text:p>Edit page wizard form is shown, User workspace panel is shown on the left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number-columns-repeated="1014"/>
        </table:table-row>
        <table:table-row table:style-name="ro7">
          <table:table-cell table:style-name="ce25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59" office:value-type="string">
            <text:p>REG_AIO169_WCM_002</text:p>
          </table:table-cell>
          <table:table-cell table:style-name="ce26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73" table:formula="of:=[.B14]" office:value-type="string" office:string-value="REG_AIO169_WCM_002">
            <text:p>REG_AIO169_WCM_002</text:p>
          </table:table-cell>
          <table:table-cell table:style-name="ce281" office:value-type="string">
            <text:p>Check if User workspace is closed after edited page using edit page wizard</text:p>
          </table:table-cell>
          <table:table-cell office:value-type="string">
            <text:p>Step 2: Save changes</text:p>
          </table:table-cell>
          <table:table-cell office:value-type="string">
            <text:p>- Click Next then Save</text:p>
          </table:table-cell>
          <table:table-cell office:value-type="string">
            <text:p>Edit page wizard form is closed, User workspace is closed also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90" office:value-type="string">
            <text:p>User workspace is not closed also</text:p>
          </table:table-cell>
          <table:table-cell table:number-columns-repeated="1013"/>
        </table:table-row>
        <table:table-row table:style-name="ro12">
          <table:table-cell table:style-name="ce25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258" office:value-type="string">
            <text:p>REG_AIO169_WCM_002</text:p>
          </table:table-cell>
          <table:table-cell table:style-name="ce26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73" table:formula="of:=[.B15]" office:value-type="string" office:string-value="REG_AIO169_WCM_002">
            <text:p>REG_AIO169_WCM_002</text:p>
          </table:table-cell>
          <table:table-cell table:style-name="ce280" office:value-type="string">
            <text:p>Check if User workspace is closed after escape edit page wizard</text:p>
          </table:table-cell>
          <table:table-cell office:value-type="string">
            <text:p>Step 1: Show edit page wizard</text:p>
          </table:table-cell>
          <table:table-cell office:value-type="string">
            <text:p>- Login</text:p>
            <text:p>- Go to Sites Editor/Edit page wizard</text:p>
          </table:table-cell>
          <table:table-cell office:value-type="string">
            <text:p>Edit page wizard form is shown, User workspace panel is shown on the left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number-columns-repeated="1014"/>
        </table:table-row>
        <table:table-row table:style-name="ro35">
          <table:table-cell table:style-name="ce25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59" office:value-type="string">
            <text:p>REG_AIO169_WCM_002</text:p>
          </table:table-cell>
          <table:table-cell table:style-name="ce26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73" table:formula="of:=[.B16]" office:value-type="string" office:string-value="REG_AIO169_WCM_002">
            <text:p>REG_AIO169_WCM_002</text:p>
          </table:table-cell>
          <table:table-cell table:style-name="ce281" office:value-type="string">
            <text:p>Check if User workspace is closed after escape edit page wizard</text:p>
          </table:table-cell>
          <table:table-cell office:value-type="string">
            <text:p>Step 2: Cancel editing page</text:p>
          </table:table-cell>
          <table:table-cell office:value-type="string">
            <text:p>Click Abort</text:p>
          </table:table-cell>
          <table:table-cell office:value-type="string">
            <text:p>Edit page wizard is closed</text:p>
            <text:p>User workspace is closed also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90" office:value-type="string">
            <text:p>User workspace is not closed also</text:p>
          </table:table-cell>
          <table:table-cell table:number-columns-repeated="1013"/>
        </table:table-row>
        <table:table-row table:style-name="ro36">
          <table:table-cell table:style-name="ce251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258" office:value-type="string">
            <text:p>REG_AIO169_WCM_003</text:p>
          </table:table-cell>
          <table:table-cell table:style-name="ce268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73" table:formula="of:=[.B17]" office:value-type="string" office:string-value="REG_AIO169_WCM_003">
            <text:p>REG_AIO169_WCM_003</text:p>
          </table:table-cell>
          <table:table-cell table:style-name="ce280" office:value-type="string">
            <text:p>Check if User workspace is closed after edited site</text:p>
          </table:table-cell>
          <table:table-cell office:value-type="string">
            <text:p>Step 1: Show edit site form</text:p>
          </table:table-cell>
          <table:table-cell office:value-type="string">
            <text:p>- Login</text:p>
            <text:p>- Go to Sites Editor/Edit site</text:p>
          </table:table-cell>
          <table:table-cell office:value-type="string">
            <text:p>Edit current site form is shown</text:p>
            <text:p><text:span text:style-name="T19">User workspace panel is shown on the left</text:span></text:p>
          </table:table-cell>
          <table:table-cell office:value-type="string">
            <text:p>Low</text:p>
          </table:table-cell>
          <table:table-cell table:style-name="ce273" office:value-type="string">
            <text:p>WCM-2962</text:p>
            <text:p><text:span text:style-name="T19">CCP-711</text:span></text:p>
          </table:table-cell>
          <table:table-cell table:number-columns-repeated="1014"/>
        </table:table-row>
        <table:table-row table:style-name="ro35">
          <table:table-cell table:style-name="ce25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9" office:value-type="string">
            <text:p>REG_AIO169_WCM_003</text:p>
          </table:table-cell>
          <table:table-cell table:style-name="ce268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73" table:formula="of:=[.B18]" office:value-type="string" office:string-value="REG_AIO169_WCM_003">
            <text:p>REG_AIO169_WCM_003</text:p>
          </table:table-cell>
          <table:table-cell table:style-name="ce281" office:value-type="string">
            <text:p>Check if User workspace is closed after edited site</text:p>
          </table:table-cell>
          <table:table-cell office:value-type="string">
            <text:p>Step 2: Save changes</text:p>
          </table:table-cell>
          <table:table-cell office:value-type="string">
            <text:p>- Click Save <text:s/>&amp; Finish icon</text:p>
          </table:table-cell>
          <table:table-cell table:style-name="ce290" office:value-type="string">
            <text:p><text:span text:style-name="T20">Edit current site form is closed</text:span></text:p>
            <text:p><text:span text:style-name="T20">User workspace panel is closed</text:span></text:p>
          </table:table-cell>
          <table:table-cell office:value-type="string">
            <text:p>Low</text:p>
          </table:table-cell>
          <table:table-cell table:style-name="ce273" office:value-type="string">
            <text:p>WCM-2962</text:p>
            <text:p><text:span text:style-name="T19">CCP-711</text:span></text:p>
          </table:table-cell>
          <table:table-cell table:style-name="ce290" office:value-type="string">
            <text:p>User workspace is not closed also</text:p>
          </table:table-cell>
          <table:table-cell table:number-columns-repeated="1013"/>
        </table:table-row>
        <table:table-row table:style-name="ro36">
          <table:table-cell table:style-name="ce25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259" office:value-type="string">
            <text:p>REG_AIO169_WCM_003</text:p>
          </table:table-cell>
          <table:table-cell table:style-name="ce268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73" table:formula="of:=[.B19]" office:value-type="string" office:string-value="REG_AIO169_WCM_003">
            <text:p>REG_AIO169_WCM_003</text:p>
          </table:table-cell>
          <table:table-cell table:style-name="ce280" office:value-type="string">
            <text:p>Check if User workspace is closed after escape edit site</text:p>
          </table:table-cell>
          <table:table-cell office:value-type="string">
            <text:p>Step 1: Show edit site form</text:p>
          </table:table-cell>
          <table:table-cell office:value-type="string">
            <text:p>- Login</text:p>
            <text:p>- Go to Sites Editor/Edit site</text:p>
          </table:table-cell>
          <table:table-cell office:value-type="string">
            <text:p>Edit current site form is shown</text:p>
            <text:p><text:span text:style-name="T19">User workspace panel is shown on the left</text:span></text:p>
          </table:table-cell>
          <table:table-cell office:value-type="string">
            <text:p>Low</text:p>
          </table:table-cell>
          <table:table-cell table:style-name="ce273" office:value-type="string">
            <text:p>WCM-2962</text:p>
            <text:p><text:span text:style-name="T19">CCP-711</text:span></text:p>
          </table:table-cell>
          <table:table-cell table:style-name="ce273"/>
          <table:table-cell table:number-columns-repeated="1013"/>
        </table:table-row>
        <table:table-row table:style-name="ro33">
          <table:table-cell table:style-name="ce25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9" office:value-type="string">
            <text:p>REG_AIO169_WCM_003</text:p>
          </table:table-cell>
          <table:table-cell table:style-name="ce268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73" table:formula="of:=[.B20]" office:value-type="string" office:string-value="REG_AIO169_WCM_003">
            <text:p>REG_AIO169_WCM_003</text:p>
          </table:table-cell>
          <table:table-cell table:style-name="ce281" office:value-type="string">
            <text:p>Check if User workspace is closed after escape edit site</text:p>
          </table:table-cell>
          <table:table-cell office:value-type="string">
            <text:p>Step 2: Quit edit site</text:p>
          </table:table-cell>
          <table:table-cell office:value-type="string">
            <text:p>Click Discard icon</text:p>
          </table:table-cell>
          <table:table-cell table:style-name="ce290" office:value-type="string">
            <text:p><text:span text:style-name="T20">Edit current site form is closed</text:span></text:p>
            <text:p><text:span text:style-name="T20">User workspace panel is closed</text:span></text:p>
          </table:table-cell>
          <table:table-cell office:value-type="string">
            <text:p>Low</text:p>
          </table:table-cell>
          <table:table-cell table:style-name="ce273" office:value-type="string">
            <text:p>WCM-2962</text:p>
            <text:p><text:span text:style-name="T19">CCP-711</text:span></text:p>
          </table:table-cell>
          <table:table-cell table:style-name="ce290" office:value-type="string">
            <text:p>User workspace is not closed also</text:p>
          </table:table-cell>
          <table:table-cell table:number-columns-repeated="1013"/>
        </table:table-row>
        <table:table-row table:style-name="ro33">
          <table:table-cell table:style-name="ce25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258" office:value-type="string">
            <text:p>REG_AIO169_WCM_004</text:p>
          </table:table-cell>
          <table:table-cell table:style-name="ce268" office:value-type="float" office:value="1">
            <text:p>001</text:p>
          </table:table-cell>
          <table:table-cell table:style-name="ce274" table:formula="of:=[.B21]" office:value-type="string" office:string-value="REG_AIO169_WCM_004">
            <text:p>REG_AIO169_WCM_004</text:p>
          </table:table-cell>
          <table:table-cell table:style-name="ce280" office:value-type="string">
            <text:p>Check when download document with <text:s/>apostrophes in name while viewing it form search result</text:p>
          </table:table-cell>
          <table:table-cell office:value-type="string">
            <text:p>Step 1: Upload file</text:p>
          </table:table-cell>
          <table:table-cell office:value-type="string">
            <text:p>- Login acme site</text:p>
            <text:p>- Go to Sites Explorer/Sites Management/acme/document</text:p>
            <text:p>- Upload a document named: family's</text:p>
          </table:table-cell>
          <table:table-cell office:value-type="string">
            <text:p>File is uploaded</text:p>
          </table:table-cell>
          <table:table-cell office:value-type="string">
            <text:p>Low</text:p>
          </table:table-cell>
          <table:table-cell table:style-name="ce273" office:value-type="string">
            <text:p>WCM-2997</text:p>
            <text:p>CCP-884</text:p>
          </table:table-cell>
          <table:table-cell table:style-name="ce273"/>
          <table:table-cell table:number-columns-repeated="1013"/>
        </table:table-row>
        <table:table-row table:style-name="ro33">
          <table:table-cell table:style-name="ce25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9" office:value-type="string">
            <text:p>REG_AIO169_WCM_004</text:p>
          </table:table-cell>
          <table:table-cell table:style-name="ce26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73" table:formula="of:=[.B22]" office:value-type="string" office:string-value="REG_AIO169_WCM_004">
            <text:p>REG_AIO169_WCM_004</text:p>
          </table:table-cell>
          <table:table-cell table:style-name="ce281" office:value-type="string">
            <text:p>Check when download document with <text:s/>apostrophes in name while viewing it form search result</text:p>
          </table:table-cell>
          <table:table-cell office:value-type="string">
            <text:p>Step 2: Publish</text:p>
          </table:table-cell>
          <table:table-cell office:value-type="string">
            <text:p>- Select uploaded file</text:p>
            <text:p>- Click Manage Publications</text:p>
            <text:p>- Choose Live</text:p>
          </table:table-cell>
          <table:table-cell office:value-type="string">
            <text:p>Document is published</text:p>
          </table:table-cell>
          <table:table-cell office:value-type="string">
            <text:p>Low</text:p>
          </table:table-cell>
          <table:table-cell table:style-name="ce273" office:value-type="string">
            <text:p>WCM-2997</text:p>
            <text:p>CCP-884</text:p>
          </table:table-cell>
          <table:table-cell table:style-name="ce273"/>
          <table:table-cell table:number-columns-repeated="1013"/>
        </table:table-row>
        <table:table-row table:style-name="ro33">
          <table:table-cell table:style-name="ce25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59" office:value-type="string">
            <text:p>REG_AIO169_WCM_004</text:p>
          </table:table-cell>
          <table:table-cell table:style-name="ce26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73" table:formula="of:=[.B23]" office:value-type="string" office:string-value="REG_AIO169_WCM_004">
            <text:p>REG_AIO169_WCM_004</text:p>
          </table:table-cell>
          <table:table-cell table:style-name="ce281" office:value-type="string">
            <text:p>Check when download document with <text:s/>apostrophes in name while viewing it form search result</text:p>
          </table:table-cell>
          <table:table-cell office:value-type="string">
            <text:p>Step 3: Search</text:p>
          </table:table-cell>
          <table:table-cell office:value-type="string">
            <text:p>Input search keyword in search text box at the banner &amp; hit enter (that will return uploaded document)</text:p>
          </table:table-cell>
          <table:table-cell office:value-type="string">
            <text:p>Document is returned in search result</text:p>
          </table:table-cell>
          <table:table-cell office:value-type="string">
            <text:p>Low</text:p>
          </table:table-cell>
          <table:table-cell table:style-name="ce273" office:value-type="string">
            <text:p>WCM-2997</text:p>
            <text:p>CCP-884</text:p>
          </table:table-cell>
          <table:table-cell table:style-name="ce273"/>
          <table:table-cell table:number-columns-repeated="1013"/>
        </table:table-row>
        <table:table-row table:style-name="ro33">
          <table:table-cell table:style-name="ce25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9" office:value-type="string">
            <text:p>REG_AIO169_WCM_004</text:p>
          </table:table-cell>
          <table:table-cell table:style-name="ce26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73" table:formula="of:=[.B24]" office:value-type="string" office:string-value="REG_AIO169_WCM_004">
            <text:p>REG_AIO169_WCM_004</text:p>
          </table:table-cell>
          <table:table-cell table:style-name="ce281" office:value-type="string">
            <text:p>Check when download document with <text:s/>apostrophes in name while viewing it form search result</text:p>
          </table:table-cell>
          <table:table-cell office:value-type="string">
            <text:p>Step 4: Download</text:p>
          </table:table-cell>
          <table:table-cell office:value-type="string">
            <text:p>- Click to view document</text:p>
            <text:p>- Click Download this file link</text:p>
          </table:table-cell>
          <table:table-cell office:value-type="string">
            <text:p>Form to download file is shown &amp; download successfully</text:p>
          </table:table-cell>
          <table:table-cell office:value-type="string">
            <text:p>Low</text:p>
          </table:table-cell>
          <table:table-cell table:style-name="ce273" office:value-type="string">
            <text:p>WCM-2997</text:p>
            <text:p>CCP-884</text:p>
          </table:table-cell>
          <table:table-cell table:style-name="ce273" office:value-type="string">
            <text:p>Can not dl file</text:p>
          </table:table-cell>
          <table:table-cell table:number-columns-repeated="1013"/>
        </table:table-row>
        <table:table-row table:style-name="ro33">
          <table:table-cell table:style-name="ce251"/>
          <table:table-cell table:style-name="ce259"/>
          <table:table-cell table:style-name="ce268"/>
          <table:table-cell table:style-name="ce273"/>
          <table:table-cell table:style-name="ce281"/>
          <table:table-cell table:number-columns-repeated="4"/>
          <table:table-cell table:style-name="ce273" table:number-columns-repeated="2"/>
          <table:table-cell table:number-columns-repeated="1013"/>
        </table:table-row>
        <table:table-row table:style-name="ro33">
          <table:table-cell table:style-name="ce251"/>
          <table:table-cell table:style-name="ce258"/>
          <table:table-cell table:style-name="ce268"/>
          <table:table-cell table:style-name="ce273"/>
          <table:table-cell table:style-name="ce280"/>
          <table:table-cell table:number-columns-repeated="4"/>
          <table:table-cell table:style-name="ce273" table:number-columns-repeated="2"/>
          <table:table-cell table:number-columns-repeated="1013"/>
        </table:table-row>
        <table:table-row table:style-name="ro33" table:number-rows-repeated="5">
          <table:table-cell table:style-name="ce251"/>
          <table:table-cell table:style-name="ce259"/>
          <table:table-cell table:style-name="ce268"/>
          <table:table-cell table:style-name="ce273"/>
          <table:table-cell table:style-name="ce281"/>
          <table:table-cell table:number-columns-repeated="4"/>
          <table:table-cell table:style-name="ce273" table:number-columns-repeated="2"/>
          <table:table-cell table:number-columns-repeated="1013"/>
        </table:table-row>
        <table:table-row table:style-name="ro33">
          <table:table-cell table:style-name="ce251"/>
          <table:table-cell table:style-name="ce258"/>
          <table:table-cell table:style-name="ce268"/>
          <table:table-cell table:style-name="ce273"/>
          <table:table-cell table:style-name="ce280"/>
          <table:table-cell table:number-columns-repeated="4"/>
          <table:table-cell table:style-name="ce273" table:number-columns-repeated="2"/>
          <table:table-cell table:number-columns-repeated="1013"/>
        </table:table-row>
        <table:table-row table:style-name="ro33">
          <table:table-cell table:style-name="ce251"/>
          <table:table-cell table:style-name="ce259"/>
          <table:table-cell table:style-name="ce268"/>
          <table:table-cell table:style-name="ce273"/>
          <table:table-cell table:style-name="ce281"/>
          <table:table-cell table:number-columns-repeated="4"/>
          <table:table-cell table:style-name="ce273" table:number-columns-repeated="2"/>
          <table:table-cell table:number-columns-repeated="1013"/>
        </table:table-row>
        <table:table-row table:style-name="ro33">
          <table:table-cell table:style-name="ce251"/>
          <table:table-cell table:style-name="ce258"/>
          <table:table-cell table:style-name="ce268"/>
          <table:table-cell table:style-name="ce273"/>
          <table:table-cell table:style-name="ce280"/>
          <table:table-cell table:number-columns-repeated="4"/>
          <table:table-cell table:style-name="ce273" table:number-columns-repeated="2"/>
          <table:table-cell table:number-columns-repeated="1013"/>
        </table:table-row>
        <table:table-row table:style-name="ro33">
          <table:table-cell table:style-name="ce251"/>
          <table:table-cell table:style-name="ce259"/>
          <table:table-cell table:style-name="ce268"/>
          <table:table-cell table:style-name="ce273"/>
          <table:table-cell table:style-name="ce281"/>
          <table:table-cell table:number-columns-repeated="4"/>
          <table:table-cell table:style-name="ce273" table:number-columns-repeated="2"/>
          <table:table-cell table:number-columns-repeated="1013"/>
        </table:table-row>
        <table:table-row table:style-name="ro33">
          <table:table-cell table:style-name="ce251"/>
          <table:table-cell table:style-name="ce258"/>
          <table:table-cell table:style-name="ce268"/>
          <table:table-cell table:style-name="ce273"/>
          <table:table-cell table:style-name="ce280"/>
          <table:table-cell table:number-columns-repeated="4"/>
          <table:table-cell table:style-name="ce273" table:number-columns-repeated="2"/>
          <table:table-cell table:number-columns-repeated="1013"/>
        </table:table-row>
        <table:table-row table:style-name="ro33">
          <table:table-cell table:style-name="ce251"/>
          <table:table-cell table:style-name="ce259"/>
          <table:table-cell table:style-name="ce268"/>
          <table:table-cell table:style-name="ce273"/>
          <table:table-cell table:style-name="ce281"/>
          <table:table-cell table:number-columns-repeated="4"/>
          <table:table-cell table:style-name="ce273" table:number-columns-repeated="2"/>
          <table:table-cell table:number-columns-repeated="1013"/>
        </table:table-row>
        <table:table-row table:style-name="ro33">
          <table:table-cell table:style-name="ce252"/>
          <table:table-cell table:style-name="ce260"/>
          <table:table-cell table:style-name="ce269"/>
          <table:table-cell table:style-name="ce275"/>
          <table:table-cell table:style-name="ce282"/>
          <table:table-cell table:style-name="ce286" table:number-columns-repeated="4"/>
          <table:table-cell table:style-name="ce275" table:number-columns-repeated="2"/>
          <table:table-cell table:style-name="ce286" table:number-columns-repeated="245"/>
          <table:table-cell table:number-columns-repeated="768"/>
        </table:table-row>
        <table:table-row table:style-name="ro34">
          <table:table-cell table:style-name="ce253"/>
          <table:table-cell table:style-name="ce258"/>
          <table:table-cell table:style-name="ce268"/>
          <table:table-cell table:style-name="ce273"/>
          <table:table-cell table:style-name="ce283"/>
          <table:table-cell table:style-name="ce284" table:number-columns-repeated="3"/>
          <table:table-cell/>
          <table:table-cell table:style-name="ce284"/>
          <table:table-cell table:number-columns-repeated="1014"/>
        </table:table-row>
        <table:table-row table:style-name="ro34" table:number-rows-repeated="3">
          <table:table-cell table:style-name="ce253"/>
          <table:table-cell table:style-name="ce259"/>
          <table:table-cell table:style-name="ce268"/>
          <table:table-cell table:style-name="ce273"/>
          <table:table-cell table:style-name="ce284" table:number-columns-repeated="4"/>
          <table:table-cell/>
          <table:table-cell table:style-name="ce284" table:number-columns-repeated="2"/>
          <table:table-cell table:number-columns-repeated="1013"/>
        </table:table-row>
        <table:table-row table:style-name="ro34">
          <table:table-cell table:style-name="ce253"/>
          <table:table-cell table:style-name="ce258"/>
          <table:table-cell table:style-name="ce268"/>
          <table:table-cell table:style-name="ce273"/>
          <table:table-cell table:style-name="ce285"/>
          <table:table-cell table:style-name="ce284" table:number-columns-repeated="2"/>
          <table:table-cell table:number-columns-repeated="3"/>
          <table:table-cell table:style-name="ce284"/>
          <table:table-cell table:number-columns-repeated="1013"/>
        </table:table-row>
        <table:table-row table:style-name="ro34">
          <table:table-cell table:style-name="ce253"/>
          <table:table-cell table:style-name="ce259"/>
          <table:table-cell table:style-name="ce268"/>
          <table:table-cell table:style-name="ce273"/>
          <table:table-cell table:style-name="ce284" table:number-columns-repeated="4"/>
          <table:table-cell table:number-columns-repeated="2"/>
          <table:table-cell table:style-name="ce284"/>
          <table:table-cell table:number-columns-repeated="1013"/>
        </table:table-row>
        <table:table-row table:style-name="ro34">
          <table:table-cell table:style-name="ce253"/>
          <table:table-cell table:style-name="ce258"/>
          <table:table-cell table:style-name="ce267"/>
          <table:table-cell table:style-name="ce276"/>
          <table:table-cell table:style-name="ce114"/>
          <table:table-cell table:style-name="ce58"/>
          <table:table-cell table:style-name="ce288"/>
          <table:table-cell table:style-name="ce58"/>
          <table:table-cell table:style-name="ce157" table:number-columns-repeated="2"/>
          <table:table-cell table:style-name="ce293"/>
          <table:table-cell table:number-columns-repeated="1013"/>
        </table:table-row>
        <table:table-row table:style-name="ro34">
          <table:table-cell table:style-name="ce253"/>
          <table:table-cell table:style-name="ce259"/>
          <table:table-cell table:style-name="ce267"/>
          <table:table-cell table:style-name="ce273"/>
          <table:table-cell table:style-name="ce58" table:number-columns-repeated="4"/>
          <table:table-cell table:style-name="ce157" table:number-columns-repeated="2"/>
          <table:table-cell table:style-name="ce293"/>
          <table:table-cell table:number-columns-repeated="1013"/>
        </table:table-row>
        <table:table-row table:style-name="ro34">
          <table:table-cell table:style-name="ce253"/>
          <table:table-cell table:style-name="ce259"/>
          <table:table-cell table:style-name="ce267"/>
          <table:table-cell table:style-name="ce273"/>
          <table:table-cell table:style-name="ce114"/>
          <table:table-cell table:style-name="ce284"/>
          <table:table-cell table:style-name="ce58"/>
          <table:table-cell table:style-name="ce284"/>
          <table:table-cell/>
          <table:table-cell table:style-name="ce284"/>
          <table:table-cell table:style-name="ce243"/>
          <table:table-cell table:number-columns-repeated="1013"/>
        </table:table-row>
        <table:table-row table:style-name="ro34">
          <table:table-cell table:style-name="ce253"/>
          <table:table-cell table:style-name="ce258"/>
          <table:table-cell table:style-name="ce267"/>
          <table:table-cell table:style-name="ce276"/>
          <table:table-cell table:style-name="ce114"/>
          <table:table-cell table:style-name="ce58" table:number-columns-repeated="3"/>
          <table:table-cell table:style-name="ce157"/>
          <table:table-cell table:style-name="ce259"/>
          <table:table-cell table:style-name="ce293"/>
          <table:table-cell table:style-name="ce295"/>
          <table:table-cell table:style-name="ce297" table:number-columns-repeated="235"/>
          <table:table-cell table:number-columns-repeated="777"/>
        </table:table-row>
        <table:table-row table:style-name="ro34" table:number-rows-repeated="3">
          <table:table-cell table:style-name="ce253"/>
          <table:table-cell table:style-name="ce259"/>
          <table:table-cell table:style-name="ce267"/>
          <table:table-cell table:style-name="ce276"/>
          <table:table-cell table:style-name="ce58" table:number-columns-repeated="4"/>
          <table:table-cell table:style-name="ce157"/>
          <table:table-cell table:style-name="ce259"/>
          <table:table-cell table:style-name="ce293"/>
          <table:table-cell table:style-name="ce295"/>
          <table:table-cell table:style-name="ce297" table:number-columns-repeated="235"/>
          <table:table-cell table:number-columns-repeated="777"/>
        </table:table-row>
        <table:table-row table:style-name="ro34">
          <table:table-cell table:style-name="ce253"/>
          <table:table-cell table:style-name="ce259"/>
          <table:table-cell table:style-name="ce267"/>
          <table:table-cell table:style-name="ce276"/>
          <table:table-cell table:style-name="ce58" table:number-columns-repeated="3"/>
          <table:table-cell table:style-name="ce236"/>
          <table:table-cell table:style-name="ce157"/>
          <table:table-cell table:style-name="ce259"/>
          <table:table-cell table:style-name="ce293"/>
          <table:table-cell table:style-name="ce295"/>
          <table:table-cell table:style-name="ce297" table:number-columns-repeated="235"/>
          <table:table-cell table:number-columns-repeated="777"/>
        </table:table-row>
        <table:table-row table:style-name="ro34" table:number-rows-repeated="2">
          <table:table-cell table:style-name="ce253"/>
          <table:table-cell table:style-name="ce259"/>
          <table:table-cell table:style-name="ce267"/>
          <table:table-cell table:style-name="ce276"/>
          <table:table-cell table:style-name="ce58" table:number-columns-repeated="4"/>
          <table:table-cell table:style-name="ce157"/>
          <table:table-cell table:style-name="ce259"/>
          <table:table-cell table:style-name="ce293"/>
          <table:table-cell table:style-name="ce295"/>
          <table:table-cell table:style-name="ce297" table:number-columns-repeated="235"/>
          <table:table-cell table:number-columns-repeated="777"/>
        </table:table-row>
        <table:table-row table:style-name="ro34">
          <table:table-cell table:style-name="ce253"/>
          <table:table-cell table:style-name="ce259"/>
          <table:table-cell table:style-name="ce270"/>
          <table:table-cell table:style-name="ce276"/>
          <table:table-cell table:style-name="ce58" table:number-columns-repeated="4"/>
          <table:table-cell table:style-name="ce157"/>
          <table:table-cell table:style-name="ce259"/>
          <table:table-cell table:style-name="ce293" table:number-columns-repeated="2"/>
          <table:table-cell table:style-name="ce298" table:number-columns-repeated="235"/>
          <table:table-cell table:style-name="ce299" table:number-columns-repeated="9"/>
          <table:table-cell table:number-columns-repeated="768"/>
        </table:table-row>
        <table:table-row table:style-name="ro34" table:number-rows-repeated="4">
          <table:table-cell table:style-name="ce251"/>
          <table:table-cell table:number-columns-repeated="9"/>
          <table:table-cell table:style-name="ce284"/>
          <table:table-cell table:number-columns-repeated="1013"/>
        </table:table-row>
        <table:table-row table:style-name="ro34" table:number-rows-repeated="49">
          <table:table-cell table:number-columns-repeated="10"/>
          <table:table-cell table:style-name="ce284"/>
          <table:table-cell table:number-columns-repeated="1013"/>
        </table:table-row>
        <table:table-row table:style-name="ro34" table:number-rows-repeated="1048467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249" table:default-cell-style-name="Default"/>
        <table:table-column table:style-name="co8" table:default-cell-style-name="Default"/>
        <table:table-row table:style-name="ro37">
          <table:table-cell table:style-name="ce300" office:value-type="string" table:number-columns-spanned="4" table:number-rows-spanned="2">
            <text:p>WCM Regression Tests List in AIO</text:p>
          </table:table-cell>
          <table:covered-table-cell table:style-name="ce300"/>
          <table:covered-table-cell table:style-name="ce300"/>
          <table:covered-table-cell table:style-name="ce311"/>
          <table:table-cell table:style-name="ce311"/>
          <table:table-cell table:style-name="ce310" office:value-type="string" table:number-columns-spanned="1" table:number-rows-spanned="3">
            <text:p>Total cases</text:p>
          </table:table-cell>
          <table:table-cell table:number-columns-repeated="2"/>
          <table:table-cell table:style-name="ce248"/>
          <table:table-cell table:number-columns-repeated="247"/>
        </table:table-row>
        <table:table-row table:style-name="ro37">
          <table:covered-table-cell table:style-name="ce301"/>
          <table:covered-table-cell table:style-name="ce301"/>
          <table:covered-table-cell table:style-name="ce301"/>
          <table:covered-table-cell table:style-name="ce311"/>
          <table:table-cell table:style-name="ce311"/>
          <table:covered-table-cell table:style-name="ce315"/>
          <table:table-cell table:number-columns-repeated="2"/>
          <table:table-cell table:style-name="ce248"/>
          <table:table-cell table:number-columns-repeated="247"/>
        </table:table-row>
        <table:table-row table:style-name="ro38">
          <table:table-cell table:style-name="ce302" office:value-type="string">
            <text:p>Id</text:p>
          </table:table-cell>
          <table:table-cell table:style-name="ce302" office:value-type="string">
            <text:p>Product</text:p>
          </table:table-cell>
          <table:table-cell table:style-name="ce310" office:value-type="string">
            <text:p>Functionality</text:p>
          </table:table-cell>
          <table:table-cell table:style-name="ce310" office:value-type="string">
            <text:p>Bug summary</text:p>
          </table:table-cell>
          <table:table-cell table:style-name="ce310" office:value-type="string">
            <text:p>Product bugID</text:p>
          </table:table-cell>
          <table:covered-table-cell table:style-name="ce315"/>
          <table:table-cell table:number-columns-repeated="2"/>
          <table:table-cell table:style-name="ce248"/>
          <table:table-cell table:number-columns-repeated="247"/>
        </table:table-row>
        <table:table-row table:style-name="ro38">
          <table:table-cell table:style-name="ce303" office:value-type="string" table:number-columns-spanned="6" table:number-rows-spanned="1">
            <text:p>Bugs v.1.6.5</text:p>
          </table:table-cell>
          <table:covered-table-cell table:style-name="ce302"/>
          <table:covered-table-cell table:style-name="ce310"/>
          <table:covered-table-cell table:style-name="ce310"/>
          <table:covered-table-cell table:style-name="ce310"/>
          <table:covered-table-cell table:style-name="ce315"/>
          <table:table-cell table:number-columns-repeated="2"/>
          <table:table-cell table:style-name="ce248"/>
          <table:table-cell table:number-columns-repeated="247"/>
        </table:table-row>
        <table:table-row table:style-name="ro7">
          <table:table-cell table:style-name="ce304" office:value-type="string">
            <text:p>REG_AIO165_WCM_001</text:p>
          </table:table-cell>
          <table:table-cell table:style-name="ce307" office:value-type="string">
            <text:p>WCM</text:p>
          </table:table-cell>
          <table:table-cell table:style-name="ce307" office:value-type="string">
            <text:p>Download</text:p>
          </table:table-cell>
          <table:table-cell table:style-name="ce312" office:value-type="string">
            <text:p>Can not download an uploaded document in PCV portlet</text:p>
          </table:table-cell>
          <table:table-cell table:style-name="ce312" office:value-type="string">
            <text:p>WCM-2157 CCP-147</text:p>
          </table:table-cell>
          <table:table-cell table:style-name="ce316" table:formula="of:=SUMPRODUCT((['Bugs_v1.6.5'.B$7:'Bugs_v1.6.5'.B$931]=[.$A5])*(['Bugs_v1.6.5'.A$7:'Bugs_v1.6.5'.A$931]&lt;&gt;&quot;&quot;))" office:value-type="float" office:value="1">
            <text:p>1</text:p>
          </table:table-cell>
          <table:table-cell table:style-name="ce319"/>
          <table:table-cell table:style-name="ce321"/>
          <table:table-cell table:style-name="ce323" table:number-columns-repeated="243"/>
          <table:table-cell table:style-name="ce248" table:number-columns-repeated="5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ublish</text:p>
          </table:table-cell>
          <table:table-cell table:style-name="ce181" office:value-type="string">
            <text:p>Content edition is not considered after publication</text:p>
          </table:table-cell>
          <table:table-cell table:style-name="ce181" office:value-type="string">
            <text:p>WCM-2727 CCP-346</text:p>
          </table:table-cell>
          <table:table-cell table:style-name="ce317" table:formula="of:=SUMPRODUCT((['Bugs_v1.6.5'.B$7:'Bugs_v1.6.5'.B$931]=[.$A6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39">
          <table:table-cell table:style-name="ce47" office:value-type="string">
            <text:p>REG_AIO165_WCM_00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Newsletter</text:p>
          </table:table-cell>
          <table:table-cell table:style-name="ce181" office:value-type="string">
            <text:p>Newsletter mail's validator does not REG_WCM_ALLow a multiple domain names in address mail</text:p>
          </table:table-cell>
          <table:table-cell table:style-name="ce181" office:value-type="string">
            <text:p>WCM-2782 CCP-386</text:p>
          </table:table-cell>
          <table:table-cell table:style-name="ce317" table:formula="of:=SUMPRODUCT((['Bugs_v1.6.5'.B$7:'Bugs_v1.6.5'.B$931]=[.$A7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ublish</text:p>
          </table:table-cell>
          <table:table-cell table:style-name="ce181" office:value-type="string">
            <text:p>IE 7 crash when publishing content after image resize with Shift button pressed</text:p>
          </table:table-cell>
          <table:table-cell table:style-name="ce181" office:value-type="string">
            <text:p>WCM-2715 CCP-329</text:p>
          </table:table-cell>
          <table:table-cell table:style-name="ce317" table:formula="of:=SUMPRODUCT((['Bugs_v1.6.5'.B$7:'Bugs_v1.6.5'.B$931]=[.$A8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183" office:value-type="string">
            <text:p>Label categories are not traduced in clv edition</text:p>
          </table:table-cell>
          <table:table-cell table:style-name="ce183" office:value-type="string">
            <text:p>WCM-2781 CCP-384</text:p>
          </table:table-cell>
          <table:table-cell table:style-name="ce318" table:formula="of:=SUMPRODUCT((['Bugs_v1.6.5'.B$7:'Bugs_v1.6.5'.B$931]=[.$A9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Localized content</text:p>
          </table:table-cell>
          <table:table-cell table:style-name="ce181" office:value-type="string">
            <text:p>Patch for "Cannot view localised wcm content ( exo:webcontent .... )"</text:p>
          </table:table-cell>
          <table:table-cell table:style-name="ce181" office:value-type="string">
            <text:p>WCM-2628 CCP-247</text:p>
          </table:table-cell>
          <table:table-cell table:style-name="ce317" table:formula="of:=SUMPRODUCT((['Bugs_v1.6.5'.B$7:'Bugs_v1.6.5'.B$931]=[.$A10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earch</text:p>
          </table:table-cell>
          <table:table-cell table:style-name="ce181" office:value-type="string">
            <text:p>Search result - wrong translation of results' number</text:p>
          </table:table-cell>
          <table:table-cell table:style-name="ce181" office:value-type="string">
            <text:p>WCM-2757 CCP-377</text:p>
          </table:table-cell>
          <table:table-cell table:style-name="ce317" table:formula="of:=SUMPRODUCT((['Bugs_v1.6.5'.B$7:'Bugs_v1.6.5'.B$931]=[.$A11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earch</text:p>
          </table:table-cell>
          <table:table-cell table:style-name="ce181" office:value-type="string">
            <text:p>Search result - wrong traduction when there's no result</text:p>
          </table:table-cell>
          <table:table-cell table:style-name="ce181" office:value-type="string">
            <text:p>WCM-2754 CCP-373</text:p>
          </table:table-cell>
          <table:table-cell table:style-name="ce317" table:formula="of:=SUMPRODUCT((['Bugs_v1.6.5'.B$7:'Bugs_v1.6.5'.B$931]=[.$A12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Form Generator</text:p>
          </table:table-cell>
          <table:table-cell table:style-name="ce181" office:value-type="string">
            <text:p>A bad translation of a label in Form Generator Portlet</text:p>
          </table:table-cell>
          <table:table-cell table:style-name="ce181" office:value-type="string">
            <text:p>WCM-2755 CCP-374</text:p>
          </table:table-cell>
          <table:table-cell table:style-name="ce317" table:formula="of:=SUMPRODUCT((['Bugs_v1.6.5'.B$7:'Bugs_v1.6.5'.B$931]=[.$A13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Language</text:p>
          </table:table-cell>
          <table:table-cell table:style-name="ce181" office:value-type="string">
            <text:p>Mistakes in french internationalization</text:p>
          </table:table-cell>
          <table:table-cell table:style-name="ce181" office:value-type="string">
            <text:p>WCM-2687 CCP-300</text:p>
          </table:table-cell>
          <table:table-cell table:style-name="ce317" table:formula="of:=SUMPRODUCT((['Bugs_v1.6.5'.B$7:'Bugs_v1.6.5'.B$931]=[.$A14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orting</text:p>
          </table:table-cell>
          <table:table-cell table:style-name="ce181" office:value-type="string">
            <text:p>Problems with Sorting Mechanism</text:p>
          </table:table-cell>
          <table:table-cell table:style-name="ce181" office:value-type="string">
            <text:p>WCM-2728 CCP-347</text:p>
          </table:table-cell>
          <table:table-cell table:style-name="ce317" table:formula="of:=SUMPRODUCT((['Bugs_v1.6.5'.B$7:'Bugs_v1.6.5'.B$931]=[.$A15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181" office:value-type="string">
            <text:p>Problem with portlet presentation:StringIndexOutOfBoundsException</text:p>
          </table:table-cell>
          <table:table-cell table:style-name="ce181" office:value-type="string">
            <text:p>WCM-2744 CCP-359</text:p>
          </table:table-cell>
          <table:table-cell table:style-name="ce317" table:formula="of:=SUMPRODUCT((['Bugs_v1.6.5'.B$7:'Bugs_v1.6.5'.B$931]=[.$A16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Manage taxonomy</text:p>
          </table:table-cell>
          <table:table-cell table:style-name="ce181" office:value-type="string">
            <text:p>Problem with manage taxonomy</text:p>
          </table:table-cell>
          <table:table-cell table:style-name="ce181" office:value-type="string">
            <text:p>WCM-2745 CCP-360</text:p>
          </table:table-cell>
          <table:table-cell table:style-name="ce317" table:formula="of:=SUMPRODUCT((['Bugs_v1.6.5'.B$7:'Bugs_v1.6.5'.B$931]=[.$A17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CLV</text:p>
          </table:table-cell>
          <table:table-cell table:style-name="ce181" office:value-type="string">
            <text:p>Error while setting a page with PCLV portlet</text:p>
          </table:table-cell>
          <table:table-cell table:style-name="ce181" office:value-type="string">
            <text:p>WCM-2753 CCP-368</text:p>
          </table:table-cell>
          <table:table-cell table:style-name="ce317" table:formula="of:=SUMPRODUCT((['Bugs_v1.6.5'.B$7:'Bugs_v1.6.5'.B$931]=[.$A18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CLV</text:p>
          </table:table-cell>
          <table:table-cell table:style-name="ce181" office:value-type="string">
            <text:p>Problem in downloading binary from PCLV</text:p>
          </table:table-cell>
          <table:table-cell table:style-name="ce181" office:value-type="string">
            <text:p>WCM-2746 CCP-362</text:p>
          </table:table-cell>
          <table:table-cell table:style-name="ce317" table:formula="of:=SUMPRODUCT((['Bugs_v1.6.5'.B$7:'Bugs_v1.6.5'.B$931]=[.$A19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181" office:value-type="string">
            <text:p>Problem with "Add a site page link " on FCKEDITOR</text:p>
          </table:table-cell>
          <table:table-cell table:style-name="ce181" office:value-type="string">
            <text:p>WCM-2717 CCP-332</text:p>
          </table:table-cell>
          <table:table-cell table:style-name="ce317" table:formula="of:=SUMPRODUCT((['Bugs_v1.6.5'.B$7:'Bugs_v1.6.5'.B$931]=[.$A20])*(['Bugs_v1.6.5'.A$7:'Bugs_v1.6.5'.A$931]&lt;&gt;&quot;&quot;))" office:value-type="float" office:value="1">
            <text:p>1</text:p>
          </table:table-cell>
          <table:table-cell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ublish</text:p>
          </table:table-cell>
          <table:table-cell table:style-name="ce181" office:value-type="string">
            <text:p>Publication problems</text:p>
          </table:table-cell>
          <table:table-cell table:style-name="ce181" office:value-type="string">
            <text:p>WCM-2723 CCP-344</text:p>
          </table:table-cell>
          <table:table-cell table:style-name="ce317" table:formula="of:=SUMPRODUCT((['Bugs_v1.6.5'.B$7:'Bugs_v1.6.5'.B$931]=[.$A21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313" office:value-type="string">
            <text:p>WCM Content Selector: does not show content of a folder when switchin</text:p>
          </table:table-cell>
          <table:table-cell table:style-name="ce181" office:value-type="string">
            <text:p>WCM-2788 CCP-392</text:p>
          </table:table-cell>
          <table:table-cell table:style-name="ce317" table:formula="of:=SUMPRODUCT((['Bugs_v1.6.5'.B$7:'Bugs_v1.6.5'.B$931]=[.$A22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181" office:value-type="string">
            <text:p>Links in viewMode are not underlined</text:p>
          </table:table-cell>
          <table:table-cell table:style-name="ce181" office:value-type="string">
            <text:p>WCM-2227 CCP-328</text:p>
          </table:table-cell>
          <table:table-cell table:style-name="ce317" table:formula="of:=SUMPRODUCT((['Bugs_v1.6.5'.B$7:'Bugs_v1.6.5'.B$931]=[.$A23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40">
          <table:table-cell table:style-name="ce47" office:value-type="string">
            <text:p>REG_AIO165_WCM_02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313" office:value-type="string">
            <text:p>Error when selecting a content in search result tab of CLV</text:p>
          </table:table-cell>
          <table:table-cell table:style-name="ce181" office:value-type="string">
            <text:p>WCM-2751 CCP-371</text:p>
          </table:table-cell>
          <table:table-cell table:style-name="ce317" table:formula="of:=SUMPRODUCT((['Bugs_v1.6.5'.B$7:'Bugs_v1.6.5'.B$931]=[.$A24])*(['Bugs_v1.6.5'.A$7:'Bugs_v1.6.5'.A$931]&lt;&gt;&quot;&quot;))" office:value-type="float" office:value="1">
            <text:p>1</text:p>
          </table:table-cell>
          <table:table-cell table:style-name="ce320"/>
          <table:table-cell table:style-name="ce322"/>
          <table:table-cell table:style-name="ce323"/>
          <table:table-cell table:style-name="ce32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313" office:value-type="string">
            <text:p>Inversion of content's list in CLV at every validation</text:p>
          </table:table-cell>
          <table:table-cell table:style-name="ce181" office:value-type="string">
            <text:p>WCM-2721 CCP-343</text:p>
          </table:table-cell>
          <table:table-cell table:style-name="ce317" table:formula="of:=SUMPRODUCT((['Bugs_v1.6.5'.B$7:'Bugs_v1.6.5'.B$931]=[.$A25])*(['Bugs_v1.6.5'.A$7:'Bugs_v1.6.5'.A$931]&lt;&gt;&quot;&quot;))" office:value-type="float" office:value="1">
            <text:p>1</text:p>
          </table:table-cell>
          <table:table-cell/>
          <table:table-cell table:style-name="ce322"/>
          <table:table-cell table:style-name="ce323"/>
          <table:table-cell table:number-columns-repeated="247"/>
        </table:table-row>
        <table:table-row table:style-name="ro39">
          <table:table-cell table:style-name="ce47" office:value-type="string">
            <text:p>REG_AIO165_WCM_02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FCC</text:p>
          </table:table-cell>
          <table:table-cell table:style-name="ce181" office:value-type="string">
            <text:p>Changes in FCC action's parameters are not taken in consideration</text:p>
          </table:table-cell>
          <table:table-cell table:style-name="ce181" office:value-type="string">
            <text:p>WCM-2689</text:p>
            <text:p>ECM-5237 CCP-303</text:p>
          </table:table-cell>
          <table:table-cell table:style-name="ce317" table:formula="of:=SUMPRODUCT((['Bugs_v1.6.5'.B$7:'Bugs_v1.6.5'.B$931]=[.$A26])*(['Bugs_v1.6.5'.A$7:'Bugs_v1.6.5'.A$931]&lt;&gt;&quot;&quot;))" office:value-type="float" office:value="1">
            <text:p>1</text:p>
          </table:table-cell>
          <table:table-cell/>
          <table:table-cell table:style-name="ce322"/>
          <table:table-cell table:style-name="ce323"/>
          <table:table-cell table:number-columns-repeated="247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 CCP-426</text:p>
          </table:table-cell>
          <table:table-cell table:style-name="ce317" table:formula="of:=SUMPRODUCT((['Bugs_v1.6.5'.B$7:'Bugs_v1.6.5'.B$931]=[.$A27])*(['Bugs_v1.6.5'.A$7:'Bugs_v1.6.5'.A$931]&lt;&gt;&quot;&quot;))" office:value-type="float" office:value="1">
            <text:p>1</text:p>
          </table:table-cell>
          <table:table-cell/>
          <table:table-cell table:style-name="ce322"/>
          <table:table-cell table:style-name="ce323"/>
          <table:table-cell table:number-columns-repeated="247"/>
        </table:table-row>
        <table:table-row table:style-name="ro1">
          <table:table-cell table:style-name="ce303" office:value-type="string" table:number-columns-spanned="8" table:number-rows-spanned="1">
            <text:p>Bugs v.1.6.6</text:p>
          </table:table-cell>
          <table:covered-table-cell table:style-name="ce308"/>
          <table:covered-table-cell table:style-name="ce308"/>
          <table:covered-table-cell table:style-name="ce51"/>
          <table:covered-table-cell table:style-name="ce57"/>
          <table:covered-table-cell table:style-name="ce317"/>
          <table:covered-table-cell/>
          <table:covered-table-cell table:style-name="ce322"/>
          <table:table-cell table:style-name="ce323" table:formula="of:=CONCATENATE([.E28];&quot; &quot;;[.H28])" office:value-type="string" office:string-value=" ">
            <text:p><text:s/></text:p>
          </table:table-cell>
          <table:table-cell table:number-columns-repeated="247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317" table:formula="of:=SUMPRODUCT((['Bugs_v1.6.6'.B$7:'Bugs_v1.6.6'.B$854]=[.$A29])*(['Bugs_v1.6.6'.A$7:'Bugs_v1.6.6'.A$854]&lt;&gt;&quot;&quot;))" office:value-type="float" office:value="1">
            <text:p>1</text:p>
          </table:table-cell>
          <table:table-cell table:style-name="ce306"/>
          <table:table-cell table:style-name="ce32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6_WCM_00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317" table:formula="of:=SUMPRODUCT((['Bugs_v1.6.6'.B$7:'Bugs_v1.6.6'.B$854]=[.$A30])*(['Bugs_v1.6.6'.A$7:'Bugs_v1.6.6'.A$854]&lt;&gt;&quot;&quot;))" office:value-type="float" office:value="1">
            <text:p>1</text:p>
          </table:table-cell>
          <table:table-cell table:style-name="ce306"/>
          <table:table-cell table:style-name="ce32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317" table:formula="of:=SUMPRODUCT((['Bugs_v1.6.6'.B$7:'Bugs_v1.6.6'.B$854]=[.$A31])*(['Bugs_v1.6.6'.A$7:'Bugs_v1.6.6'.A$854]&lt;&gt;&quot;&quot;))" office:value-type="float" office:value="1">
            <text:p>1</text:p>
          </table:table-cell>
          <table:table-cell table:style-name="ce306"/>
          <table:table-cell table:style-name="ce32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317" table:formula="of:=SUMPRODUCT((['Bugs_v1.6.6'.B$7:'Bugs_v1.6.6'.B$854]=[.$A32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317" table:formula="of:=SUMPRODUCT((['Bugs_v1.6.6'.B$7:'Bugs_v1.6.6'.B$854]=[.$A33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317" table:formula="of:=SUMPRODUCT((['Bugs_v1.6.6'.B$7:'Bugs_v1.6.6'.B$854]=[.$A34])*(['Bugs_v1.6.6'.A$7:'Bugs_v1.6.6'.A$854]&lt;&gt;&quot;&quot;))" office:value-type="float" office:value="1">
            <text:p>1</text:p>
          </table:table-cell>
          <table:table-cell table:style-name="ce306"/>
          <table:table-cell table:style-name="ce32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317" table:formula="of:=SUMPRODUCT((['Bugs_v1.6.6'.B$7:'Bugs_v1.6.6'.B$854]=[.$A35])*(['Bugs_v1.6.6'.A$7:'Bugs_v1.6.6'.A$854]&lt;&gt;&quot;&quot;))" office:value-type="float" office:value="1">
            <text:p>1</text:p>
          </table:table-cell>
          <table:table-cell table:style-name="ce306"/>
          <table:table-cell table:style-name="ce32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317" table:formula="of:=SUMPRODUCT((['Bugs_v1.6.6'.B$7:'Bugs_v1.6.6'.B$854]=[.$A36])*(['Bugs_v1.6.6'.A$7:'Bugs_v1.6.6'.A$854]&lt;&gt;&quot;&quot;))" office:value-type="float" office:value="1">
            <text:p>1</text:p>
          </table:table-cell>
          <table:table-cell table:style-name="ce306"/>
          <table:table-cell table:style-name="ce32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6_WCM_009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317" table:formula="of:=SUMPRODUCT((['Bugs_v1.6.6'.B$7:'Bugs_v1.6.6'.B$854]=[.$A37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6_WCM_010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317" table:formula="of:=SUMPRODUCT((['Bugs_v1.6.6'.B$7:'Bugs_v1.6.6'.B$854]=[.$A38])*(['Bugs_v1.6.6'.A$7:'Bugs_v1.6.6'.A$854]&lt;&gt;&quot;&quot;))" office:value-type="float" office:value="1">
            <text:p>1</text:p>
          </table:table-cell>
          <table:table-cell table:style-name="ce306"/>
          <table:table-cell table:style-name="ce49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317" table:formula="of:=SUMPRODUCT((['Bugs_v1.6.6'.B$7:'Bugs_v1.6.6'.B$854]=[.$A39])*(['Bugs_v1.6.6'.A$7:'Bugs_v1.6.6'.A$854]&lt;&gt;&quot;&quot;))" office:value-type="float" office:value="1">
            <text:p>1</text:p>
          </table:table-cell>
          <table:table-cell table:style-name="ce306"/>
          <table:table-cell table:style-name="ce49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317" table:formula="of:=SUMPRODUCT((['Bugs_v1.6.6'.B$7:'Bugs_v1.6.6'.B$854]=[.$A40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317" table:formula="of:=SUMPRODUCT((['Bugs_v1.6.6'.B$7:'Bugs_v1.6.6'.B$854]=[.$A41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317" table:formula="of:=SUMPRODUCT((['Bugs_v1.6.6'.B$7:'Bugs_v1.6.6'.B$854]=[.$A42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317" table:formula="of:=SUMPRODUCT((['Bugs_v1.6.6'.B$7:'Bugs_v1.6.6'.B$854]=[.$A43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6_WCM_01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317" table:formula="of:=SUMPRODUCT((['Bugs_v1.6.6'.B$7:'Bugs_v1.6.6'.B$854]=[.$A44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317" table:formula="of:=SUMPRODUCT((['Bugs_v1.6.6'.B$7:'Bugs_v1.6.6'.B$854]=[.$A45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317" table:formula="of:=SUMPRODUCT((['Bugs_v1.6.6'.B$7:'Bugs_v1.6.6'.B$854]=[.$A46])*(['Bugs_v1.6.6'.A$7:'Bugs_v1.6.6'.A$854]&lt;&gt;&quot;&quot;))" office:value-type="float" office:value="1">
            <text:p>1</text:p>
          </table:table-cell>
          <table:table-cell table:style-name="ce306"/>
          <table:table-cell table:style-name="ce48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">
          <table:table-cell table:style-name="ce303" office:value-type="string" table:number-columns-spanned="8" table:number-rows-spanned="1">
            <text:p>Bugs v.1.6.8</text:p>
          </table:table-cell>
          <table:covered-table-cell table:style-name="ce308"/>
          <table:covered-table-cell table:style-name="ce308"/>
          <table:covered-table-cell table:style-name="ce53"/>
          <table:covered-table-cell table:style-name="ce52"/>
          <table:covered-table-cell table:style-name="ce317"/>
          <table:covered-table-cell table:style-name="ce306"/>
          <table:covered-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317" table:formula="of:=SUMPRODUCT((['Bugs_v1.6.8'.B$7:'Bugs_v1.6.8'.B$854]=[.$A48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317" table:formula="of:=SUMPRODUCT((['Bugs_v1.6.8'.B$7:'Bugs_v1.6.8'.B$854]=[.$A49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317" table:formula="of:=SUMPRODUCT((['Bugs_v1.6.8'.B$7:'Bugs_v1.6.8'.B$854]=[.$A50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8_WCM_00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317" table:formula="of:=SUMPRODUCT((['Bugs_v1.6.8'.B$7:'Bugs_v1.6.8'.B$854]=[.$A51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317" table:formula="of:=SUMPRODUCT((['Bugs_v1.6.8'.B$7:'Bugs_v1.6.8'.B$854]=[.$A52])*(['Bugs_v1.6.8'.A$7:'Bugs_v1.6.8'.A$854]&lt;&gt;&quot;&quot;))" office:value-type="float" office:value="4">
            <text:p>4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317" table:formula="of:=SUMPRODUCT((['Bugs_v1.6.8'.B$7:'Bugs_v1.6.8'.B$854]=[.$A53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317" table:formula="of:=SUMPRODUCT((['Bugs_v1.6.8'.B$7:'Bugs_v1.6.8'.B$854]=[.$A54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8_WCM_00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317" table:formula="of:=SUMPRODUCT((['Bugs_v1.6.8'.B$7:'Bugs_v1.6.8'.B$854]=[.$A55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8_WCM_009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317" table:formula="of:=SUMPRODUCT((['Bugs_v1.6.8'.B$7:'Bugs_v1.6.8'.B$854]=[.$A56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317" table:formula="of:=SUMPRODUCT((['Bugs_v1.6.8'.B$7:'Bugs_v1.6.8'.B$854]=[.$A57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317" table:formula="of:=SUMPRODUCT((['Bugs_v1.6.8'.B$7:'Bugs_v1.6.8'.B$854]=[.$A58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8_WCM_01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317" table:formula="of:=SUMPRODUCT((['Bugs_v1.6.8'.B$7:'Bugs_v1.6.8'.B$854]=[.$A59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317" table:formula="of:=SUMPRODUCT((['Bugs_v1.6.8'.B$7:'Bugs_v1.6.8'.B$854]=[.$A60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314" office:value-type="string">
            <text:p>Quick edit icons of portlet in column container lost when editing page using IE7 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317" table:formula="of:=SUMPRODUCT((['Bugs_v1.6.8'.B$7:'Bugs_v1.6.8'.B$854]=[.$A61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5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SCV</text:p>
          </table:table-cell>
          <table:table-cell table:style-name="ce314" office:value-type="string">
            <text:p>Link can't be distinguished in fck editor edit mode</text:p>
          </table:table-cell>
          <table:table-cell table:style-name="ce206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317" table:formula="of:=SUMPRODUCT((['Bugs_v1.6.8'.B$7:'Bugs_v1.6.8'.B$854]=[.$A62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6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181" office:value-type="string">
            <text:p>Taxonomy display error in the CLV categories:encoding problem</text:p>
          </table:table-cell>
          <table:table-cell table:style-name="ce181" office:value-type="string">
            <text:p>WCM-2688</text:p>
            <text:p>CCP-302</text:p>
          </table:table-cell>
          <table:table-cell table:style-name="ce317" table:formula="of:=SUMPRODUCT((['Bugs_v1.6.8'.B$7:'Bugs_v1.6.8'.B$854]=[.$A63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7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CLV</text:p>
          </table:table-cell>
          <table:table-cell table:style-name="ce181" office:value-type="string">
            <text:p>Error in research when writing characters * and -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3">CCP-713</text:span></text:p>
          </table:table-cell>
          <table:table-cell table:style-name="ce317" table:formula="of:=SUMPRODUCT((['Bugs_v1.6.8'.B$7:'Bugs_v1.6.8'.B$854]=[.$A64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8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Publish</text:p>
          </table:table-cell>
          <table:table-cell table:style-name="ce181" office:value-type="string">
            <text:p>Cache &amp; Categories with publication errors</text:p>
          </table:table-cell>
          <table:table-cell table:style-name="ce181" office:value-type="string">
            <text:p>WCM-2725 CCP-345</text:p>
          </table:table-cell>
          <table:table-cell table:style-name="ce317" table:formula="of:=SUMPRODUCT((['Bugs_v1.6.8'.B$7:'Bugs_v1.6.8'.B$854]=[.$A65])*(['Bugs_v1.6.8'.A$7:'Bugs_v1.6.8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1">
          <table:table-cell table:style-name="ce303" office:value-type="string" table:number-columns-spanned="8" table:number-rows-spanned="1">
            <text:p>Bugs v.1.6.9</text:p>
          </table:table-cell>
          <table:covered-table-cell table:style-name="ce308"/>
          <table:covered-table-cell table:style-name="ce308"/>
          <table:covered-table-cell table:style-name="ce53"/>
          <table:covered-table-cell table:style-name="ce52"/>
          <table:covered-table-cell table:style-name="ce317"/>
          <table:covered-table-cell table:style-name="ce306"/>
          <table:covered-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35">
          <table:table-cell table:style-name="ce47" office:value-type="string">
            <text:p>REG_AIO169_WCM_001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317" table:formula="of:=SUMPRODUCT((['Bugs_v1.6.9'.B$7:'Bugs_v1.6.9'.B$854]=[.$A67])*(['Bugs_v1.6.9'.A$7:'Bugs_v1.6.9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35">
          <table:table-cell table:style-name="ce258" office:value-type="string">
            <text:p>REG_AIO169_WCM_002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5" office:value-type="string">
            <text:p>The user workspace panel remains visible after editing the current page.</text:p>
          </table:table-cell>
          <table:table-cell table:style-name="ce249" office:value-type="string">
            <text:p>WCM-2959</text:p>
            <text:p>CCP-711</text:p>
          </table:table-cell>
          <table:table-cell table:style-name="ce317" table:formula="of:=SUMPRODUCT((['Bugs_v1.6.9'.B$7:'Bugs_v1.6.9'.B$854]=[.$A68])*(['Bugs_v1.6.9'.A$7:'Bugs_v1.6.9'.A$854]&lt;&gt;&quot;&quot;))" office:value-type="float" office:value="2">
            <text:p>2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35">
          <table:table-cell table:style-name="ce258" office:value-type="string">
            <text:p>REG_AIO169_WCM_003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5" office:value-type="string">
            <text:p>The user workspace panel remains visible after editing the current page.</text:p>
          </table:table-cell>
          <table:table-cell table:style-name="ce273" office:value-type="string">
            <text:p>WCM-2962</text:p>
            <text:p><text:span text:style-name="T19">CCP-711</text:span></text:p>
          </table:table-cell>
          <table:table-cell table:style-name="ce317" table:formula="of:=SUMPRODUCT((['Bugs_v1.6.9'.B$7:'Bugs_v1.6.9'.B$854]=[.$A69])*(['Bugs_v1.6.9'.A$7:'Bugs_v1.6.9'.A$854]&lt;&gt;&quot;&quot;))" office:value-type="float" office:value="2">
            <text:p>2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35">
          <table:table-cell table:style-name="ce258" office:value-type="string">
            <text:p>REG_AIO169_WCM_004</text:p>
          </table:table-cell>
          <table:table-cell table:style-name="ce308" office:value-type="string">
            <text:p>WCM</text:p>
          </table:table-cell>
          <table:table-cell table:style-name="ce308" office:value-type="string">
            <text:p>WCM</text:p>
          </table:table-cell>
          <table:table-cell table:style-name="ce55" office:value-type="string">
            <text:p>Bugs when search and download documents which names contain apostrophes.</text:p>
          </table:table-cell>
          <table:table-cell table:style-name="ce273" office:value-type="string">
            <text:p>WCM-2997</text:p>
            <text:p>CCP-884</text:p>
          </table:table-cell>
          <table:table-cell table:style-name="ce317" table:formula="of:=SUMPRODUCT((['Bugs_v1.6.9'.B$7:'Bugs_v1.6.9'.B$854]=[.$A70])*(['Bugs_v1.6.9'.A$7:'Bugs_v1.6.9'.A$854]&lt;&gt;&quot;&quot;))" office:value-type="float" office:value="1">
            <text:p>1</text:p>
          </table:table-cell>
          <table:table-cell table:style-name="ce306"/>
          <table:table-cell table:style-name="ce52"/>
          <table:table-cell table:style-name="ce323"/>
          <table:table-cell table:style-name="ce306" table:number-columns-repeated="242"/>
          <table:table-cell table:number-columns-repeated="5"/>
        </table:table-row>
        <table:table-row table:style-name="ro41">
          <table:table-cell table:style-name="ce305" office:value-type="string" table:number-columns-spanned="5" table:number-rows-spanned="1">
            <text:p>Total</text:p>
          </table:table-cell>
          <table:covered-table-cell table:style-name="ce309"/>
          <table:covered-table-cell table:style-name="ce309"/>
          <table:covered-table-cell table:style-name="ce309"/>
          <table:covered-table-cell table:style-name="ce308"/>
          <table:table-cell table:style-name="ce305" table:formula="of:=SUM([.F5:.F67])" office:value-type="float" office:value="63">
            <text:p>63</text:p>
          </table:table-cell>
          <table:table-cell table:style-name="ce306"/>
          <table:table-cell table:style-name="ce49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" table:number-rows-repeated="65466">
          <table:table-cell table:style-name="ce306" table:number-columns-repeated="8"/>
          <table:table-cell table:style-name="ce324"/>
          <table:table-cell table:style-name="ce306" table:number-columns-repeated="242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248"/>
          <table:table-cell table:number-columns-repeated="247"/>
        </table:table-row>
        <table:table-row table:style-name="ro1" table:number-rows-repeated="98303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range table:name="Cont_30" table:base-cell-address="$Cover.$G$19" table:cell-range-address="$'Bugs_v1.6.5'.$B$7:.$H$14"/>
        <table:named-range table:name="Cont_31" table:base-cell-address="$Cover.$G$36" table:cell-range-address="$'Bugs_v1.6.5'.$B$15:.$H$69"/>
        <table:named-range table:name="Search_contact" table:base-cell-address="$Cover.$H$82" table:cell-range-address="$'Bugs_v1.6.5'.$E$7:.$H$69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8:1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4-27T18:19:48</dc:date>
    <meta:print-date>2008-06-17T00:45:47</meta:print-date>
    <meta:editing-cycles>919</meta:editing-cycles>
    <meta:editing-duration>PT374H17M39S</meta:editing-duration>
    <dc:creator>exoplatform </dc:creator>
    <meta:document-statistic meta:table-count="7" meta:cell-count="2908" meta:object-count="1"/>
    <meta:user-defined meta:name="Info 1"/>
    <meta:user-defined meta:name="Info 2"/>
    <meta:user-defined meta:name="Info 3"/>
    <meta:user-defined meta:name="Info 4"/>
  </office:meta>
</office:document-meta>
</file>